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Standard" style:list-style-name="">
      <style:paragraph-properties style:text-autospace="none"/>
    </style:style>
    <style:style style:name="P7" style:family="paragraph" style:parent-style-name="Standard">
      <style:text-properties fo:color="#008000" style:font-name="Consolas" fo:font-size="9.5pt" style:font-name-asian="Consolas" style:font-size-asian="9.5pt" style:font-name-complex="Consolas" style:font-size-complex="9.5pt"/>
    </style:style>
    <style:style style:name="P8" style:family="paragraph" style:parent-style-name="Standard" style:list-style-name="">
      <style:paragraph-properties style:text-autospace="none"/>
      <style:text-properties fo:color="#008000" style:font-name="Consolas" fo:font-size="9.5pt" style:font-name-asian="Consolas" style:font-size-asian="9.5pt" style:font-name-complex="Consolas" style:font-size-complex="9.5pt"/>
    </style:style>
    <style:style style:name="P9" style:family="paragraph" style:parent-style-name="Standard" style:list-style-name="">
      <style:paragraph-properties style:text-autospace="none"/>
      <style:text-properties fo:color="#800000" style:font-name="Consolas" fo:font-size="9.5pt" style:font-name-asian="Consolas" style:font-size-asian="9.5pt" style:font-name-complex="Consolas" style:font-size-complex="9.5pt"/>
    </style:style>
    <style:style style:name="P10" style:family="paragraph" style:parent-style-name="Standard" style:list-style-name="">
      <style:paragraph-properties style:text-autospace="none"/>
      <style:text-properties style:use-window-font-color="true" style:font-name="Consolas" fo:font-size="9.5pt" style:font-name-asian="Consolas" style:font-size-asian="9.5pt" style:font-name-complex="Consolas" style:font-size-complex="9.5pt"/>
    </style:style>
    <style:style style:name="P11" style:family="paragraph" style:parent-style-name="Standard" style:list-style-name="">
      <style:paragraph-properties style:text-autospace="none"/>
      <style:text-properties fo:font-size="9.5pt" style:font-size-asian="9.5pt" style:font-size-complex="9.5pt"/>
    </style:style>
    <style:style style:name="P12" style:family="paragraph" style:parent-style-name="Standard" style:list-style-name="">
      <style:paragraph-properties style:text-autospace="none"/>
      <style:text-properties fo:color="#0000ff" style:font-name="Consolas" fo:font-size="9.5pt" style:font-name-asian="Consolas" style:font-size-asian="9.5pt" style:font-name-complex="Consolas" style:font-size-complex="9.5pt"/>
    </style:style>
    <style:style style:name="P13" style:family="paragraph" style:parent-style-name="Standard" style:master-page-name="First_20_Page">
      <style:paragraph-properties fo:text-align="center" style:justify-single-word="false" style:page-number="auto"/>
    </style:style>
    <style:style style:name="P14" style:family="paragraph" style:parent-style-name="Standard">
      <style:paragraph-properties fo:break-before="page"/>
      <style:text-properties fo:color="#008000" style:font-name="Consolas" fo:font-size="9.5pt" style:font-name-asian="Consolas" style:font-size-asian="9.5pt" style:font-name-complex="Consolas" style:font-size-complex="9.5pt"/>
    </style:style>
    <style:style style:name="P15" style:family="paragraph" style:parent-style-name="Heading">
      <style:paragraph-properties>
        <style:tab-stops>
          <style:tab-stop style:position="6.9252in" style:type="right" style:leader-style="dotted" style:leader-text="."/>
        </style:tab-stops>
      </style:paragraph-properties>
    </style:style>
    <style:style style:name="P16" style:family="paragraph" style:parent-style-name="Heading">
      <style:paragraph-properties>
        <style:tab-stops>
          <style:tab-stop style:position="6.9252in" style:type="right" style:leader-style="dotted" style:leader-text="."/>
        </style:tab-stops>
      </style:paragraph-properties>
    </style:style>
    <style:style style:name="P17" style:family="paragraph" style:parent-style-name="FUCKFUCK">
      <style:paragraph-properties fo:break-before="page"/>
    </style:style>
    <style:style style:name="P18" style:family="paragraph" style:parent-style-name="FUCKFUCK">
      <style:paragraph-properties>
        <style:tab-stops>
          <style:tab-stop style:position="0.25in"/>
          <style:tab-stop style:position="6.9252in" style:type="right" style:leader-style="dotted" style:leader-text="."/>
        </style:tab-stops>
      </style:paragraph-properties>
      <style:text-properties style:use-window-font-color="true"/>
    </style:style>
    <style:style style:name="P19" style:family="paragraph" style:parent-style-name="FUCKFUCK">
      <style:paragraph-properties>
        <style:tab-stops>
          <style:tab-stop style:position="0.25in"/>
          <style:tab-stop style:position="6.9252in" style:type="right" style:leader-style="dotted" style:leader-text="."/>
        </style:tab-stops>
      </style:paragraph-properties>
    </style:style>
    <style:style style:name="P20" style:family="paragraph" style:parent-style-name="Text_20_body">
      <style:paragraph-properties fo:break-before="page"/>
    </style:style>
    <style:style style:name="P21" style:family="paragraph" style:parent-style-name="Text_20_body">
      <style:text-properties fo:font-size="12pt" style:font-size-asian="12pt" style:font-size-complex="12pt"/>
    </style:style>
    <style:style style:name="P22" style:family="paragraph" style:parent-style-name="Text_20_body">
      <style:paragraph-properties>
        <style:tab-stops>
          <style:tab-stop style:position="0.2602in"/>
        </style:tab-stops>
      </style:paragraph-properties>
    </style:style>
    <style:style style:name="P23" style:family="paragraph" style:parent-style-name="Text_20_body">
      <style:paragraph-properties>
        <style:tab-stops>
          <style:tab-stop style:position="0.2602in"/>
          <style:tab-stop style:position="6.9252in" style:type="right" style:leader-style="dotted" style:leader-text="."/>
        </style:tab-stops>
      </style:paragraph-properties>
    </style:style>
    <style:style style:name="P24" style:family="paragraph" style:parent-style-name="Text_20_body">
      <style:paragraph-properties fo:margin-top="0in" fo:margin-bottom="0in"/>
    </style:style>
    <style:style style:name="P25" style:family="paragraph" style:parent-style-name="Text_20_body" style:list-style-name="L1">
      <style:paragraph-properties fo:margin-top="0in" fo:margin-bottom="0in"/>
    </style:style>
    <style:style style:name="P26" style:family="paragraph" style:parent-style-name="Text_20_body" style:list-style-name="L1" style:master-page-name="">
      <style:paragraph-properties fo:margin-top="0in" fo:margin-bottom="0in" style:page-number="auto"/>
    </style:style>
    <style:style style:name="P27" style:family="paragraph" style:parent-style-name="Footer">
      <style:paragraph-properties fo:text-align="center" style:justify-single-word="false"/>
    </style:style>
    <style:style style:name="P28" style:family="paragraph" style:parent-style-name="Heading_20_1">
      <style:paragraph-properties fo:break-before="page"/>
    </style:style>
    <style:style style:name="P29" style:family="paragraph" style:parent-style-name="Heading_20_1">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normal" style:font-size-asian="12pt" style:font-style-asian="normal" style:font-size-complex="12pt" style:font-style-complex="normal"/>
    </style:style>
    <style:style style:name="T5" style:family="text">
      <style:text-properties style:font-name="Times New Roman1"/>
    </style:style>
    <style:style style:name="T6" style:family="text">
      <style:text-properties style:font-name="Times New Roman1" fo:font-size="12pt" fo:font-style="normal" style:font-size-asian="12pt" style:font-style-asian="normal" style:font-size-complex="12pt" style:font-style-complex="normal"/>
    </style:style>
    <style:style style:name="T7" style:family="text">
      <style:text-properties style:font-name="Times New Roman"/>
    </style:style>
    <style:style style:name="T8" style:family="text">
      <style:text-properties style:font-name="Times New Roman" fo:font-size="12pt" fo:font-style="normal" style:font-size-asian="12pt" style:font-style-asian="normal" style:font-size-complex="12pt" style:font-style-complex="normal"/>
    </style:style>
    <style:style style:name="T9" style:family="text">
      <style:text-properties style:use-window-font-color="true"/>
    </style:style>
    <style:style style:name="T10" style:family="text">
      <style:text-properties style:use-window-font-color="true" style:font-name="Consolas" fo:font-size="9.5pt" style:font-name-asian="Consolas" style:font-size-asian="9.5pt" style:font-name-complex="Consolas" style:font-size-complex="9.5pt"/>
    </style:style>
    <style:style style:name="T11" style:family="text">
      <style:text-properties style:use-window-font-color="true" style:font-name="Consolas" style:font-name-asian="Consolas" style:font-name-complex="Consolas"/>
    </style:style>
    <style:style style:name="T12" style:family="text">
      <style:text-properties fo:color="#008000" style:font-name="Consolas" fo:font-size="9.5pt" style:font-name-asian="Consolas" style:font-size-asian="9.5pt" style:font-name-complex="Consolas" style:font-size-complex="9.5pt"/>
    </style:style>
    <style:style style:name="T13" style:family="text">
      <style:text-properties fo:color="#008000" style:font-name="Consolas" fo:font-size="9.5pt" fo:font-weight="normal" style:font-name-asian="Consolas" style:font-size-asian="9.5pt" style:font-weight-asian="normal" style:font-name-complex="Consolas" style:font-size-complex="9.5pt" style:font-weight-complex="normal"/>
    </style:style>
    <style:style style:name="T14" style:family="text">
      <style:text-properties fo:color="#800000" style:font-name="Consolas" fo:font-size="9.5pt" style:font-name-asian="Consolas" style:font-size-asian="9.5pt" style:font-name-complex="Consolas" style:font-size-complex="9.5pt"/>
    </style:style>
    <style:style style:name="T15" style:family="text">
      <style:text-properties fo:color="#0000ff" style:font-name="Consolas" fo:font-size="9.5pt" style:font-name-asian="Consolas" style:font-size-asian="9.5pt" style:font-name-complex="Consolas" style:font-size-complex="9.5pt"/>
    </style:style>
    <style:style style:name="T16" style:family="text">
      <style:text-properties fo:color="#000000" style:font-name="Consolas" fo:font-size="9.5pt" style:font-name-asian="Consolas" style:font-size-asian="9.5pt" style:font-name-complex="Consolas" style:font-size-complex="9.5pt"/>
    </style:style>
    <style:style style:name="T17" style:family="text">
      <style:text-properties fo:color="#ffffff"/>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
      <text:p text:style-name="P2"/>
      <text:p text:style-name="P2"/>
      <text:p text:style-name="P2"/>
      <text:p text:style-name="P2"/>
      <text:p text:style-name="P2"/>
      <text:p text:style-name="P2"/>
      <text:p text:style-name="P2"/>
      <text:p text:style-name="P2"/>
      <text:p text:style-name="P3">Remote Controlled Vehicle</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Chris Elkins</text:p>
      <text:p text:style-name="P1">Senior Design</text:p>
      <text:p text:style-name="P1">ECET 4370</text:p>
      <text:p text:style-name="P1">Dr. Steve Menhart</text:p>
      <text:p text:style-name="P20"><text:tab/>Replacement control circuitry was designed for a discarded toy car and old game controller to replace the original remote for the car. The system was designed to use an antenna printed on the circuit boards and communicate in the 2.4GHz band.</text:p>
      <text:p text:style-name="Text_20_body"/>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Heading">
            <text:index-entry-link-start text:style-name="Internet_20_link"/>
            <text:index-entry-chapter/>
            <text:index-entry-text/>
            <text:index-entry-tab-stop style:type="right" style:leader-char="."/>
            <text:index-entry-page-number/>
          </text:table-of-content-entry-template>
          <text:table-of-content-entry-template text:outline-level="2" text:style-name="FUCKFUCK">
            <text:index-entry-tab-stop style:type="left" style:position="0.25in" style:leader-char=" "/>
            <text:index-entry-chapter/>
            <text:index-entry-text/>
            <text:index-entry-tab-stop style:type="right" style:leader-char="."/>
            <text:index-entry-page-number/>
          </text:table-of-content-entry-template>
          <text:table-of-content-entry-template text:outline-level="3" text:style-name="Heading">
            <text:index-entry-chapter/>
            <text:index-entry-text/>
            <text:index-entry-tab-stop style:type="right" style:leader-char="."/>
            <text:index-entry-page-number/>
          </text:table-of-content-entry-template>
          <text:table-of-content-entry-template text:outline-level="4" text:style-name="Heading">
            <text:index-entry-chapter/>
            <text:index-entry-text/>
            <text:index-entry-tab-stop style:type="right" style:leader-char="."/>
            <text:index-entry-page-number/>
          </text:table-of-content-entry-template>
          <text:table-of-content-entry-template text:outline-level="5" text:style-name="Heading">
            <text:index-entry-chapter/>
            <text:index-entry-text/>
            <text:index-entry-tab-stop style:type="right" style:leader-char="."/>
            <text:index-entry-page-number/>
          </text:table-of-content-entry-template>
          <text:table-of-content-entry-template text:outline-level="6" text:style-name="Heading">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FUCKFUCK"/>
          </text:index-source-styles>
        </text:table-of-content-source>
        <text:index-body>
          <text:index-title text:style-name="Sect2" text:name="Table of Contents1_Head">
            <text:p text:style-name="Contents_20_Heading">Table of Contents</text:p>
          </text:index-title>
          <text:p text:style-name="P15">Introduction<text:tab/>3</text:p>
          <text:p text:style-name="P15">Design Considerations<text:tab/>3</text:p>
          <text:p text:style-name="P15">Results<text:tab/>4</text:p>
          <text:p text:style-name="P15">Conclusions<text:tab/>4</text:p>
          <text:p text:style-name="P15">APPENDIX<text:tab/>5</text:p>
          <text:p text:style-name="P23"><text:tab/>Source Code</text:p>
          <text:p text:style-name="P19"><text:tab/><text:span text:style-name="T9">remote.cpp<text:tab/>5</text:span></text:p>
          <text:p text:style-name="P18"><text:tab/>a2d.h<text:tab/>8</text:p>
          <text:p text:style-name="P18"><text:tab/>a2d.cpp<text:tab/>9</text:p>
          <text:p text:style-name="P18"><text:tab/>xcvr.h<text:tab/>10</text:p>
          <text:p text:style-name="P18"><text:tab/>xcvr.cpp<text:tab/>11</text:p>
          <text:p text:style-name="P18"><text:tab/>car.cpp<text:tab/>14</text:p>
          <text:p text:style-name="P18"><text:tab/>movement.h<text:tab/>16</text:p>
          <text:p text:style-name="P18"><text:tab/>movement.cpp<text:tab/>17</text:p>
          <text:p text:style-name="P18"><text:tab/>pwm.h<text:tab/>19</text:p>
          <text:p text:style-name="P18"><text:tab/>pwm.cpp<text:tab/>20</text:p>
          <text:p text:style-name="P22"><text:tab/>Schematics</text:p>
          <text:p text:style-name="P18"><text:tab/>remote<text:tab/>21</text:p>
          <text:p text:style-name="P18"><text:tab/>vehicle<text:tab/>29</text:p>
          <text:p text:style-name="P18"><text:tab/>motor driver<text:tab/>32</text:p>
          <text:p text:style-name="P18"><text:tab/></text:p>
        </text:index-body>
      </text:table-of-content>
      <text:p text:style-name="Text_20_body"/>
      <text:h text:style-name="P28" text:outline-level="1"><text:span text:style-name="T1">Introduction</text:span></text:h>
      <text:p text:style-name="Text_20_body"><text:span text:style-name="T1"><text:tab/><text:tab/>The Tarantula, manufactured by MGA Entertainment through 2004. It was designed to be an all terrain remote controlled car using tank-like treads for locomotion and used “flippers” to lift the body of the vehicle up and over obstacles. <text:s/>It was available with operating frequencies of 27 and 49MHz and like many remote controlled vehicles at the time, came with a large awkward controller. The available one was missing the remote control the purpose of this endeavor was to create a device to restore it to working order.</text:span></text:p>
      <text:h text:style-name="Heading_20_1" text:outline-level="1"><text:span text:style-name="T1">Design Considerations</text:span></text:h>
      <text:p text:style-name="Text_20_body"><draw:frame draw:style-name="fr1" draw:name="Frame1" text:anchor-type="paragraph" svg:x="0.0563in" svg:y="0.0902in" svg:width="2.7008in" draw:z-index="3"><draw:text-box fo:min-height="2.7008in"><text:p text:style-name="Caption"><draw:frame draw:style-name="fr2" draw:name="graphics1" text:anchor-type="paragraph" svg:x="0in" svg:y="0in" svg:width="2.7008in" style:rel-width="100%" svg:height="2.7in" style:rel-height="scale" draw:z-index="4"><draw:image xlink:href="../TanTarantula.jpg" xlink:type="simple" xlink:show="embed" xlink:actuate="onLoad" draw:filter-name="&lt;All formats&gt;"/></draw:frame>MGA Tarantula</text:p></draw:text-box></draw:frame><text:tab/>The tarantula was disassembled and a schematic of the motor driver board was created to identify the function of each input pin. Several connectors were removed from the original control board and reused in the final design.</text:p>
      <text:p text:style-name="Text_20_body"><text:tab/>An original Playstation controller was chosen to house the transmitter circuitry because the layout of the inputs allowed for easy to hold, and easy to use controls of the tank style drive system of the vehicle. The controller was disassembled and measurements were made of the original circuit board to create a replacement board of identical dimensions. The Playstation controller circuit board contained a <text:s/>flexible flat cable (FFC) connector used to connect the buttons to the circuit board, this FFC connector was reused in the final design to reduce cost. The controller did not initially have space for a battery, however after the removal of the rumble motors and their mounting brackets there was enough room to include a rechargeable lithium-ion or lithium-polymer battery inside the grips. </text:p>
      <text:p text:style-name="Text_20_body"><text:tab/>The Atmel ATMega32U4 micro controller (MCU) was chosen for the design for the following reasons:</text:p>
      <text:list xml:id="list35396548" text:style-name="L1">
        <text:list-item>
          <text:p text:style-name="P26">Large online support communities</text:p>
        </text:list-item>
        <text:list-item>
          <text:p text:style-name="P25">Minimal external programming hardware (uses integrated USB)</text:p>
        </text:list-item>
        <text:list-item>
          <text:p text:style-name="P25">Variety of communication interfaces</text:p>
        </text:list-item>
        <text:list-item>
          <text:p text:style-name="P25">More than enough analog inputs to read joystick values on the remote</text:p>
        </text:list-item>
        <text:list-item>
          <text:p text:style-name="P25">Enough general purpose I/O pins to read all the buttons on the remote</text:p>
        </text:list-item>
        <text:list-item>
          <text:p text:style-name="P25">Sufficient pulse-width modulation outputs to drive the vehicle's H-bridges</text:p>
        </text:list-item>
      </text:list>
      <text:p text:style-name="P24"/>
      <text:p text:style-name="Text_20_body"><text:s/>The transmitting frequency of 2.4GHz was chosen to allow a more compact design by allowing the antenna to be printed directly on the circuit boards. The Cypress CYRF8935 transceiver was picked to handle the wireless communication, it was chosen for its price and compatibility with the ATMega32U4. The Cypress transceiver can handle transmission errors in hardware using forward error correction and cyclic redundancy checking and can automatically retransmit erroneous packets.</text:p>
      <text:p text:style-name="Text_20_body"><text:tab/>Insufficient information was found to design a printed antenna, so a design from Texas <text:soft-page-break/>Instruments (application note AN043) was used. A controlled 50<text:span text:style-name="T5">Ω</text:span><text:span text:style-name="T7"> impedance trace from the transceiver to the antenna <text:s/>was created using the equation </text:span><text:span text:style-name="T7"><draw:frame draw:style-name="fr3" draw:name="Object1" text:anchor-type="as-char" svg:width="2.0307in" svg:height="0.4327in" draw:z-index="0"><draw:object xlink:href="./Object 1" xlink:type="simple" xlink:show="embed" xlink:actuate="onLoad"/><draw:image xlink:href="./ObjectReplacements/Object 1" xlink:type="simple" xlink:show="embed" xlink:actuate="onLoad"/></draw:frame></text:span><text:span text:style-name="T7"><draw:frame draw:style-name="fr4" draw:name="Object2" text:anchor-type="as-char" svg:y="-0.2602in" svg:width="6.8591in" svg:height="0.8098in" draw:z-index="1"><draw:object xlink:href="./Object 2" xlink:type="simple" xlink:show="embed" xlink:actuate="onLoad"/><draw:image xlink:href="./ObjectReplacements/Object 2" xlink:type="simple" xlink:show="embed" xlink:actuate="onLoad"/></draw:frame></text:span></text:p>
      <text:h text:style-name="P29" text:outline-level="1">Results</text:h>
      <text:p text:style-name="Text_20_body"><text:span text:style-name="T1"><text:tab/></text:span><text:span text:style-name="T2">After the circuit boards were assembled several several errors were discovered with the boards. The data lines for the USB connections were reversed, the transceiver's crystal oscillator ground pads were not grounded and the transceiver required a pulse on its reset pin during initialization however the MCU was not connected to the transceiver's reset line. These mistakes were easily corrected using small gauge wire, and corrected on the board layouts and schematics included with this report.</text:span></text:p>
      <text:p text:style-name="Text_20_body"><text:span text:style-name="T2"><text:tab/>The antennas were tested using a network analyzer and determined to have a resonant frequency of approximately 1.9GHz and poorly impedance matched. The board thickness was measured and found to be only 55 mil. The relative permittivity of the FR4 board was found to be around 5.9 by making a spare board into a crude parallel plate capacitor to approximately measure the relative permittivity by using the equation </text:span><text:span text:style-name="T2"><draw:frame draw:style-name="fr3" draw:name="Object3" text:anchor-type="as-char" svg:width="1.4252in" svg:height="0.4173in" draw:z-index="2"><draw:object xlink:href="./Object 3" xlink:type="simple" xlink:show="embed" xlink:actuate="onLoad"/><draw:image xlink:href="./ObjectReplacements/Object 3" xlink:type="simple" xlink:show="embed" xlink:actuate="onLoad"/></draw:frame></text:span><text:span text:style-name="T2">is the permittivity of space, </text:span><text:span text:style-name="T3">A </text:span><text:span text:style-name="T4">is the area of the plates and </text:span><text:span text:style-name="T3">d</text:span><text:span text:style-name="T4"> is the distance between the plates, the capacitance was measured to be 8.4pF. The actual values for the board were used in the trace impedance equation which showed that the actual impedance of the trace was close to 42</text:span><text:span text:style-name="T6">Ω </text:span><text:span text:style-name="T8">explaining the impedance mismatch on the antenna. </text:span></text:p>
      <text:p text:style-name="P21"><text:tab/>It was discovered that the transceivers would intermittently initialize incorrectly and return garbled data or not transfer wireless data at all, a likely cause was determined to be the MCU starting up at a low voltage and attempting to initialize the transceiver before it was ready. A relatively long delay of approximately 200ms was added before the initialization instructions were sent by the MCU, the errant behavior did not occur again, confirming the cause. </text:p>
      <text:p text:style-name="P21"><text:tab/>When the vehicle was set to full speed it would move for a fraction of a second then stop and make a periodic clicking sound, connecting an oscilloscope to the power rail revealed that when spinning up, one of the drive motors caused the output voltage to drop drastically when first powered up, this caused the MCU to reset. A large valued electrolytic capacitor was placed across the input, this greatly reduced the problem, however a larger capacitor is required to eliminate it.</text:p>
      <text:h text:style-name="Heading_20_1" text:outline-level="1">Conclusions</text:h>
      <text:p text:style-name="Text_20_body"><text:tab/>The remote design could be improved by using a much smaller battery that fits completely inside the controller. It would also benefit from the use of a “soft latch” circuit for power as opposed to the current physical switch protruding from the back. The design should have used a passive component circuit to adjust the impedance of the feed trace to the antenna. </text:p>
      <text:p text:style-name="P21"/>
      <text:h text:style-name="Heading_20_1" text:outline-level="1"><text:soft-page-break/><text:span text:style-name="T17">APPENDIX</text:span></text:h>
      <text:p text:style-name="FUCKFUCK"><text:span text:style-name="T13">/* remote.cpp</text:span></text:p>
      <text:p text:style-name="P8"><text:s/>*</text:p>
      <text:p text:style-name="P8"><text:s/>* Created: 3/10/2013 ☢ 16:43:55 ☢</text:p>
      <text:p text:style-name="P8"><text:s/>* <text:s/>Author: Chris</text:p>
      <text:p text:style-name="P6"><text:span text:style-name="T12"><text:s/>*/</text:span><text:span text:style-name="T14"> </text:span></text:p>
      <text:p text:style-name="P6"><text:span text:style-name="T15">#define</text:span><text:span text:style-name="T14"> </text:span><text:span text:style-name="T10">F_CPU</text:span><text:span text:style-name="T14"> </text:span><text:span text:style-name="T10">8000000UL</text:span><text:span text:style-name="T14"> </text:span><text:span text:style-name="T12">//define cpu frequency as 8MHz for the _delay_() macro</text:span></text:p>
      <text:p text:style-name="P9"><text:tab/><text:tab/></text:p>
      <text:p text:style-name="P6"><text:span text:style-name="T15">#include</text:span><text:span text:style-name="T14"> </text:span><text:span text:style-name="T10">&lt;avr/io.h&gt;</text:span></text:p>
      <text:p text:style-name="P6"><text:span text:style-name="T15">#include</text:span><text:span text:style-name="T14"> </text:span><text:span text:style-name="T10">&lt;avr/interrupt.h&gt;</text:span></text:p>
      <text:p text:style-name="P6"><text:span text:style-name="T15">#include</text:span><text:span text:style-name="T14"> </text:span><text:span text:style-name="T10">&lt;util/delay.h&gt;</text:span></text:p>
      <text:p text:style-name="P6"><text:span text:style-name="T15">#include</text:span><text:span text:style-name="T14"> "a2d.h"</text:span></text:p>
      <text:p text:style-name="P6"><text:span text:style-name="T15">#include</text:span><text:span text:style-name="T14"> "xcvr.h"</text:span></text:p>
      <text:p text:style-name="P6"><text:span text:style-name="T15">#include</text:span><text:span text:style-name="T14"> "usb_mouse_debug.h"</text:span></text:p>
      <text:p text:style-name="P6"><text:span text:style-name="T15">#include</text:span><text:span text:style-name="T14"> "print.h"</text:span></text:p>
      <text:p text:style-name="P10"/>
      <text:p text:style-name="P6"><text:span text:style-name="T15">#define</text:span><text:span text:style-name="T14"> </text:span><text:span text:style-name="T10">_left</text:span><text:span text:style-name="T14"><text:tab/></text:span><text:span text:style-name="T10">(PIND</text:span><text:span text:style-name="T14"> </text:span><text:span text:style-name="T10">&amp;</text:span><text:span text:style-name="T14"> </text:span><text:span text:style-name="T10">(1&lt;&lt;PIND6))</text:span><text:span text:style-name="T14"><text:tab/><text:tab/></text:span><text:span text:style-name="T12">//pin status checks for readability</text:span></text:p>
      <text:p text:style-name="P6"><text:span text:style-name="T15">#define</text:span><text:span text:style-name="T14"> </text:span><text:span text:style-name="T10">_right</text:span><text:span text:style-name="T14"><text:tab/></text:span><text:span text:style-name="T10">(PIND</text:span><text:span text:style-name="T14"> </text:span><text:span text:style-name="T10">&amp;</text:span><text:span text:style-name="T14"> </text:span><text:span text:style-name="T10">(1&lt;&lt;PIND5))</text:span></text:p>
      <text:p text:style-name="P6"><text:span text:style-name="T15">#define</text:span><text:span text:style-name="T14"> </text:span><text:span text:style-name="T10">_up</text:span><text:span text:style-name="T14"><text:tab/><text:tab/></text:span><text:span text:style-name="T10">(PIND</text:span><text:span text:style-name="T14"> </text:span><text:span text:style-name="T10">&amp;</text:span><text:span text:style-name="T14"> </text:span><text:span text:style-name="T10">(1&lt;&lt;PIND3))</text:span></text:p>
      <text:p text:style-name="P6"><text:span text:style-name="T15">#define</text:span><text:span text:style-name="T14"> </text:span><text:span text:style-name="T10">_down</text:span><text:span text:style-name="T14"><text:tab/></text:span><text:span text:style-name="T10">(PIND</text:span><text:span text:style-name="T14"> </text:span><text:span text:style-name="T10">&amp;</text:span><text:span text:style-name="T14"> </text:span><text:span text:style-name="T10">(1&lt;&lt;PIND4))</text:span></text:p>
      <text:p text:style-name="P6"><text:span text:style-name="T15">#define</text:span><text:span text:style-name="T14"> </text:span><text:span text:style-name="T10">_tri</text:span><text:span text:style-name="T14"><text:tab/></text:span><text:span text:style-name="T10">(PINC</text:span><text:span text:style-name="T14"> </text:span><text:span text:style-name="T10">&amp;</text:span><text:span text:style-name="T14"> </text:span><text:span text:style-name="T10">(1&lt;&lt;PINC7))</text:span></text:p>
      <text:p text:style-name="P6"><text:span text:style-name="T15">#define</text:span><text:span text:style-name="T14"> </text:span><text:span text:style-name="T10">_ex</text:span><text:span text:style-name="T14"><text:tab/><text:tab/></text:span><text:span text:style-name="T10">(PINF</text:span><text:span text:style-name="T14"> </text:span><text:span text:style-name="T10">&amp;</text:span><text:span text:style-name="T14"> </text:span><text:span text:style-name="T10">(1&lt;&lt;PINF7))</text:span></text:p>
      <text:p text:style-name="P6"><text:span text:style-name="T15">#define</text:span><text:span text:style-name="T14"> </text:span><text:span text:style-name="T10">_squ</text:span><text:span text:style-name="T14"><text:tab/></text:span><text:span text:style-name="T10">(PINF</text:span><text:span text:style-name="T14"> </text:span><text:span text:style-name="T10">&amp;</text:span><text:span text:style-name="T14"> </text:span><text:span text:style-name="T10">(1&lt;&lt;PINF6))</text:span></text:p>
      <text:p text:style-name="P6"><text:span text:style-name="T15">#define</text:span><text:span text:style-name="T14"> </text:span><text:span text:style-name="T10">_cir</text:span><text:span text:style-name="T14"><text:tab/></text:span><text:span text:style-name="T10">(PINE</text:span><text:span text:style-name="T14"> </text:span><text:span text:style-name="T10">&amp;</text:span><text:span text:style-name="T14"> </text:span><text:span text:style-name="T10">(1&lt;&lt;PINE2))</text:span></text:p>
      <text:p text:style-name="P6"><text:span text:style-name="T15">#define</text:span><text:span text:style-name="T14"> </text:span><text:span text:style-name="T10">_L1</text:span><text:span text:style-name="T14"><text:tab/><text:tab/></text:span><text:span text:style-name="T10">(PIND</text:span><text:span text:style-name="T14"> </text:span><text:span text:style-name="T10">&amp;</text:span><text:span text:style-name="T14"> </text:span><text:span text:style-name="T10">(1&lt;&lt;PIND2))</text:span></text:p>
      <text:p text:style-name="P6"><text:span text:style-name="T15">#define</text:span><text:span text:style-name="T14"> </text:span><text:span text:style-name="T10">_L2</text:span><text:span text:style-name="T14"><text:tab/><text:tab/></text:span><text:span text:style-name="T10">(PIND</text:span><text:span text:style-name="T14"> </text:span><text:span text:style-name="T10">&amp;</text:span><text:span text:style-name="T14"> </text:span><text:span text:style-name="T10">(1&lt;&lt;PIND1))</text:span></text:p>
      <text:p text:style-name="P6"><text:span text:style-name="T15">#define</text:span><text:span text:style-name="T14"> </text:span><text:span text:style-name="T10">_L3</text:span><text:span text:style-name="T14"><text:tab/><text:tab/></text:span><text:span text:style-name="T10">(PINB</text:span><text:span text:style-name="T14"> </text:span><text:span text:style-name="T10">&amp;</text:span><text:span text:style-name="T14"> </text:span><text:span text:style-name="T10">(1&lt;&lt;PINB7))</text:span></text:p>
      <text:p text:style-name="P6"><text:span text:style-name="T15">#define</text:span><text:span text:style-name="T14"> </text:span><text:span text:style-name="T10">_R1</text:span><text:span text:style-name="T14"><text:tab/><text:tab/></text:span><text:span text:style-name="T10">(PINC</text:span><text:span text:style-name="T14"> </text:span><text:span text:style-name="T10">&amp;</text:span><text:span text:style-name="T14"> </text:span><text:span text:style-name="T10">(1&lt;&lt;PINC6))</text:span></text:p>
      <text:p text:style-name="P6"><text:span text:style-name="T15">#define</text:span><text:span text:style-name="T14"> </text:span><text:span text:style-name="T10">_R2</text:span><text:span text:style-name="T14"><text:tab/><text:tab/></text:span><text:span text:style-name="T10">(PINB</text:span><text:span text:style-name="T14"> </text:span><text:span text:style-name="T10">&amp;</text:span><text:span text:style-name="T14"> </text:span><text:span text:style-name="T10">(1&lt;&lt;PINB6))</text:span></text:p>
      <text:p text:style-name="P6"><text:span text:style-name="T15">#define</text:span><text:span text:style-name="T14"> </text:span><text:span text:style-name="T10">_R3</text:span><text:span text:style-name="T14"><text:tab/><text:tab/></text:span><text:span text:style-name="T10">(PIND</text:span><text:span text:style-name="T14"> </text:span><text:span text:style-name="T10">&amp;</text:span><text:span text:style-name="T14"> </text:span><text:span text:style-name="T10">(1&lt;&lt;PIND0))</text:span></text:p>
      <text:p text:style-name="P6"><text:span text:style-name="T15">#define</text:span><text:span text:style-name="T14"> </text:span><text:span text:style-name="T10">_start</text:span><text:span text:style-name="T14"><text:tab/></text:span><text:span text:style-name="T10">(PINB</text:span><text:span text:style-name="T14"> </text:span><text:span text:style-name="T10">&amp;</text:span><text:span text:style-name="T14"> </text:span><text:span text:style-name="T10">(1&lt;&lt;PINB5))</text:span></text:p>
      <text:p text:style-name="P6"><text:span text:style-name="T15">#define</text:span><text:span text:style-name="T14"> </text:span><text:span text:style-name="T10">_select</text:span><text:span text:style-name="T14"><text:tab/></text:span><text:span text:style-name="T10">(PINB</text:span><text:span text:style-name="T14"> </text:span><text:span text:style-name="T10">&amp;</text:span><text:span text:style-name="T14"> </text:span><text:span text:style-name="T10">(1&lt;&lt;PINB4))</text:span></text:p>
      <text:p text:style-name="P10"/>
      <text:p text:style-name="P6"><text:span text:style-name="T15">#define</text:span><text:span text:style-name="T14"> </text:span><text:span text:style-name="T10">packlen</text:span><text:span text:style-name="T14"> </text:span><text:span text:style-name="T10">0</text:span><text:span text:style-name="T14"><text:tab/><text:tab/><text:tab/></text:span><text:span text:style-name="T12">//offsets for input array readability</text:span></text:p>
      <text:p text:style-name="P6"><text:span text:style-name="T15">#define</text:span><text:span text:style-name="T14"> </text:span><text:span text:style-name="T10">buttons1</text:span><text:span text:style-name="T14"> </text:span><text:span text:style-name="T10">1</text:span></text:p>
      <text:p text:style-name="P6"><text:span text:style-name="T15">#define</text:span><text:span text:style-name="T14"> </text:span><text:span text:style-name="T10">buttons2</text:span><text:span text:style-name="T14"> </text:span><text:span text:style-name="T10">2</text:span></text:p>
      <text:p text:style-name="P6"><text:span text:style-name="T15">#define</text:span><text:span text:style-name="T14"> </text:span><text:span text:style-name="T10">dpad</text:span><text:span text:style-name="T14"> </text:span><text:span text:style-name="T10">2</text:span></text:p>
      <text:p text:style-name="P6"><text:span text:style-name="T15">#define</text:span><text:span text:style-name="T14"> </text:span><text:span text:style-name="T10">rightVanalog</text:span><text:span text:style-name="T14"> </text:span><text:span text:style-name="T10">3</text:span></text:p>
      <text:p text:style-name="P6"><text:span text:style-name="T15">#define</text:span><text:span text:style-name="T14"> </text:span><text:span text:style-name="T10">rightHanalog</text:span><text:span text:style-name="T14"> </text:span><text:span text:style-name="T10">4</text:span></text:p>
      <text:p text:style-name="P6"><text:span text:style-name="T15">#define</text:span><text:span text:style-name="T14"> </text:span><text:span text:style-name="T10">leftVanalog</text:span><text:span text:style-name="T14"> </text:span><text:span text:style-name="T10">5</text:span></text:p>
      <text:p text:style-name="P6"><text:span text:style-name="T15">#define</text:span><text:span text:style-name="T14"> </text:span><text:span text:style-name="T10">leftHanalog</text:span><text:span text:style-name="T14"> </text:span><text:span text:style-name="T10">6</text:span></text:p>
      <text:p text:style-name="P10"/>
      <text:p text:style-name="P10"/>
      <text:p text:style-name="P6"><text:span text:style-name="T15">void</text:span><text:span text:style-name="T14"> </text:span><text:span text:style-name="T10">pinsetup();</text:span><text:span text:style-name="T14"><text:tab/><text:tab/><text:tab/><text:tab/><text:tab/></text:span><text:span text:style-name="T12">//configures I/O pins</text:span></text:p>
      <text:p text:style-name="P6"><text:span text:style-name="T15">void</text:span><text:span text:style-name="T14"> </text:span><text:span text:style-name="T10">update_inputs(</text:span><text:span text:style-name="T15">char</text:span><text:span text:style-name="T14"> </text:span><text:span text:style-name="T10">input[]);</text:span><text:span text:style-name="T14"><text:tab/></text:span><text:span text:style-name="T12">//populates the remote_input array with all input data </text:span></text:p>
      <text:p text:style-name="P6"><text:span text:style-name="T15">void</text:span><text:span text:style-name="T14"> </text:span><text:span text:style-name="T10">unused_modules();</text:span><text:span text:style-name="T14"><text:tab/><text:tab/><text:tab/><text:tab/></text:span><text:span text:style-name="T12">//turn off unused modules</text:span></text:p>
      <text:p text:style-name="P6"><text:span text:style-name="T15">void</text:span><text:span text:style-name="T14"> </text:span><text:span text:style-name="T10">start_usb();</text:span></text:p>
      <text:p text:style-name="P10"/>
      <text:p text:style-name="P10"/>
      <text:p text:style-name="P6"><text:span text:style-name="T15">static</text:span><text:span text:style-name="T14"> </text:span><text:span text:style-name="T15">int</text:span><text:span text:style-name="T14"> </text:span><text:span text:style-name="T10">potatoes[]</text:span><text:span text:style-name="T14"> </text:span><text:span text:style-name="T10">=</text:span><text:span text:style-name="T14"> </text:span><text:span text:style-name="T10">{0x706f,</text:span><text:span text:style-name="T14"> </text:span><text:span text:style-name="T10">0x7461,</text:span><text:span text:style-name="T14"> </text:span><text:span text:style-name="T10">0x746f,</text:span><text:span text:style-name="T14"> </text:span><text:span text:style-name="T10">0x6573};</text:span><text:span text:style-name="T14"> </text:span><text:span text:style-name="T12">//the sync key is potatoes. because potatoes.</text:span></text:p>
      <text:p text:style-name="P10"/>
      <text:p text:style-name="P10"/>
      <text:p text:style-name="P10"/>
      <text:p text:style-name="P6"><text:span text:style-name="T15">int</text:span><text:span text:style-name="T14"> </text:span><text:span text:style-name="T10">main(</text:span><text:span text:style-name="T15">void</text:span><text:span text:style-name="T10">)</text:span></text:p>
      <text:p text:style-name="P6"><text:span text:style-name="T10">{</text:span><text:span text:style-name="T14"><text:tab/><text:tab/><text:tab/><text:tab/><text:tab/> <text:s text:c="2"/></text:span></text:p>
      <text:p text:style-name="P6"><text:span text:style-name="T14"><text:tab/></text:span><text:span text:style-name="T15">char</text:span><text:span text:style-name="T14"> </text:span><text:span text:style-name="T10">remote_input[7]</text:span><text:span text:style-name="T14"> </text:span><text:span text:style-name="T10">=</text:span><text:span text:style-name="T14"> </text:span><text:span text:style-name="T10">{0};</text:span></text:p>
      <text:p text:style-name="P10"><text:span text:style-name="T10"/></text:p>
      <text:p text:style-name="P6"><text:span text:style-name="T14"><text:tab/></text:span><text:span text:style-name="T10">CLKPR</text:span><text:span text:style-name="T14"> </text:span><text:span text:style-name="T10">=</text:span><text:span text:style-name="T14"> </text:span><text:span text:style-name="T10">0x80;</text:span><text:span text:style-name="T14"><text:tab/></text:span><text:span text:style-name="T12">//prepare clock prescaler for change</text:span></text:p>
      <text:p text:style-name="P6"><text:soft-page-break/><text:span text:style-name="T14"><text:tab/></text:span><text:span text:style-name="T10">CLKPR</text:span><text:span text:style-name="T14"> </text:span><text:span text:style-name="T10">=</text:span><text:span text:style-name="T14"> </text:span><text:span text:style-name="T10">1;</text:span><text:span text:style-name="T14"><text:tab/><text:tab/></text:span><text:span text:style-name="T12">//divide clock by 2</text:span></text:p>
      <text:p text:style-name="P9"><text:tab/><text:tab/></text:p>
      <text:p text:style-name="P6"><text:span text:style-name="T14"><text:tab/></text:span><text:span text:style-name="T10">XCVR</text:span><text:span text:style-name="T14"> </text:span><text:span text:style-name="T10">XC</text:span><text:span text:style-name="T14"> </text:span><text:span text:style-name="T10">=</text:span><text:span text:style-name="T14"> </text:span><text:span text:style-name="T10">XCVR(10,</text:span><text:span text:style-name="T14"> </text:span><text:span text:style-name="T10">potatoes,</text:span><text:span text:style-name="T14"> </text:span><text:span text:style-name="T10">TX_EN);</text:span></text:p>
      <text:p text:style-name="P10"/>
      <text:p text:style-name="P6"><text:span text:style-name="T14"><text:tab/></text:span><text:span text:style-name="T10">pinsetup();</text:span><text:span text:style-name="T14"><text:tab/><text:tab/><text:tab/></text:span><text:span text:style-name="T12">//setup pins </text:span></text:p>
      <text:p text:style-name="P6"><text:span text:style-name="T14"><text:tab/></text:span><text:span text:style-name="T10">ADCon();</text:span><text:span text:style-name="T14"><text:tab/><text:tab/><text:tab/></text:span><text:span text:style-name="T12">//start the ADC module</text:span></text:p>
      <text:p text:style-name="P6"><text:span text:style-name="T14"><text:tab/></text:span><text:span text:style-name="T10">unused_modules();</text:span><text:span text:style-name="T14"><text:tab/></text:span><text:span text:style-name="T12">//turn extra stuff off</text:span></text:p>
      <text:p text:style-name="P6"><text:span text:style-name="T14"><text:s/><text:tab/></text:span><text:span text:style-name="T10">start_usb();</text:span><text:span text:style-name="T14"><text:tab/><text:tab/></text:span><text:span text:style-name="T12">//check for usb connection / enable usb</text:span></text:p>
      <text:p text:style-name="P10"/>
      <text:p text:style-name="P9"><text:tab/></text:p>
      <text:p text:style-name="P6"><text:span text:style-name="T14"><text:tab/></text:span><text:span text:style-name="T15">while</text:span><text:span text:style-name="T10">(1)</text:span></text:p>
      <text:p text:style-name="P6"><text:span text:style-name="T14"><text:s text:c="4"/></text:span><text:span text:style-name="T10">{</text:span></text:p>
      <text:p text:style-name="P6"><text:span text:style-name="T14"><text:tab/><text:tab/></text:span><text:span text:style-name="T10">update_inputs(remote_input);</text:span><text:span text:style-name="T14"><text:tab/></text:span><text:span text:style-name="T12">//update values for buttons/analogs</text:span></text:p>
      <text:p text:style-name="P6"><text:span text:style-name="T14"/></text:p>
      <text:p text:style-name="P6"><text:span text:style-name="T14"><text:tab/><text:tab/></text:span><text:span text:style-name="T10">XC.tx(remote_input,</text:span><text:span text:style-name="T14"> </text:span><text:span text:style-name="T10">7);</text:span><text:span text:style-name="T14"><text:tab/><text:tab/></text:span></text:p>
      <text:p text:style-name="P6"><text:span text:style-name="T14"><text:tab/><text:tab/></text:span></text:p>
      <text:p text:style-name="P6"><text:span text:style-name="T14"><text:tab/><text:tab/></text:span><text:span text:style-name="T10">_delay_ms(50);</text:span></text:p>
      <text:p text:style-name="P6"><text:span text:style-name="T14"><text:s text:c="4"/></text:span><text:span text:style-name="T10">}</text:span></text:p>
      <text:p text:style-name="P10">}</text:p>
      <text:p text:style-name="P10"/>
      <text:p text:style-name="P10"/>
      <text:p text:style-name="P6"><text:span text:style-name="T15">void</text:span><text:span text:style-name="T14"> </text:span><text:span text:style-name="T10">pinsetup()</text:span></text:p>
      <text:p text:style-name="P6"><text:span text:style-name="T10">{</text:span><text:span text:style-name="T14"><text:tab/></text:span></text:p>
      <text:p text:style-name="P6"><text:span text:style-name="T14"><text:tab/></text:span><text:span text:style-name="T12">//disable digital input functionality of adc pins 5,4,1,0 (reduces power consumption)</text:span></text:p>
      <text:p text:style-name="P6"><text:span text:style-name="T14"><text:tab/></text:span><text:span text:style-name="T10">DIDR0</text:span><text:span text:style-name="T14"> </text:span><text:span text:style-name="T10">=</text:span><text:span text:style-name="T14"><text:tab/></text:span><text:span text:style-name="T10">0x33;</text:span><text:span text:style-name="T14"><text:tab/></text:span></text:p>
      <text:p text:style-name="P9"><text:tab/></text:p>
      <text:p text:style-name="P6"><text:span text:style-name="T14"><text:tab/></text:span><text:span text:style-name="T12">//enable internal pullups for </text:span></text:p>
      <text:p text:style-name="P6"><text:span text:style-name="T14"><text:tab/></text:span><text:span text:style-name="T10">PORTB</text:span><text:span text:style-name="T14"> </text:span><text:span text:style-name="T10">|=</text:span><text:span text:style-name="T14"> </text:span><text:span text:style-name="T10">(1&lt;&lt;PORTB4)|(1&lt;&lt;PORTB5)|(1&lt;&lt;PORTB6)|(1&lt;&lt;PORTB7);</text:span></text:p>
      <text:p text:style-name="P6"><text:span text:style-name="T14"><text:tab/></text:span><text:span text:style-name="T10">PORTC</text:span><text:span text:style-name="T14"> </text:span><text:span text:style-name="T10">|=</text:span><text:span text:style-name="T14"> </text:span><text:span text:style-name="T10">(1&lt;&lt;PORTC6)|(1&lt;&lt;PORTC7);</text:span></text:p>
      <text:p text:style-name="P6"><text:span text:style-name="T14"><text:tab/></text:span><text:span text:style-name="T10">PORTD</text:span><text:span text:style-name="T14"> </text:span><text:span text:style-name="T10">=</text:span><text:span text:style-name="T14"> </text:span><text:span text:style-name="T10">0x7F;</text:span></text:p>
      <text:p text:style-name="P6"><text:span text:style-name="T14"><text:tab/></text:span><text:span text:style-name="T10">PORTE</text:span><text:span text:style-name="T14"> </text:span><text:span text:style-name="T10">|=</text:span><text:span text:style-name="T14"> </text:span><text:span text:style-name="T10">(1&lt;&lt;PORTE2);</text:span></text:p>
      <text:p text:style-name="P6"><text:span text:style-name="T14"><text:tab/></text:span><text:span text:style-name="T10">PORTF</text:span><text:span text:style-name="T14"> </text:span><text:span text:style-name="T10">|=</text:span><text:span text:style-name="T14"> </text:span><text:span text:style-name="T10">(1&lt;&lt;PORTF6)|(1&lt;&lt;PORTF7);</text:span></text:p>
      <text:p text:style-name="P9"><text:tab/><text:tab/><text:tab/></text:p>
      <text:p text:style-name="P6"><text:span text:style-name="T14"><text:tab/></text:span><text:span text:style-name="T10">DDRE</text:span><text:span text:style-name="T14"> </text:span><text:span text:style-name="T10">|=</text:span><text:span text:style-name="T14"> </text:span><text:span text:style-name="T10">(1&lt;&lt;DDE6);</text:span><text:span text:style-name="T14"><text:tab/><text:tab/></text:span><text:span text:style-name="T12">//charge mode pin = output</text:span></text:p>
      <text:p text:style-name="P10">}</text:p>
      <text:p text:style-name="P10"/>
      <text:p text:style-name="P10"/>
      <text:p text:style-name="P6"><text:span text:style-name="T15">void</text:span><text:span text:style-name="T14"> </text:span><text:span text:style-name="T10">update_inputs(</text:span><text:span text:style-name="T15">char</text:span><text:span text:style-name="T14"> </text:span><text:span text:style-name="T10">input[])</text:span><text:span text:style-name="T14"><text:tab/><text:tab/><text:tab/><text:tab/><text:tab/><text:tab/><text:tab/><text:tab/></text:span></text:p>
      <text:p text:style-name="P6"><text:span text:style-name="T10">{</text:span><text:span text:style-name="T14"><text:tab/><text:tab/><text:tab/><text:tab/><text:tab/><text:tab/><text:tab/><text:tab/><text:tab/><text:tab/><text:tab/></text:span></text:p>
      <text:p text:style-name="P6"><text:span text:style-name="T14"><text:tab/></text:span><text:span text:style-name="T10">input[packlen]</text:span><text:span text:style-name="T14"> </text:span><text:span text:style-name="T10">=</text:span><text:span text:style-name="T14"> </text:span><text:span text:style-name="T10">6;</text:span><text:span text:style-name="T14"><text:tab/><text:tab/></text:span><text:span text:style-name="T12">//packet length</text:span></text:p>
      <text:p text:style-name="P10"/>
      <text:p text:style-name="P6"><text:span text:style-name="T14"><text:tab/></text:span><text:span text:style-name="T10">input[buttons1]</text:span><text:span text:style-name="T14"> </text:span><text:span text:style-name="T10">=</text:span><text:span text:style-name="T14"> </text:span><text:span text:style-name="T10">0;</text:span><text:span text:style-name="T14"><text:tab/><text:tab/></text:span><text:span text:style-name="T12">//clear button data</text:span></text:p>
      <text:p text:style-name="P6"><text:span text:style-name="T14"><text:tab/></text:span><text:span text:style-name="T10">input[dpad]</text:span><text:span text:style-name="T14"> </text:span><text:span text:style-name="T10">=</text:span><text:span text:style-name="T14"> </text:span><text:span text:style-name="T10">0;</text:span></text:p>
      <text:p text:style-name="P9"><text:tab/></text:p>
      <text:p text:style-name="P6"><text:span text:style-name="T14"><text:tab/></text:span><text:span text:style-name="T12">//if button pressed set bit in array</text:span></text:p>
      <text:p text:style-name="P6"><text:span text:style-name="T14"><text:tab/></text:span><text:span text:style-name="T15">if</text:span><text:span text:style-name="T14"> </text:span><text:span text:style-name="T10">(!_tri)</text:span><text:span text:style-name="T14"> </text:span><text:span text:style-name="T10">input[buttons1]</text:span><text:span text:style-name="T14"> </text:span><text:span text:style-name="T10">|=</text:span><text:span text:style-name="T14"> </text:span><text:span text:style-name="T10">0x01;</text:span></text:p>
      <text:p text:style-name="P6"><text:span text:style-name="T14"><text:tab/></text:span><text:span text:style-name="T15">if</text:span><text:span text:style-name="T14"> </text:span><text:span text:style-name="T10">(!_cir)</text:span><text:span text:style-name="T14"> </text:span><text:span text:style-name="T10">input[buttons1]</text:span><text:span text:style-name="T14"> </text:span><text:span text:style-name="T10">|=</text:span><text:span text:style-name="T14"> </text:span><text:span text:style-name="T10">0x02;</text:span></text:p>
      <text:p text:style-name="P6"><text:span text:style-name="T14"><text:tab/></text:span><text:span text:style-name="T15">if</text:span><text:span text:style-name="T14"> </text:span><text:span text:style-name="T10">(!_ex)</text:span><text:span text:style-name="T14"> </text:span><text:span text:style-name="T10">input[buttons1]</text:span><text:span text:style-name="T14"> </text:span><text:span text:style-name="T10">|=</text:span><text:span text:style-name="T14"> </text:span><text:span text:style-name="T10">0x04;</text:span></text:p>
      <text:p text:style-name="P6"><text:span text:style-name="T14"><text:tab/></text:span><text:span text:style-name="T15">if</text:span><text:span text:style-name="T14"> </text:span><text:span text:style-name="T10">(!_squ)</text:span><text:span text:style-name="T14"> </text:span><text:span text:style-name="T10">input[buttons1]</text:span><text:span text:style-name="T14"> </text:span><text:span text:style-name="T10">|=</text:span><text:span text:style-name="T14"> </text:span><text:span text:style-name="T10">0x08;</text:span></text:p>
      <text:p text:style-name="P6"><text:span text:style-name="T14"><text:tab/></text:span><text:span text:style-name="T15">if</text:span><text:span text:style-name="T14"> </text:span><text:span text:style-name="T10">(!_L2)</text:span><text:span text:style-name="T14"> </text:span><text:span text:style-name="T10">input[buttons1]</text:span><text:span text:style-name="T14"> </text:span><text:span text:style-name="T10">|=</text:span><text:span text:style-name="T14"> </text:span><text:span text:style-name="T10">0x10;</text:span></text:p>
      <text:p text:style-name="P6"><text:span text:style-name="T14"><text:tab/></text:span><text:span text:style-name="T15">if</text:span><text:span text:style-name="T14"> </text:span><text:span text:style-name="T10">(!_R2)</text:span><text:span text:style-name="T14"> </text:span><text:span text:style-name="T10">input[buttons1]</text:span><text:span text:style-name="T14"> </text:span><text:span text:style-name="T10">|=</text:span><text:span text:style-name="T14"> </text:span><text:span text:style-name="T10">0x20;</text:span></text:p>
      <text:p text:style-name="P6"><text:span text:style-name="T14"><text:tab/></text:span><text:span text:style-name="T15">if</text:span><text:span text:style-name="T14"> </text:span><text:span text:style-name="T10">(!_L1)</text:span><text:span text:style-name="T14"> </text:span><text:span text:style-name="T10">input[buttons1]</text:span><text:span text:style-name="T14"> </text:span><text:span text:style-name="T10">|=</text:span><text:span text:style-name="T14"> </text:span><text:span text:style-name="T10">0x40;</text:span></text:p>
      <text:p text:style-name="P6"><text:span text:style-name="T14"><text:tab/></text:span><text:span text:style-name="T15">if</text:span><text:span text:style-name="T14"> </text:span><text:span text:style-name="T10">(!_R1)</text:span><text:span text:style-name="T14"> </text:span><text:span text:style-name="T10">input[buttons1]</text:span><text:span text:style-name="T14"> </text:span><text:span text:style-name="T10">|=</text:span><text:span text:style-name="T14"> </text:span><text:span text:style-name="T10">0x80;</text:span></text:p>
      <text:p text:style-name="P9"><text:tab/></text:p>
      <text:p text:style-name="P6"><text:span text:style-name="T14"><text:tab/></text:span><text:span text:style-name="T15">if</text:span><text:span text:style-name="T14"> </text:span><text:span text:style-name="T10">(!_select)</text:span><text:span text:style-name="T14"> </text:span><text:span text:style-name="T10">input[buttons2]</text:span><text:span text:style-name="T14"> </text:span><text:span text:style-name="T10">|=</text:span><text:span text:style-name="T14"> </text:span><text:span text:style-name="T10">0x10;</text:span></text:p>
      <text:p text:style-name="P6"><text:span text:style-name="T14"><text:tab/></text:span><text:span text:style-name="T15">if</text:span><text:span text:style-name="T14"> </text:span><text:span text:style-name="T10">(!_start)</text:span><text:span text:style-name="T14"> </text:span><text:span text:style-name="T10">input[buttons2]</text:span><text:span text:style-name="T14"> </text:span><text:span text:style-name="T10">|=</text:span><text:span text:style-name="T14"> </text:span><text:span text:style-name="T10">0x20;</text:span></text:p>
      <text:p text:style-name="P6"><text:span text:style-name="T14"><text:tab/></text:span><text:span text:style-name="T15">if</text:span><text:span text:style-name="T14"> </text:span><text:span text:style-name="T10">(!_L3)</text:span><text:span text:style-name="T14"> </text:span><text:span text:style-name="T10">input[buttons2]</text:span><text:span text:style-name="T14"> </text:span><text:span text:style-name="T10">|=</text:span><text:span text:style-name="T14"> </text:span><text:span text:style-name="T10">0x40;</text:span></text:p>
      <text:p text:style-name="P6"><text:span text:style-name="T14"><text:tab/></text:span><text:span text:style-name="T15">if</text:span><text:span text:style-name="T14"> </text:span><text:span text:style-name="T10">(!_R3)</text:span><text:span text:style-name="T14"> </text:span><text:span text:style-name="T10">input[buttons2]</text:span><text:span text:style-name="T14"> </text:span><text:span text:style-name="T10">|=</text:span><text:span text:style-name="T14"> </text:span><text:span text:style-name="T10">0x80;</text:span></text:p>
      <text:p text:style-name="P6"><text:soft-page-break/><text:span text:style-name="T14"><text:tab/></text:span><text:span text:style-name="T15">if</text:span><text:span text:style-name="T14"> </text:span><text:span text:style-name="T10">(!_up)</text:span><text:span text:style-name="T14"> </text:span><text:span text:style-name="T10">input[dpad]</text:span><text:span text:style-name="T14"> </text:span><text:span text:style-name="T10">|=</text:span><text:span text:style-name="T14"> </text:span><text:span text:style-name="T10">0x01;</text:span></text:p>
      <text:p text:style-name="P6"><text:span text:style-name="T14"><text:tab/></text:span><text:span text:style-name="T15">if</text:span><text:span text:style-name="T14"> </text:span><text:span text:style-name="T10">(!_right)</text:span><text:span text:style-name="T14"> </text:span><text:span text:style-name="T10">input[dpad]</text:span><text:span text:style-name="T14"> </text:span><text:span text:style-name="T10">|=</text:span><text:span text:style-name="T14"> </text:span><text:span text:style-name="T10">0x02;</text:span></text:p>
      <text:p text:style-name="P6"><text:span text:style-name="T14"><text:tab/></text:span><text:span text:style-name="T15">if</text:span><text:span text:style-name="T14"> </text:span><text:span text:style-name="T10">(!_down)</text:span><text:span text:style-name="T14"> </text:span><text:span text:style-name="T10">input[dpad]</text:span><text:span text:style-name="T14"> </text:span><text:span text:style-name="T10">|=</text:span><text:span text:style-name="T14"> </text:span><text:span text:style-name="T10">0x04;</text:span></text:p>
      <text:p text:style-name="P6"><text:span text:style-name="T14"><text:tab/></text:span><text:span text:style-name="T15">if</text:span><text:span text:style-name="T14"> </text:span><text:span text:style-name="T10">(!_left)</text:span><text:span text:style-name="T14"> </text:span><text:span text:style-name="T10">input[dpad]</text:span><text:span text:style-name="T14"> </text:span><text:span text:style-name="T10">|=</text:span><text:span text:style-name="T14"> </text:span><text:span text:style-name="T10">0x08;</text:span></text:p>
      <text:p text:style-name="P10"/>
      <text:p text:style-name="P6"><text:span text:style-name="T14"><text:tab/></text:span><text:span text:style-name="T15">switch</text:span><text:span text:style-name="T14"> </text:span><text:span text:style-name="T10">(input[dpad]</text:span><text:span text:style-name="T14"> </text:span><text:span text:style-name="T10">&amp;</text:span><text:span text:style-name="T14"> </text:span><text:span text:style-name="T10">0x0F)</text:span><text:span text:style-name="T14"><text:tab/><text:tab/></text:span><text:span text:style-name="T12">//USB HID directional pad position data is weird</text:span></text:p>
      <text:p text:style-name="P6"><text:span text:style-name="T14"><text:tab/></text:span><text:span text:style-name="T10">{</text:span><text:span text:style-name="T14"><text:tab/><text:tab/><text:tab/><text:tab/><text:tab/><text:tab/><text:tab/><text:tab/><text:tab/></text:span><text:span text:style-name="T12">//cardinal direction</text:span></text:p>
      <text:p text:style-name="P6"><text:span text:style-name="T14"><text:tab/><text:tab/></text:span><text:span text:style-name="T15">case</text:span><text:span text:style-name="T14"> </text:span><text:span text:style-name="T10">1:</text:span><text:span text:style-name="T14"> </text:span><text:span text:style-name="T10">input[dpad]</text:span><text:span text:style-name="T14"> </text:span><text:span text:style-name="T10">=</text:span><text:span text:style-name="T14"> </text:span><text:span text:style-name="T10">(input[dpad]</text:span><text:span text:style-name="T14"> </text:span><text:span text:style-name="T10">&amp;</text:span><text:span text:style-name="T14"> </text:span><text:span text:style-name="T10">0xF0)</text:span><text:span text:style-name="T14"> </text:span><text:span text:style-name="T10">|</text:span><text:span text:style-name="T14"> </text:span><text:span text:style-name="T10">0;</text:span><text:span text:style-name="T14"> </text:span><text:span text:style-name="T15">break</text:span><text:span text:style-name="T10">;</text:span><text:span text:style-name="T14"><text:tab/></text:span><text:span text:style-name="T12">//N</text:span></text:p>
      <text:p text:style-name="P6"><text:span text:style-name="T14"><text:tab/><text:tab/></text:span><text:span text:style-name="T15">case</text:span><text:span text:style-name="T14"> </text:span><text:span text:style-name="T10">2:</text:span><text:span text:style-name="T14"> </text:span><text:span text:style-name="T10">input[dpad]</text:span><text:span text:style-name="T14"> </text:span><text:span text:style-name="T10">=</text:span><text:span text:style-name="T14"> </text:span><text:span text:style-name="T10">(input[dpad]</text:span><text:span text:style-name="T14"> </text:span><text:span text:style-name="T10">&amp;</text:span><text:span text:style-name="T14"> </text:span><text:span text:style-name="T10">0xF0)</text:span><text:span text:style-name="T14"> </text:span><text:span text:style-name="T10">|</text:span><text:span text:style-name="T14"> </text:span><text:span text:style-name="T10">2;</text:span><text:span text:style-name="T14"> </text:span><text:span text:style-name="T15">break</text:span><text:span text:style-name="T10">;</text:span><text:span text:style-name="T14"><text:tab/></text:span><text:span text:style-name="T12">//E</text:span></text:p>
      <text:p text:style-name="P6"><text:span text:style-name="T14"><text:tab/><text:tab/></text:span><text:span text:style-name="T15">case</text:span><text:span text:style-name="T14"> </text:span><text:span text:style-name="T10">3:</text:span><text:span text:style-name="T14"> </text:span><text:span text:style-name="T10">input[dpad]</text:span><text:span text:style-name="T14"> </text:span><text:span text:style-name="T10">=</text:span><text:span text:style-name="T14"> </text:span><text:span text:style-name="T10">(input[dpad]</text:span><text:span text:style-name="T14"> </text:span><text:span text:style-name="T10">&amp;</text:span><text:span text:style-name="T14"> </text:span><text:span text:style-name="T10">0xF0)</text:span><text:span text:style-name="T14"> </text:span><text:span text:style-name="T10">|</text:span><text:span text:style-name="T14"> </text:span><text:span text:style-name="T10">1;</text:span><text:span text:style-name="T14"> </text:span><text:span text:style-name="T15">break</text:span><text:span text:style-name="T10">;</text:span><text:span text:style-name="T14"><text:tab/></text:span><text:span text:style-name="T12">//NE</text:span></text:p>
      <text:p text:style-name="P6"><text:span text:style-name="T14"><text:tab/><text:tab/></text:span><text:span text:style-name="T15">case</text:span><text:span text:style-name="T14"> </text:span><text:span text:style-name="T10">4:</text:span><text:span text:style-name="T14"> </text:span><text:span text:style-name="T10">input[dpad]</text:span><text:span text:style-name="T14"> </text:span><text:span text:style-name="T10">=</text:span><text:span text:style-name="T14"> </text:span><text:span text:style-name="T10">(input[dpad]</text:span><text:span text:style-name="T14"> </text:span><text:span text:style-name="T10">&amp;</text:span><text:span text:style-name="T14"> </text:span><text:span text:style-name="T10">0xF0)</text:span><text:span text:style-name="T14"> </text:span><text:span text:style-name="T10">|</text:span><text:span text:style-name="T14"> </text:span><text:span text:style-name="T10">4;</text:span><text:span text:style-name="T14"> </text:span><text:span text:style-name="T15">break</text:span><text:span text:style-name="T10">;</text:span><text:span text:style-name="T14"><text:tab/></text:span><text:span text:style-name="T12">//S</text:span></text:p>
      <text:p text:style-name="P6"><text:span text:style-name="T14"><text:tab/><text:tab/></text:span><text:span text:style-name="T15">case</text:span><text:span text:style-name="T14"> </text:span><text:span text:style-name="T10">6:</text:span><text:span text:style-name="T14"> </text:span><text:span text:style-name="T10">input[dpad]</text:span><text:span text:style-name="T14"> </text:span><text:span text:style-name="T10">=</text:span><text:span text:style-name="T14"> </text:span><text:span text:style-name="T10">(input[dpad]</text:span><text:span text:style-name="T14"> </text:span><text:span text:style-name="T10">&amp;</text:span><text:span text:style-name="T14"> </text:span><text:span text:style-name="T10">0xF0)</text:span><text:span text:style-name="T14"> </text:span><text:span text:style-name="T10">|</text:span><text:span text:style-name="T14"> </text:span><text:span text:style-name="T10">3;</text:span><text:span text:style-name="T14"> </text:span><text:span text:style-name="T15">break</text:span><text:span text:style-name="T10">;</text:span><text:span text:style-name="T14"><text:tab/></text:span><text:span text:style-name="T12">//SE</text:span></text:p>
      <text:p text:style-name="P6"><text:span text:style-name="T14"><text:tab/><text:tab/></text:span><text:span text:style-name="T15">case</text:span><text:span text:style-name="T14"> </text:span><text:span text:style-name="T10">8:</text:span><text:span text:style-name="T14"> </text:span><text:span text:style-name="T10">input[dpad]</text:span><text:span text:style-name="T14"> </text:span><text:span text:style-name="T10">=</text:span><text:span text:style-name="T14"> </text:span><text:span text:style-name="T10">(input[dpad]</text:span><text:span text:style-name="T14"> </text:span><text:span text:style-name="T10">&amp;</text:span><text:span text:style-name="T14"> </text:span><text:span text:style-name="T10">0xF0)</text:span><text:span text:style-name="T14"> </text:span><text:span text:style-name="T10">|</text:span><text:span text:style-name="T14"> </text:span><text:span text:style-name="T10">6;</text:span><text:span text:style-name="T14"> </text:span><text:span text:style-name="T15">break</text:span><text:span text:style-name="T10">;</text:span><text:span text:style-name="T14"><text:tab/></text:span><text:span text:style-name="T12">//W</text:span></text:p>
      <text:p text:style-name="P6"><text:span text:style-name="T14"><text:tab/><text:tab/></text:span><text:span text:style-name="T15">case</text:span><text:span text:style-name="T14"> </text:span><text:span text:style-name="T10">9:</text:span><text:span text:style-name="T14"> </text:span><text:span text:style-name="T10">input[dpad]</text:span><text:span text:style-name="T14"> </text:span><text:span text:style-name="T10">=</text:span><text:span text:style-name="T14"> </text:span><text:span text:style-name="T10">(input[dpad]</text:span><text:span text:style-name="T14"> </text:span><text:span text:style-name="T10">&amp;</text:span><text:span text:style-name="T14"> </text:span><text:span text:style-name="T10">0xF0)</text:span><text:span text:style-name="T14"> </text:span><text:span text:style-name="T10">|</text:span><text:span text:style-name="T14"> </text:span><text:span text:style-name="T10">7;</text:span><text:span text:style-name="T14"> </text:span><text:span text:style-name="T15">break</text:span><text:span text:style-name="T10">;</text:span><text:span text:style-name="T14"><text:tab/></text:span><text:span text:style-name="T12">//NW</text:span></text:p>
      <text:p text:style-name="P6"><text:span text:style-name="T14"><text:tab/><text:tab/></text:span><text:span text:style-name="T15">case</text:span><text:span text:style-name="T14"> </text:span><text:span text:style-name="T10">12:</text:span><text:span text:style-name="T14"> </text:span><text:span text:style-name="T10">input[dpad]</text:span><text:span text:style-name="T14"> </text:span><text:span text:style-name="T10">=</text:span><text:span text:style-name="T14"> </text:span><text:span text:style-name="T10">(input[dpad]</text:span><text:span text:style-name="T14"> </text:span><text:span text:style-name="T10">&amp;</text:span><text:span text:style-name="T14"> </text:span><text:span text:style-name="T10">0xF0)</text:span><text:span text:style-name="T14"> </text:span><text:span text:style-name="T10">|</text:span><text:span text:style-name="T14"> </text:span><text:span text:style-name="T10">5;</text:span><text:span text:style-name="T14"> </text:span><text:span text:style-name="T15">break</text:span><text:span text:style-name="T10">;</text:span><text:span text:style-name="T12">//SW</text:span></text:p>
      <text:p text:style-name="P6"><text:span text:style-name="T14"><text:tab/><text:tab/></text:span><text:span text:style-name="T15">default</text:span><text:span text:style-name="T10">:</text:span><text:span text:style-name="T14"> </text:span><text:span text:style-name="T10">input[dpad]</text:span><text:span text:style-name="T14"> </text:span><text:span text:style-name="T10">=</text:span><text:span text:style-name="T14"> </text:span><text:span text:style-name="T10">(input[dpad]</text:span><text:span text:style-name="T14"> </text:span><text:span text:style-name="T10">&amp;</text:span><text:span text:style-name="T14"> </text:span><text:span text:style-name="T10">0xF0)</text:span><text:span text:style-name="T14"> </text:span><text:span text:style-name="T10">|</text:span><text:span text:style-name="T14"> </text:span><text:span text:style-name="T10">15;</text:span><text:span text:style-name="T14"> </text:span><text:span text:style-name="T15">break</text:span><text:span text:style-name="T10">;</text:span><text:span text:style-name="T14"> </text:span><text:span text:style-name="T12">//no direction</text:span></text:p>
      <text:p text:style-name="P6"><text:span text:style-name="T14"><text:tab/></text:span><text:span text:style-name="T10">}</text:span></text:p>
      <text:p text:style-name="P6"><text:span text:style-name="T14"><text:tab/></text:span><text:span text:style-name="T15">if</text:span><text:span text:style-name="T14"> </text:span><text:span text:style-name="T10">(!usb_configured())</text:span><text:span text:style-name="T14"><text:tab/><text:tab/></text:span><text:span text:style-name="T12">//this is to correct problems with wiring</text:span></text:p>
      <text:p text:style-name="P6"><text:span text:style-name="T14"><text:tab/></text:span><text:span text:style-name="T10">{</text:span></text:p>
      <text:p text:style-name="P6"><text:span text:style-name="T14"><text:tab/><text:tab/></text:span><text:span text:style-name="T10">input[rightVanalog]</text:span><text:span text:style-name="T14"> </text:span><text:span text:style-name="T10">=</text:span><text:span text:style-name="T14"> </text:span><text:span text:style-name="T10">readrightvert();</text:span></text:p>
      <text:p text:style-name="P6"><text:span text:style-name="T14"><text:tab/><text:tab/></text:span><text:span text:style-name="T10">input[leftHanalog]</text:span><text:span text:style-name="T14"> </text:span><text:span text:style-name="T10">=</text:span><text:span text:style-name="T14"> </text:span><text:span text:style-name="T10">~readrighthoriz();</text:span></text:p>
      <text:p text:style-name="P6"><text:span text:style-name="T14"><text:tab/><text:tab/></text:span><text:span text:style-name="T10">input[leftVanalog]</text:span><text:span text:style-name="T14"> </text:span><text:span text:style-name="T10">=</text:span><text:span text:style-name="T14"> </text:span><text:span text:style-name="T10">readleftvert();</text:span><text:span text:style-name="T14"><text:tab/><text:tab/></text:span><text:span text:style-name="T12">//read analog stick values</text:span></text:p>
      <text:p text:style-name="P6"><text:span text:style-name="T14"><text:tab/><text:tab/></text:span><text:span text:style-name="T10">input[rightHanalog]</text:span><text:span text:style-name="T14"> </text:span><text:span text:style-name="T10">=</text:span><text:span text:style-name="T14"> </text:span><text:span text:style-name="T10">readlefthoriz();</text:span></text:p>
      <text:p text:style-name="P6"><text:span text:style-name="T14"><text:tab/></text:span><text:span text:style-name="T10">}</text:span></text:p>
      <text:p text:style-name="P6"><text:span text:style-name="T14"><text:tab/></text:span><text:span text:style-name="T15">else</text:span><text:span text:style-name="T14"><text:tab/><text:tab/><text:tab/><text:tab/></text:span><text:span text:style-name="T12">//this is correct for PC </text:span></text:p>
      <text:p text:style-name="P6"><text:span text:style-name="T14"><text:tab/></text:span><text:span text:style-name="T10">{</text:span></text:p>
      <text:p text:style-name="P6"><text:span text:style-name="T14"><text:tab/><text:tab/></text:span><text:span text:style-name="T10">input[rightVanalog]</text:span><text:span text:style-name="T14"> </text:span><text:span text:style-name="T10">=</text:span><text:span text:style-name="T14"> </text:span><text:span text:style-name="T10">readrightvert();</text:span></text:p>
      <text:p text:style-name="P6"><text:span text:style-name="T14"><text:tab/><text:tab/></text:span><text:span text:style-name="T10">input[rightHanalog]</text:span><text:span text:style-name="T14"> </text:span><text:span text:style-name="T10">=</text:span><text:span text:style-name="T14"> </text:span><text:span text:style-name="T10">~readrighthoriz();</text:span></text:p>
      <text:p text:style-name="P6"><text:span text:style-name="T14"><text:tab/><text:tab/></text:span><text:span text:style-name="T10">input[leftVanalog]</text:span><text:span text:style-name="T14"> </text:span><text:span text:style-name="T10">=</text:span><text:span text:style-name="T14"> </text:span><text:span text:style-name="T10">readleftvert();</text:span><text:span text:style-name="T14"><text:tab/><text:tab/></text:span><text:span text:style-name="T12">//read analog stick values</text:span></text:p>
      <text:p text:style-name="P6"><text:span text:style-name="T14"><text:tab/><text:tab/></text:span><text:span text:style-name="T10">input[leftHanalog]</text:span><text:span text:style-name="T14"> </text:span><text:span text:style-name="T10">=</text:span><text:span text:style-name="T14"> </text:span><text:span text:style-name="T10">~readlefthoriz();</text:span></text:p>
      <text:p text:style-name="P6"><text:span text:style-name="T14"><text:tab/></text:span><text:span text:style-name="T10">}</text:span><text:span text:style-name="T14"><text:tab/></text:span></text:p>
      <text:p text:style-name="P10">}</text:p>
      <text:p text:style-name="P10"/>
      <text:p text:style-name="P10"/>
      <text:p text:style-name="P6"><text:span text:style-name="T15">void</text:span><text:span text:style-name="T14"> </text:span><text:span text:style-name="T10">unused_modules()</text:span></text:p>
      <text:p text:style-name="P10">{</text:p>
      <text:p text:style-name="P6"><text:span text:style-name="T14"><text:tab/></text:span><text:span text:style-name="T10">PRR0</text:span><text:span text:style-name="T14"> </text:span><text:span text:style-name="T10">=</text:span><text:span text:style-name="T14"> </text:span><text:span text:style-name="T10">((1&lt;&lt;PRTWI)|(1&lt;&lt;PRTIM0)|(1&lt;&lt;PRTIM1));</text:span><text:span text:style-name="T14"><text:tab/></text:span><text:span text:style-name="T12">//disable 2wire interface/timer0/timer1</text:span></text:p>
      <text:p text:style-name="P6"><text:span text:style-name="T14"><text:tab/></text:span><text:span text:style-name="T10">PRR1</text:span><text:span text:style-name="T14"> </text:span><text:span text:style-name="T10">=</text:span><text:span text:style-name="T14"> </text:span><text:span text:style-name="T10">((1&lt;&lt;PRTIM4)|(1&lt;&lt;PRTIM3)|(1&lt;&lt;PRUSART1));</text:span><text:span text:style-name="T14"><text:tab/></text:span><text:span text:style-name="T12">//disable timer4/timer3/ and usart1</text:span></text:p>
      <text:p text:style-name="P10"/>
      <text:p text:style-name="P6"><text:span text:style-name="T14"><text:tab/></text:span><text:span text:style-name="T10">MCUCR</text:span><text:span text:style-name="T14"> </text:span><text:span text:style-name="T10">|=</text:span><text:span text:style-name="T14"> </text:span><text:span text:style-name="T10">(1&lt;&lt;JTD);</text:span><text:span text:style-name="T14"><text:tab/></text:span><text:span text:style-name="T12">//must be written twice in 4 clocks to disable jtag interface </text:span></text:p>
      <text:p text:style-name="P6"><text:span text:style-name="T14"><text:tab/></text:span><text:span text:style-name="T10">MCUCR</text:span><text:span text:style-name="T14"> </text:span><text:span text:style-name="T10">|=</text:span><text:span text:style-name="T14"> </text:span><text:span text:style-name="T10">(1&lt;&lt;JTD);</text:span></text:p>
      <text:p text:style-name="P10">}</text:p>
      <text:p text:style-name="P10"/>
      <text:p text:style-name="P10"/>
      <text:p text:style-name="P6"><text:span text:style-name="T15">void</text:span><text:span text:style-name="T14"> </text:span><text:span text:style-name="T10">start_usb()</text:span></text:p>
      <text:p text:style-name="P10">{</text:p>
      <text:p text:style-name="P10"/>
      <text:p text:style-name="P6"><text:span text:style-name="T14"><text:tab/></text:span><text:span text:style-name="T10">sei();</text:span></text:p>
      <text:p text:style-name="P6"><text:span text:style-name="T14"><text:tab/></text:span><text:span text:style-name="T10">USBCON</text:span><text:span text:style-name="T14"> </text:span><text:span text:style-name="T10">=</text:span><text:span text:style-name="T14"> </text:span><text:span text:style-name="T10">(1&lt;&lt;OTGPADE)|(1&lt;&lt;VBUSTE);</text:span><text:span text:style-name="T14"><text:tab/></text:span><text:span text:style-name="T12">//enable the vbus pad/interrupt to check for</text:span></text:p>
      <text:p text:style-name="P6"><text:span text:style-name="T12"><text:tab/><text:tab/><text:tab/><text:tab/><text:tab/><text:tab/><text:tab/>// usb connection</text:span></text:p>
      <text:p text:style-name="P9"><text:tab/></text:p>
      <text:p text:style-name="P6"><text:span text:style-name="T14"><text:tab/></text:span><text:span text:style-name="T10">_delay_ms(50);</text:span></text:p>
      <text:p text:style-name="P10"/>
      <text:p text:style-name="P10">}</text:p>
      <text:p text:style-name="P10"/>
      <text:p text:style-name="P21"/>
      <text:p text:style-name="P17">/* a2d.h</text:p>
      <text:p text:style-name="P8"><text:s/>*</text:p>
      <text:p text:style-name="P8"><text:s/>* Created: 3/10/2013 ☢ 19:23:59 ☢</text:p>
      <text:p text:style-name="P8"><text:s/>* <text:s/>Author: Chris</text:p>
      <text:p text:style-name="P6"><text:span text:style-name="T12"><text:s/>*/</text:span><text:span text:style-name="T14"> </text:span></text:p>
      <text:p text:style-name="P10"/>
      <text:p text:style-name="P10"/>
      <text:p text:style-name="P6"><text:span text:style-name="T15">#ifndef</text:span><text:span text:style-name="T14"> </text:span><text:span text:style-name="T10">a2d_H_</text:span></text:p>
      <text:p text:style-name="P6"><text:span text:style-name="T15">#define</text:span><text:span text:style-name="T14"> </text:span><text:span text:style-name="T10">a2d_H_</text:span></text:p>
      <text:p text:style-name="P10"/>
      <text:p text:style-name="P6"><text:span text:style-name="T15">void</text:span><text:span text:style-name="T14"> </text:span><text:span text:style-name="T10">ADCon();</text:span></text:p>
      <text:p text:style-name="P6"><text:span text:style-name="T15">void</text:span><text:span text:style-name="T14"> </text:span><text:span text:style-name="T10">ADCoff();</text:span></text:p>
      <text:p text:style-name="P6"><text:span text:style-name="T15">char</text:span><text:span text:style-name="T14"> </text:span><text:span text:style-name="T10">readleftvert();</text:span></text:p>
      <text:p text:style-name="P6"><text:span text:style-name="T15">char</text:span><text:span text:style-name="T14"> </text:span><text:span text:style-name="T10">readlefthoriz();</text:span></text:p>
      <text:p text:style-name="P6"><text:span text:style-name="T15">char</text:span><text:span text:style-name="T14"> </text:span><text:span text:style-name="T10">readrightvert();</text:span></text:p>
      <text:p text:style-name="P6"><text:span text:style-name="T15">char</text:span><text:span text:style-name="T14"> </text:span><text:span text:style-name="T10">readrighthoriz();</text:span></text:p>
      <text:p text:style-name="P10"/>
      <text:p text:style-name="P6"><text:span text:style-name="T15">char</text:span><text:span text:style-name="T14"> </text:span><text:span text:style-name="T10">readval(</text:span><text:span text:style-name="T15">char</text:span><text:span text:style-name="T14"> </text:span><text:span text:style-name="T10">channel);</text:span></text:p>
      <text:p text:style-name="P6"><text:span text:style-name="T15">char</text:span><text:span text:style-name="T14"> </text:span><text:span text:style-name="T10">analogRead(uint8_t</text:span><text:span text:style-name="T14"> </text:span><text:span text:style-name="T10">pin);</text:span></text:p>
      <text:p text:style-name="P10"/>
      <text:p text:style-name="P10"/>
      <text:p text:style-name="P6"><text:span text:style-name="T15">#endif</text:span><text:span text:style-name="T14"> </text:span><text:span text:style-name="T12">/* a2d_H_ */</text:span></text:p>
      <text:p text:style-name="P21"/>
      <text:p text:style-name="P17">/* a2d.cpp</text:p>
      <text:p text:style-name="P8"><text:s/>* Created: 3/10/2013 ☢ 19:24:20 ☢</text:p>
      <text:p text:style-name="P8"><text:s/>* <text:s/>Author: Chris</text:p>
      <text:p text:style-name="P6"><text:span text:style-name="T12"><text:s/>*/</text:span><text:span text:style-name="T14"> </text:span></text:p>
      <text:p text:style-name="P6"><text:span text:style-name="T15">#define</text:span><text:span text:style-name="T14"> </text:span><text:span text:style-name="T10">F_CPU</text:span><text:span text:style-name="T14"> </text:span><text:span text:style-name="T10">8000000UL</text:span><text:span text:style-name="T14"> </text:span><text:span text:style-name="T12">//define cpu frequency as 8MHz for the _delay_() macro</text:span></text:p>
      <text:p text:style-name="P10"/>
      <text:p text:style-name="P6"><text:span text:style-name="T15">#include</text:span><text:span text:style-name="T14"> </text:span><text:span text:style-name="T10">&lt;util/delay.h&gt;</text:span></text:p>
      <text:p text:style-name="P6"><text:span text:style-name="T15">#include</text:span><text:span text:style-name="T14"> </text:span><text:span text:style-name="T10">&lt;avr/io.h&gt;</text:span></text:p>
      <text:p text:style-name="P6"><text:span text:style-name="T15">#include</text:span><text:span text:style-name="T14"> </text:span><text:span text:style-name="T10">&lt;avr/interrupt.h&gt;</text:span></text:p>
      <text:p text:style-name="P6"><text:span text:style-name="T15">#include</text:span><text:span text:style-name="T14"> "a2d.h"</text:span></text:p>
      <text:p text:style-name="P10"/>
      <text:p text:style-name="P6"><text:span text:style-name="T15">void</text:span><text:span text:style-name="T14"> </text:span><text:span text:style-name="T10">ADCon()</text:span></text:p>
      <text:p text:style-name="P10">{</text:p>
      <text:p text:style-name="P6"><text:span text:style-name="T14"><text:tab/></text:span><text:span text:style-name="T10">ADCSRA</text:span><text:span text:style-name="T14"> </text:span><text:span text:style-name="T10">=</text:span><text:span text:style-name="T14"> </text:span><text:span text:style-name="T10">(1&lt;&lt;ADEN);</text:span><text:span text:style-name="T14"> </text:span><text:span text:style-name="T12">//enables the ADC</text:span></text:p>
      <text:p text:style-name="P10">}</text:p>
      <text:p text:style-name="P10"/>
      <text:p text:style-name="P6"><text:span text:style-name="T15">void</text:span><text:span text:style-name="T14"> </text:span><text:span text:style-name="T10">ADCoff()</text:span></text:p>
      <text:p text:style-name="P10">{</text:p>
      <text:p text:style-name="P6"><text:span text:style-name="T14"><text:tab/></text:span><text:span text:style-name="T10">ADCSRA</text:span><text:span text:style-name="T14"> </text:span><text:span text:style-name="T10">&amp;=</text:span><text:span text:style-name="T14"> </text:span><text:span text:style-name="T10">0x7F;</text:span><text:span text:style-name="T14"><text:tab/><text:tab/></text:span><text:span text:style-name="T12">//disable ADC to save power</text:span></text:p>
      <text:p text:style-name="P10">}</text:p>
      <text:p text:style-name="P10"/>
      <text:p text:style-name="P6"><text:span text:style-name="T15">char</text:span><text:span text:style-name="T14"> </text:span><text:span text:style-name="T10">readval(</text:span><text:span text:style-name="T15">char</text:span><text:span text:style-name="T14"> </text:span><text:span text:style-name="T10">channel)</text:span></text:p>
      <text:p text:style-name="P10">{</text:p>
      <text:p text:style-name="P6"><text:span text:style-name="T14"><text:tab/></text:span><text:span text:style-name="T15">char</text:span><text:span text:style-name="T14"> </text:span><text:span text:style-name="T10">result</text:span><text:span text:style-name="T14"> </text:span><text:span text:style-name="T10">=</text:span><text:span text:style-name="T14"> </text:span><text:span text:style-name="T10">0;</text:span></text:p>
      <text:p text:style-name="P9"><text:tab/></text:p>
      <text:p text:style-name="P6"><text:span text:style-name="T14"><text:tab/></text:span><text:span text:style-name="T10">ADMUX</text:span><text:span text:style-name="T14"> </text:span><text:span text:style-name="T10">=</text:span><text:span text:style-name="T14"> </text:span><text:span text:style-name="T10">0x60</text:span><text:span text:style-name="T14"> </text:span><text:span text:style-name="T10">|</text:span><text:span text:style-name="T14"> </text:span><text:span text:style-name="T10">channel;</text:span><text:span text:style-name="T14"><text:tab/><text:tab/></text:span><text:span text:style-name="T12">//set ADC channel to read</text:span></text:p>
      <text:p text:style-name="P6"><text:span text:style-name="T14"><text:tab/></text:span><text:span text:style-name="T10">ADCSRB</text:span><text:span text:style-name="T14"> </text:span><text:span text:style-name="T10">=</text:span><text:span text:style-name="T14"> </text:span><text:span text:style-name="T10">0;</text:span></text:p>
      <text:p text:style-name="P6"><text:span text:style-name="T14"><text:tab/></text:span><text:span text:style-name="T10">SMCR</text:span><text:span text:style-name="T14"> </text:span><text:span text:style-name="T10">=</text:span><text:span text:style-name="T14"> </text:span><text:span text:style-name="T10">(1&lt;&lt;SM0)|(1&lt;&lt;SE);</text:span><text:span text:style-name="T14"><text:tab/><text:tab/></text:span><text:span text:style-name="T12">//set the sleep mode to adc noise reduction</text:span></text:p>
      <text:p text:style-name="P6"><text:span text:style-name="T14"><text:tab/></text:span><text:span text:style-name="T10">ADCSRA</text:span><text:span text:style-name="T14"> </text:span><text:span text:style-name="T10">|=</text:span><text:span text:style-name="T14"> </text:span><text:span text:style-name="T10">(1&lt;&lt;ADSC)|(1&lt;&lt;ADIE);</text:span><text:span text:style-name="T14"><text:tab/></text:span><text:span text:style-name="T12">//Start conversion prescaler = 1/2</text:span></text:p>
      <text:p text:style-name="P6"><text:span text:style-name="T14"><text:tab/></text:span><text:span text:style-name="T15">asm</text:span><text:span text:style-name="T14"> </text:span><text:span text:style-name="T15">volatile</text:span><text:span text:style-name="T10">(</text:span><text:span text:style-name="T14">"sleep"</text:span><text:span text:style-name="T10">::);</text:span><text:span text:style-name="T14"><text:tab/><text:tab/></text:span><text:span text:style-name="T12">//put the mcu to sleep till woken by adc interrupt</text:span></text:p>
      <text:p text:style-name="P9"><text:tab/></text:p>
      <text:p text:style-name="P6"><text:span text:style-name="T14"><text:tab/></text:span><text:span text:style-name="T10">result</text:span><text:span text:style-name="T14"> </text:span><text:span text:style-name="T10">=</text:span><text:span text:style-name="T14"> </text:span><text:span text:style-name="T10">ADCH;</text:span></text:p>
      <text:p text:style-name="P6"><text:span text:style-name="T14"><text:tab/></text:span><text:span text:style-name="T15">return</text:span><text:span text:style-name="T14"> </text:span><text:span text:style-name="T10">result;</text:span><text:span text:style-name="T14"><text:tab/><text:tab/><text:tab/></text:span><text:span text:style-name="T12">//return lower ADC result byte</text:span></text:p>
      <text:p text:style-name="P10">}</text:p>
      <text:p text:style-name="P8">// wrappers to clarify what pin is being read</text:p>
      <text:p text:style-name="P6"><text:span text:style-name="T15">char</text:span><text:span text:style-name="T14"> </text:span><text:span text:style-name="T10">readleftvert()</text:span></text:p>
      <text:p text:style-name="P10">{</text:p>
      <text:p text:style-name="P6"><text:span text:style-name="T14"><text:tab/></text:span><text:span text:style-name="T15">return</text:span><text:span text:style-name="T14"> </text:span><text:span text:style-name="T10">readval(0x00);</text:span></text:p>
      <text:p text:style-name="P10">}</text:p>
      <text:p text:style-name="P10"/>
      <text:p text:style-name="P6"><text:span text:style-name="T15">char</text:span><text:span text:style-name="T14"> </text:span><text:span text:style-name="T10">readlefthoriz()</text:span></text:p>
      <text:p text:style-name="P10">{</text:p>
      <text:p text:style-name="P6"><text:span text:style-name="T14"><text:tab/></text:span><text:span text:style-name="T15">return</text:span><text:span text:style-name="T14"> </text:span><text:span text:style-name="T10">readval(0x01);</text:span></text:p>
      <text:p text:style-name="P10">}</text:p>
      <text:p text:style-name="P10"/>
      <text:p text:style-name="P6"><text:span text:style-name="T15">char</text:span><text:span text:style-name="T14"> </text:span><text:span text:style-name="T10">readrightvert()</text:span></text:p>
      <text:p text:style-name="P10">{</text:p>
      <text:p text:style-name="P6"><text:span text:style-name="T14"><text:tab/></text:span><text:span text:style-name="T15">return</text:span><text:span text:style-name="T14"> </text:span><text:span text:style-name="T10">readval(0x04);</text:span></text:p>
      <text:p text:style-name="P10">}</text:p>
      <text:p text:style-name="P10"/>
      <text:p text:style-name="P6"><text:span text:style-name="T15">char</text:span><text:span text:style-name="T14"> </text:span><text:span text:style-name="T10">readrighthoriz()</text:span></text:p>
      <text:p text:style-name="P10">{</text:p>
      <text:p text:style-name="P6"><text:span text:style-name="T14"><text:tab/></text:span><text:span text:style-name="T15">return</text:span><text:span text:style-name="T14"> </text:span><text:span text:style-name="T10">readval(0x05);</text:span></text:p>
      <text:p text:style-name="P10">}</text:p>
      <text:p text:style-name="P10"/>
      <text:p text:style-name="P10"/>
      <text:p text:style-name="P10">ISR(ADC_vect)</text:p>
      <text:p text:style-name="P10">{</text:p>
      <text:p text:style-name="P6"><text:span text:style-name="T14"><text:tab/></text:span><text:span text:style-name="T10">SMCR</text:span><text:span text:style-name="T14"> </text:span><text:span text:style-name="T10">=</text:span><text:span text:style-name="T14"> </text:span><text:span text:style-name="T10">0;</text:span><text:span text:style-name="T14"><text:tab/></text:span></text:p>
      <text:p text:style-name="P11"><text:span text:style-name="T11">}</text:span></text:p>
      <text:p text:style-name="P17">/* xcvr.h</text:p>
      <text:p text:style-name="P8"><text:s/>*</text:p>
      <text:p text:style-name="P8"><text:s/>* Created: 3/11/2013 ☢ 11:58:56 ☢</text:p>
      <text:p text:style-name="P8"><text:s/>* <text:s/>Author: Chris</text:p>
      <text:p text:style-name="P6"><text:span text:style-name="T12"><text:s/>*/</text:span><text:span text:style-name="T14"> </text:span></text:p>
      <text:p text:style-name="P10"/>
      <text:p text:style-name="P6"><text:span text:style-name="T15">#ifndef</text:span><text:span text:style-name="T14"> </text:span><text:span text:style-name="T10">XCVR_H_</text:span></text:p>
      <text:p text:style-name="P6"><text:span text:style-name="T15">#define</text:span><text:span text:style-name="T14"> </text:span><text:span text:style-name="T10">XCVR_H_</text:span></text:p>
      <text:p text:style-name="P10"/>
      <text:p text:style-name="P6"><text:span text:style-name="T15">#define</text:span><text:span text:style-name="T14"> </text:span><text:span text:style-name="T10">F_CPU</text:span><text:span text:style-name="T14"> </text:span><text:span text:style-name="T10">8000000UL</text:span><text:span text:style-name="T14"> </text:span><text:span text:style-name="T12">//define cpu frequency as 8MHz for the _delay_() macro</text:span></text:p>
      <text:p text:style-name="P10"/>
      <text:p text:style-name="P6"><text:span text:style-name="T15">#include</text:span><text:span text:style-name="T14"> </text:span><text:span text:style-name="T10">&lt;avr/io.h&gt;</text:span></text:p>
      <text:p text:style-name="P6"><text:span text:style-name="T15">#include</text:span><text:span text:style-name="T14"> </text:span><text:span text:style-name="T10">&lt;util/delay.h&gt;</text:span></text:p>
      <text:p text:style-name="P10"/>
      <text:p text:style-name="P6"><text:span text:style-name="T15">#define</text:span><text:span text:style-name="T14"> </text:span><text:span text:style-name="T10">SS_LO</text:span><text:span text:style-name="T14"><text:tab/><text:tab/></text:span><text:span text:style-name="T10">(PORTB</text:span><text:span text:style-name="T14"> </text:span><text:span text:style-name="T10">&amp;=</text:span><text:span text:style-name="T14"> </text:span><text:span text:style-name="T10">~(1&lt;&lt;PORTB0))</text:span></text:p>
      <text:p text:style-name="P6"><text:span text:style-name="T15">#define</text:span><text:span text:style-name="T14"> </text:span><text:span text:style-name="T10">SS_HI</text:span><text:span text:style-name="T14"><text:tab/><text:tab/></text:span><text:span text:style-name="T10">(PORTB</text:span><text:span text:style-name="T14"> </text:span><text:span text:style-name="T10">|=</text:span><text:span text:style-name="T14"> </text:span><text:span text:style-name="T10">(1&lt;&lt;PORTB0))</text:span></text:p>
      <text:p text:style-name="P6"><text:span text:style-name="T15">#define</text:span><text:span text:style-name="T14"> </text:span><text:span text:style-name="T10">FIFO</text:span><text:span text:style-name="T14"> </text:span><text:span text:style-name="T10">50</text:span></text:p>
      <text:p text:style-name="P6"><text:span text:style-name="T15">#define</text:span><text:span text:style-name="T14"> </text:span><text:span text:style-name="T10">STAT</text:span><text:span text:style-name="T14"> </text:span><text:span text:style-name="T10">48</text:span></text:p>
      <text:p text:style-name="P6"><text:span text:style-name="T15">#define</text:span><text:span text:style-name="T14"> </text:span><text:span text:style-name="T10">TX_EN</text:span><text:span text:style-name="T14"> </text:span><text:span text:style-name="T10">0x0100</text:span><text:span text:style-name="T14"><text:tab/></text:span><text:span text:style-name="T12">//sets the tx enable bit for reg 7</text:span></text:p>
      <text:p text:style-name="P6"><text:span text:style-name="T15">#define</text:span><text:span text:style-name="T14"> </text:span><text:span text:style-name="T10">RX_EN</text:span><text:span text:style-name="T14"> </text:span><text:span text:style-name="T10">0x0080</text:span><text:span text:style-name="T14"><text:tab/></text:span><text:span text:style-name="T12">//sets the rx enable bit for reg 7</text:span></text:p>
      <text:p text:style-name="P10"/>
      <text:p text:style-name="P6"><text:span text:style-name="T10">class</text:span><text:span text:style-name="T14"> </text:span><text:span text:style-name="T10">XCVR</text:span><text:span text:style-name="T14"> </text:span></text:p>
      <text:p text:style-name="P10">{</text:p>
      <text:p text:style-name="P6"><text:span text:style-name="T14"><text:tab/></text:span><text:span text:style-name="T10">public:</text:span></text:p>
      <text:p text:style-name="P6"><text:span text:style-name="T14"><text:tab/></text:span><text:span text:style-name="T10">XCVR(</text:span><text:span text:style-name="T14"> </text:span><text:span text:style-name="T15">char</text:span><text:span text:style-name="T14"> </text:span><text:span text:style-name="T10">channel,</text:span><text:span text:style-name="T14"> </text:span><text:span text:style-name="T15">int</text:span><text:span text:style-name="T14"> </text:span><text:span text:style-name="T10">sync_word[4],</text:span><text:span text:style-name="T14"> </text:span><text:span text:style-name="T15">int</text:span><text:span text:style-name="T14"> </text:span><text:span text:style-name="T10">direction</text:span><text:span text:style-name="T14"> </text:span><text:span text:style-name="T10">);</text:span><text:span text:style-name="T14"> </text:span><text:span text:style-name="T12">//sets up the xcvr for use</text:span></text:p>
      <text:p text:style-name="P6"><text:span text:style-name="T14"><text:tab/></text:span><text:span text:style-name="T15">void</text:span><text:span text:style-name="T14"> </text:span><text:span text:style-name="T10">write(</text:span><text:span text:style-name="T14"> </text:span><text:span text:style-name="T15">char</text:span><text:span text:style-name="T14"> </text:span><text:span text:style-name="T10">reg,</text:span><text:span text:style-name="T14"> </text:span><text:span text:style-name="T15">char</text:span><text:span text:style-name="T14"> </text:span><text:span text:style-name="T10">data</text:span><text:span text:style-name="T14"> </text:span><text:span text:style-name="T10">);</text:span><text:span text:style-name="T14"><text:tab/></text:span><text:span text:style-name="T12">//writes one byte to specified register </text:span></text:p>
      <text:p text:style-name="P6"><text:span text:style-name="T14"><text:tab/></text:span><text:span text:style-name="T15">void</text:span><text:span text:style-name="T14"> </text:span><text:span text:style-name="T10">write(</text:span><text:span text:style-name="T14"> </text:span><text:span text:style-name="T15">char</text:span><text:span text:style-name="T14"> </text:span><text:span text:style-name="T10">reg,</text:span><text:span text:style-name="T14"> </text:span><text:span text:style-name="T15">int</text:span><text:span text:style-name="T14"> </text:span><text:span text:style-name="T10">data</text:span><text:span text:style-name="T14"> </text:span><text:span text:style-name="T10">);</text:span><text:span text:style-name="T14"><text:tab/></text:span><text:span text:style-name="T12">//writes two bytes to the specified register</text:span></text:p>
      <text:p text:style-name="P6"><text:span text:style-name="T14"><text:tab/></text:span><text:span text:style-name="T15">char</text:span><text:span text:style-name="T14"> </text:span><text:span text:style-name="T10">read(</text:span><text:span text:style-name="T14"> </text:span><text:span text:style-name="T15">char</text:span><text:span text:style-name="T14"> </text:span><text:span text:style-name="T10">reg</text:span><text:span text:style-name="T14"> </text:span><text:span text:style-name="T10">);</text:span><text:span text:style-name="T14"><text:tab/></text:span><text:span text:style-name="T12">//reads a single byte from the xcvr</text:span></text:p>
      <text:p text:style-name="P6"><text:span text:style-name="T14"><text:tab/></text:span><text:span text:style-name="T15">int</text:span><text:span text:style-name="T14"> </text:span><text:span text:style-name="T10">read2(</text:span><text:span text:style-name="T14"> </text:span><text:span text:style-name="T15">char</text:span><text:span text:style-name="T14"> </text:span><text:span text:style-name="T10">reg</text:span><text:span text:style-name="T14"> </text:span><text:span text:style-name="T10">);</text:span><text:span text:style-name="T14"><text:tab/></text:span><text:span text:style-name="T12">//reads 2 bytes from xcvr</text:span></text:p>
      <text:p text:style-name="P6"><text:span text:style-name="T14"><text:tab/></text:span><text:span text:style-name="T15">char</text:span><text:span text:style-name="T14"> </text:span><text:span text:style-name="T10">check();</text:span><text:span text:style-name="T14"><text:tab/><text:tab/><text:tab/></text:span><text:span text:style-name="T12">//checks the pkt flag to see if anything was recieved</text:span></text:p>
      <text:p text:style-name="P6"><text:span text:style-name="T14"><text:tab/></text:span><text:span text:style-name="T15">void</text:span><text:span text:style-name="T14"> </text:span><text:span text:style-name="T10">tx(</text:span><text:span text:style-name="T14"> </text:span><text:span text:style-name="T15">char</text:span><text:span text:style-name="T14"> </text:span><text:span text:style-name="T10">packet[],</text:span><text:span text:style-name="T14"> </text:span><text:span text:style-name="T15">char</text:span><text:span text:style-name="T14"> </text:span><text:span text:style-name="T10">len</text:span><text:span text:style-name="T14"> </text:span><text:span text:style-name="T10">);</text:span><text:span text:style-name="T14"> </text:span><text:span text:style-name="T12">//sends an array of data</text:span></text:p>
      <text:p text:style-name="P6"><text:span text:style-name="T14"><text:tab/></text:span><text:span text:style-name="T15">char</text:span><text:span text:style-name="T14"> </text:span><text:span text:style-name="T10">rx(</text:span><text:span text:style-name="T14"> </text:span><text:span text:style-name="T15">char</text:span><text:span text:style-name="T14"> </text:span><text:span text:style-name="T10">packet[]);</text:span><text:span text:style-name="T14"><text:tab/></text:span><text:span text:style-name="T12">// times out after 100mS; returns 0 on timeout,-1 on success</text:span></text:p>
      <text:p text:style-name="P9"><text:tab/></text:p>
      <text:p text:style-name="P6"><text:span text:style-name="T14"><text:tab/></text:span><text:span text:style-name="T10">private:</text:span></text:p>
      <text:p text:style-name="P6"><text:span text:style-name="T14"><text:tab/></text:span><text:span text:style-name="T15">char</text:span><text:span text:style-name="T14"> </text:span><text:span text:style-name="T10">_channel;</text:span><text:span text:style-name="T14"><text:tab/></text:span><text:span text:style-name="T12">//keep channel in private memory for future use</text:span></text:p>
      <text:p text:style-name="P9"><text:tab/></text:p>
      <text:p text:style-name="P6"><text:span text:style-name="T14"><text:tab/></text:span><text:span text:style-name="T15">void</text:span><text:span text:style-name="T14"> </text:span><text:span text:style-name="T10">startSPI();</text:span><text:span text:style-name="T14"><text:tab/><text:tab/></text:span><text:span text:style-name="T12">//starts the SPI module</text:span></text:p>
      <text:p text:style-name="P6"><text:span text:style-name="T14"><text:tab/></text:span><text:span text:style-name="T15">char</text:span><text:span text:style-name="T14"> </text:span><text:span text:style-name="T10">SPI(</text:span><text:span text:style-name="T15">char</text:span><text:span text:style-name="T14"> </text:span><text:span text:style-name="T10">data);</text:span><text:span text:style-name="T14"><text:tab/></text:span><text:span text:style-name="T12">//sends/receives data over SPI</text:span></text:p>
      <text:p text:style-name="P10">};</text:p>
      <text:p text:style-name="P10"/>
      <text:p text:style-name="P6"><text:span text:style-name="T15">#endif</text:span><text:span text:style-name="T14"> </text:span></text:p>
      <text:p text:style-name="P6"><text:span text:style-name="T12">/* XCVR_H_ */</text:span></text:p>
      <text:p text:style-name="P7"/>
      <text:p text:style-name="P17">/* xcvr.cpp</text:p>
      <text:p text:style-name="P8"><text:s/>*</text:p>
      <text:p text:style-name="P8"><text:s/>* Created: 3/11/2013 ☢ 11:59:30 ☢</text:p>
      <text:p text:style-name="P8"><text:s/>* <text:s/>Author: Chris</text:p>
      <text:p text:style-name="P6"><text:span text:style-name="T12"><text:s/>*/</text:span><text:span text:style-name="T14"> </text:span></text:p>
      <text:p text:style-name="P10"/>
      <text:p text:style-name="P10"/>
      <text:p text:style-name="P6"><text:span text:style-name="T15">#include</text:span><text:span text:style-name="T14"> "xcvr.h"</text:span></text:p>
      <text:p text:style-name="P6"><text:span text:style-name="T15">#ifndef</text:span><text:span text:style-name="T14"> </text:span><text:span text:style-name="T10">_car_</text:span></text:p>
      <text:p text:style-name="P6"><text:span text:style-name="T15">#include</text:span><text:span text:style-name="T14"> "print.h"</text:span></text:p>
      <text:p text:style-name="P12">#endif</text:p>
      <text:p text:style-name="P10"/>
      <text:p text:style-name="P10"/>
      <text:p text:style-name="P6"><text:span text:style-name="T10">XCVR::XCVR(</text:span><text:span text:style-name="T15">char</text:span><text:span text:style-name="T14"> </text:span><text:span text:style-name="T10">channel,</text:span><text:span text:style-name="T14"> </text:span><text:span text:style-name="T15">int</text:span><text:span text:style-name="T14"> </text:span><text:span text:style-name="T10">sync_word[4],</text:span><text:span text:style-name="T14"> </text:span><text:span text:style-name="T15">int</text:span><text:span text:style-name="T14"> </text:span><text:span text:style-name="T10">direction)</text:span></text:p>
      <text:p text:style-name="P10">{</text:p>
      <text:p text:style-name="P6"><text:span text:style-name="T14"><text:tab/></text:span><text:span text:style-name="T10">startSPI();</text:span><text:span text:style-name="T14"><text:tab/><text:tab/><text:tab/><text:tab/></text:span><text:span text:style-name="T12">//config spi </text:span></text:p>
      <text:p text:style-name="P10"/>
      <text:p text:style-name="P6"><text:span text:style-name="T14"><text:tab/></text:span><text:span text:style-name="T10">_channel</text:span><text:span text:style-name="T14"> </text:span><text:span text:style-name="T10">=</text:span><text:span text:style-name="T14"> </text:span><text:span text:style-name="T10">channel;</text:span><text:span text:style-name="T14"><text:tab/><text:tab/></text:span><text:span text:style-name="T12">//store channel</text:span></text:p>
      <text:p text:style-name="P9"><text:tab/><text:tab/></text:p>
      <text:p text:style-name="P6"><text:span text:style-name="T14"><text:tab/><text:tab/></text:span><text:span text:style-name="T12">//reset timings longer than those on page 5 of CYRF8935 datasheet</text:span></text:p>
      <text:p text:style-name="P6"><text:span text:style-name="T15">#ifdef</text:span><text:span text:style-name="T14"> </text:span><text:span text:style-name="T10">_receiver_</text:span></text:p>
      <text:p text:style-name="P6"><text:span text:style-name="T14"><text:tab/></text:span><text:span text:style-name="T10">_delay_ms(250);</text:span><text:span text:style-name="T14"><text:tab/><text:tab/></text:span><text:span text:style-name="T12">//mcu might be starting early, added large delay</text:span></text:p>
      <text:p text:style-name="P6"><text:span text:style-name="T14"><text:tab/></text:span><text:span text:style-name="T10">DDRB</text:span><text:span text:style-name="T14"> </text:span><text:span text:style-name="T10">|=</text:span><text:span text:style-name="T14"> </text:span><text:span text:style-name="T10">(1&lt;&lt;DDB7);</text:span></text:p>
      <text:p text:style-name="P6"><text:span text:style-name="T14"><text:tab/></text:span><text:span text:style-name="T10">PORTB</text:span><text:span text:style-name="T14"> </text:span><text:span text:style-name="T10">&amp;=</text:span><text:span text:style-name="T14"> </text:span><text:span text:style-name="T10">~(1&lt;&lt;PORTB7);</text:span></text:p>
      <text:p text:style-name="P6"><text:span text:style-name="T14"><text:tab/></text:span><text:span text:style-name="T10">_delay_us(40);</text:span></text:p>
      <text:p text:style-name="P6"><text:span text:style-name="T14"><text:tab/></text:span><text:span text:style-name="T10">DDRB</text:span><text:span text:style-name="T14"> </text:span><text:span text:style-name="T10">&amp;=</text:span><text:span text:style-name="T14"> </text:span><text:span text:style-name="T10">~(1&lt;&lt;DDB7);</text:span></text:p>
      <text:p text:style-name="P6"><text:span text:style-name="T14"><text:tab/></text:span><text:span text:style-name="T10">_delay_ms(4);</text:span></text:p>
      <text:p text:style-name="P6"><text:span text:style-name="T15">#else</text:span><text:span text:style-name="T14"><text:tab/><text:tab/><text:tab/><text:tab/></text:span><text:span text:style-name="T12">//vehicle and remote use different pins to reset the xcvr</text:span></text:p>
      <text:p text:style-name="P6"><text:span text:style-name="T14"><text:tab/></text:span><text:span text:style-name="T10">_delay_ms(250);</text:span><text:span text:style-name="T14"><text:tab/><text:tab/><text:tab/></text:span></text:p>
      <text:p text:style-name="P6"><text:span text:style-name="T14"><text:tab/></text:span><text:span text:style-name="T10">DDRD</text:span><text:span text:style-name="T14"> </text:span><text:span text:style-name="T10">|=</text:span><text:span text:style-name="T14"> </text:span><text:span text:style-name="T10">(1&lt;&lt;DDD7);</text:span><text:span text:style-name="T14"><text:tab/><text:tab/></text:span><text:span text:style-name="T12">//set pin to output</text:span></text:p>
      <text:p text:style-name="P6"><text:span text:style-name="T14"><text:tab/></text:span><text:span text:style-name="T10">PORTD</text:span><text:span text:style-name="T14"> </text:span><text:span text:style-name="T10">&amp;=</text:span><text:span text:style-name="T14"> </text:span><text:span text:style-name="T10">~(1&lt;&lt;PORTD7);</text:span><text:span text:style-name="T14"><text:tab/></text:span><text:span text:style-name="T12">//pull xcvr reset low</text:span></text:p>
      <text:p text:style-name="P6"><text:span text:style-name="T14"><text:tab/></text:span><text:span text:style-name="T10">_delay_us(40);</text:span></text:p>
      <text:p text:style-name="P6"><text:span text:style-name="T14"><text:tab/></text:span><text:span text:style-name="T10">DDRD</text:span><text:span text:style-name="T14"> </text:span><text:span text:style-name="T10">&amp;=</text:span><text:span text:style-name="T14"> </text:span><text:span text:style-name="T10">~(1&lt;&lt;DDD7);</text:span><text:span text:style-name="T14"><text:tab/><text:tab/></text:span><text:span text:style-name="T12">//tristate the pin</text:span></text:p>
      <text:p text:style-name="P6"><text:span text:style-name="T14"><text:tab/></text:span><text:span text:style-name="T10">_delay_ms(4);</text:span></text:p>
      <text:p text:style-name="P12">#endif</text:p>
      <text:p text:style-name="P10"/>
      <text:p text:style-name="P6"><text:span text:style-name="T14"><text:tab/></text:span><text:span text:style-name="T12">//all values are recommended values unless otherwise noted</text:span></text:p>
      <text:p text:style-name="P6"><text:span text:style-name="T14"><text:tab/></text:span><text:span text:style-name="T12">//registers with no comment are not described in data sheet</text:span></text:p>
      <text:p text:style-name="P6"><text:span text:style-name="T14"><text:tab/></text:span><text:span text:style-name="T10">write(27,(</text:span><text:span text:style-name="T15">int</text:span><text:span text:style-name="T10">)</text:span><text:span text:style-name="T14"> </text:span><text:span text:style-name="T10">0x4200);</text:span><text:span text:style-name="T14"><text:tab/><text:tab/></text:span><text:span text:style-name="T12">//reg27 is sleep current</text:span></text:p>
      <text:p text:style-name="P6"><text:span text:style-name="T14"><text:tab/></text:span><text:span text:style-name="T10">write(</text:span><text:span text:style-name="T14"> </text:span><text:span text:style-name="T10">0,(</text:span><text:span text:style-name="T15">int</text:span><text:span text:style-name="T10">)</text:span><text:span text:style-name="T14"> </text:span><text:span text:style-name="T10">0x6FE1);</text:span></text:p>
      <text:p text:style-name="P6"><text:span text:style-name="T14"><text:tab/></text:span><text:span text:style-name="T10">write(</text:span><text:span text:style-name="T14"> </text:span><text:span text:style-name="T10">2,(</text:span><text:span text:style-name="T15">int</text:span><text:span text:style-name="T10">)</text:span><text:span text:style-name="T14"> </text:span><text:span text:style-name="T10">0x5517);</text:span></text:p>
      <text:p text:style-name="P6"><text:span text:style-name="T14"><text:tab/></text:span><text:span text:style-name="T10">write(</text:span><text:span text:style-name="T14"> </text:span><text:span text:style-name="T10">4,(</text:span><text:span text:style-name="T15">int</text:span><text:span text:style-name="T10">)</text:span><text:span text:style-name="T14"> </text:span><text:span text:style-name="T10">0x9CC9);</text:span></text:p>
      <text:p text:style-name="P6"><text:span text:style-name="T14"><text:tab/></text:span><text:span text:style-name="T10">write(</text:span><text:span text:style-name="T14"> </text:span><text:span text:style-name="T10">5,(</text:span><text:span text:style-name="T15">int</text:span><text:span text:style-name="T10">)</text:span><text:span text:style-name="T14"> </text:span><text:span text:style-name="T10">0x6647);</text:span></text:p>
      <text:p text:style-name="P6"><text:span text:style-name="T14"><text:tab/></text:span><text:span text:style-name="T10">write(</text:span><text:span text:style-name="T14"> </text:span><text:span text:style-name="T10">7,(</text:span><text:span text:style-name="T15">int</text:span><text:span text:style-name="T10">)</text:span><text:span text:style-name="T14"> </text:span><text:span text:style-name="T10">((_channel</text:span><text:span text:style-name="T14"> </text:span><text:span text:style-name="T10">&amp;</text:span><text:span text:style-name="T14"> </text:span><text:span text:style-name="T10">0x7F)</text:span><text:span text:style-name="T14"> </text:span><text:span text:style-name="T10">|</text:span><text:span text:style-name="T14"> </text:span><text:span text:style-name="T10">direction));</text:span><text:span text:style-name="T14"> </text:span><text:span text:style-name="T12">//sets frequency and data direction<text:tab/></text:span></text:p>
      <text:p text:style-name="P6"><text:span text:style-name="T14"><text:tab/></text:span><text:span text:style-name="T10">write(</text:span><text:span text:style-name="T14"> </text:span><text:span text:style-name="T10">8,(</text:span><text:span text:style-name="T15">int</text:span><text:span text:style-name="T10">)</text:span><text:span text:style-name="T14"> </text:span><text:span text:style-name="T10">0x6C90);</text:span></text:p>
      <text:p text:style-name="P6"><text:span text:style-name="T14"><text:tab/></text:span><text:span text:style-name="T10">write(</text:span><text:span text:style-name="T14"> </text:span><text:span text:style-name="T10">9,(</text:span><text:span text:style-name="T15">int</text:span><text:span text:style-name="T10">)</text:span><text:span text:style-name="T14"> </text:span><text:span text:style-name="T10">0x1920);</text:span><text:span text:style-name="T14"><text:tab/><text:tab/></text:span><text:span text:style-name="T12">//tx power level</text:span></text:p>
      <text:p text:style-name="P6"><text:span text:style-name="T14"><text:tab/></text:span><text:span text:style-name="T10">write(11,(</text:span><text:span text:style-name="T15">int</text:span><text:span text:style-name="T10">)</text:span><text:span text:style-name="T14"> </text:span><text:span text:style-name="T10">0x0008);</text:span><text:span text:style-name="T14"><text:tab/><text:tab/></text:span><text:span text:style-name="T12">//RSSI enabled</text:span></text:p>
      <text:p text:style-name="P6"><text:span text:style-name="T14"><text:tab/></text:span><text:span text:style-name="T10">write(13,(</text:span><text:span text:style-name="T15">int</text:span><text:span text:style-name="T10">)</text:span><text:span text:style-name="T14"> </text:span><text:span text:style-name="T10">0x4880);</text:span><text:span text:style-name="T14"><text:tab/></text:span></text:p>
      <text:p text:style-name="P6"><text:span text:style-name="T14"><text:tab/></text:span><text:span text:style-name="T10">write(22,(</text:span><text:span text:style-name="T15">int</text:span><text:span text:style-name="T10">)</text:span><text:span text:style-name="T14"> </text:span><text:span text:style-name="T10">0x00FF);</text:span></text:p>
      <text:p text:style-name="P6"><text:span text:style-name="T14"><text:tab/></text:span><text:span text:style-name="T10">write(23,(</text:span><text:span text:style-name="T15">int</text:span><text:span text:style-name="T10">)</text:span><text:span text:style-name="T14"> </text:span><text:span text:style-name="T10">0x8007);</text:span></text:p>
      <text:p text:style-name="P6"><text:span text:style-name="T14"><text:tab/></text:span><text:span text:style-name="T10">write(24,(</text:span><text:span text:style-name="T15">int</text:span><text:span text:style-name="T10">)</text:span><text:span text:style-name="T14"> </text:span><text:span text:style-name="T10">0x0067);</text:span></text:p>
      <text:p text:style-name="P6"><text:span text:style-name="T14"><text:tab/></text:span><text:span text:style-name="T10">write(26,(</text:span><text:span text:style-name="T15">int</text:span><text:span text:style-name="T10">)</text:span><text:span text:style-name="T14"> </text:span><text:span text:style-name="T10">0x19E0);</text:span></text:p>
      <text:p text:style-name="P6"><text:span text:style-name="T14"><text:tab/></text:span><text:span text:style-name="T10">write(33,(</text:span><text:span text:style-name="T15">int</text:span><text:span text:style-name="T10">)</text:span><text:span text:style-name="T14"> </text:span><text:span text:style-name="T10">0x63F0);</text:span></text:p>
      <text:p text:style-name="P6"><text:span text:style-name="T14"><text:tab/></text:span><text:span text:style-name="T10">write(34,(</text:span><text:span text:style-name="T15">int</text:span><text:span text:style-name="T10">)</text:span><text:span text:style-name="T14"> </text:span><text:span text:style-name="T10">0x3000);</text:span></text:p>
      <text:p text:style-name="P6"><text:span text:style-name="T14"><text:tab/></text:span><text:span text:style-name="T10">write(35,(</text:span><text:span text:style-name="T15">int</text:span><text:span text:style-name="T10">)</text:span><text:span text:style-name="T14"> </text:span><text:span text:style-name="T10">0x0381);</text:span><text:span text:style-name="T14"><text:tab/></text:span><text:span text:style-name="T12">//auto ACK reties =3 , bit 14 puts chip in sleep mode, bit 12 </text:span></text:p>
      <text:p text:style-name="P6"><text:span text:style-name="T12"><text:tab/><text:tab/><text:tab/><text:tab/><text:tab/>//shuts off oscilator in sleep mode</text:span></text:p>
      <text:p text:style-name="P6"><text:span text:style-name="T14"><text:tab/></text:span><text:span text:style-name="T10">write(36,</text:span><text:span text:style-name="T14"> </text:span><text:span text:style-name="T10">sync_word[0]);</text:span><text:span text:style-name="T14"><text:tab/></text:span><text:span text:style-name="T12">//sync word - also described as a MAC address in the </text:span></text:p>
      <text:p text:style-name="P6"><text:span text:style-name="T12"><text:tab/><text:tab/><text:tab/><text:tab/><text:tab/>//datasheet</text:span></text:p>
      <text:p text:style-name="P6"><text:span text:style-name="T14"><text:tab/></text:span><text:span text:style-name="T10">write(37,</text:span><text:span text:style-name="T14"> </text:span><text:span text:style-name="T10">sync_word[1]);</text:span><text:span text:style-name="T14"><text:tab/></text:span></text:p>
      <text:p text:style-name="P6"><text:span text:style-name="T14"><text:tab/></text:span><text:span text:style-name="T10">write(38,</text:span><text:span text:style-name="T14"> </text:span><text:span text:style-name="T10">sync_word[2]);</text:span></text:p>
      <text:p text:style-name="P6"><text:soft-page-break/><text:span text:style-name="T14"><text:tab/></text:span><text:span text:style-name="T10">write(39,</text:span><text:span text:style-name="T14"> </text:span><text:span text:style-name="T10">sync_word[3]);</text:span></text:p>
      <text:p text:style-name="P6"><text:span text:style-name="T14"><text:tab/></text:span><text:span text:style-name="T10">write(40,(</text:span><text:span text:style-name="T15">int</text:span><text:span text:style-name="T10">)</text:span><text:span text:style-name="T14"> </text:span><text:span text:style-name="T10">0x2047);</text:span><text:span text:style-name="T14"><text:tab/></text:span><text:span text:style-name="T12">//sets empty/full thresholds on FIFO and number acceptable </text:span></text:p>
      <text:p text:style-name="P6"><text:span text:style-name="T12"><text:tab/><text:tab/><text:tab/><text:tab/><text:tab/>//error bits in sync word</text:span></text:p>
      <text:p text:style-name="P6"><text:span text:style-name="T14"><text:tab/></text:span><text:span text:style-name="T10">write(41,(</text:span><text:span text:style-name="T15">int</text:span><text:span text:style-name="T10">)</text:span><text:span text:style-name="T14"> </text:span><text:span text:style-name="T10">0xF800);</text:span><text:span text:style-name="T14"><text:tab/></text:span><text:span text:style-name="T12">//CRC on, Scramble off, 1st byte packet length, auto ACK on</text:span></text:p>
      <text:p text:style-name="P6"><text:span text:style-name="T14"><text:tab/></text:span><text:span text:style-name="T10">write(42,(</text:span><text:span text:style-name="T15">int</text:span><text:span text:style-name="T10">)</text:span><text:span text:style-name="T14"> </text:span><text:span text:style-name="T10">0xFDFF);</text:span></text:p>
      <text:p text:style-name="P10"/>
      <text:p text:style-name="P10">}</text:p>
      <text:p text:style-name="P10"/>
      <text:p text:style-name="P6"><text:span text:style-name="T15">char</text:span><text:span text:style-name="T14"> </text:span><text:span text:style-name="T10">XCVR::check()</text:span></text:p>
      <text:p text:style-name="P10">{</text:p>
      <text:p text:style-name="P6"><text:span text:style-name="T14"><text:tab/></text:span><text:span text:style-name="T15">return</text:span><text:span text:style-name="T14"> </text:span><text:span text:style-name="T10">(</text:span><text:span text:style-name="T15">char</text:span><text:span text:style-name="T10">)(read2(STAT)</text:span><text:span text:style-name="T14"> </text:span><text:span text:style-name="T10">&amp;</text:span><text:span text:style-name="T14"> </text:span><text:span text:style-name="T10">0x0040);</text:span></text:p>
      <text:p text:style-name="P10">}</text:p>
      <text:p text:style-name="P10"/>
      <text:p text:style-name="P6"><text:span text:style-name="T15">void</text:span><text:span text:style-name="T14"> </text:span><text:span text:style-name="T10">XCVR::tx(</text:span><text:span text:style-name="T15">char</text:span><text:span text:style-name="T14"> </text:span><text:span text:style-name="T10">packet[],</text:span><text:span text:style-name="T14"> </text:span><text:span text:style-name="T15">char</text:span><text:span text:style-name="T14"> </text:span><text:span text:style-name="T10">len)</text:span></text:p>
      <text:p text:style-name="P10">{</text:p>
      <text:p text:style-name="P6"><text:span text:style-name="T14"><text:tab/></text:span><text:span text:style-name="T15">for</text:span><text:span text:style-name="T14"> </text:span><text:span text:style-name="T10">(</text:span><text:span text:style-name="T15">char</text:span><text:span text:style-name="T14"> </text:span><text:span text:style-name="T10">i</text:span><text:span text:style-name="T14"> </text:span><text:span text:style-name="T10">=</text:span><text:span text:style-name="T14"> </text:span><text:span text:style-name="T10">0;</text:span><text:span text:style-name="T14"> </text:span><text:span text:style-name="T10">i</text:span><text:span text:style-name="T14"> </text:span><text:span text:style-name="T10">&lt;</text:span><text:span text:style-name="T14"> </text:span><text:span text:style-name="T10">len;</text:span><text:span text:style-name="T14"> </text:span><text:span text:style-name="T10">i++)</text:span><text:span text:style-name="T14"> </text:span></text:p>
      <text:p text:style-name="P6"><text:span text:style-name="T14"><text:tab/></text:span><text:span text:style-name="T10">{</text:span></text:p>
      <text:p text:style-name="P6"><text:span text:style-name="T14"><text:tab/><text:tab/></text:span><text:span text:style-name="T10">write(FIFO,</text:span><text:span text:style-name="T14"> </text:span><text:span text:style-name="T10">packet[i]);</text:span><text:span text:style-name="T14"><text:tab/><text:tab/><text:tab/></text:span><text:span text:style-name="T12">//write all data</text:span></text:p>
      <text:p text:style-name="P6"><text:span text:style-name="T14"><text:tab/></text:span><text:span text:style-name="T10">}</text:span></text:p>
      <text:p text:style-name="P9"><text:tab/></text:p>
      <text:p text:style-name="P6"><text:span text:style-name="T14"><text:tab/></text:span><text:span text:style-name="T10">write(</text:span><text:span text:style-name="T14"> </text:span><text:span text:style-name="T10">7,(</text:span><text:span text:style-name="T15">int</text:span><text:span text:style-name="T10">)</text:span><text:span text:style-name="T14"> </text:span><text:span text:style-name="T10">((_channel</text:span><text:span text:style-name="T14"> </text:span><text:span text:style-name="T10">&amp;</text:span><text:span text:style-name="T14"> </text:span><text:span text:style-name="T10">0x7F)</text:span><text:span text:style-name="T14"> </text:span><text:span text:style-name="T10">|</text:span><text:span text:style-name="T14"> </text:span><text:span text:style-name="T10">TX_EN)</text:span><text:span text:style-name="T14"> </text:span><text:span text:style-name="T10">);</text:span></text:p>
      <text:p text:style-name="P10">}</text:p>
      <text:p text:style-name="P10"/>
      <text:p text:style-name="P6"><text:span text:style-name="T15">char</text:span><text:span text:style-name="T14"> </text:span><text:span text:style-name="T10">XCVR::rx(</text:span><text:span text:style-name="T15">char</text:span><text:span text:style-name="T14"> </text:span><text:span text:style-name="T10">packet[])</text:span></text:p>
      <text:p text:style-name="P10">{</text:p>
      <text:p text:style-name="P6"><text:span text:style-name="T14"><text:tab/></text:span><text:span text:style-name="T15">int</text:span><text:span text:style-name="T14"> </text:span><text:span text:style-name="T10">timeout</text:span><text:span text:style-name="T14"> </text:span><text:span text:style-name="T10">=</text:span><text:span text:style-name="T14"> </text:span><text:span text:style-name="T10">0;</text:span></text:p>
      <text:p text:style-name="P6"><text:span text:style-name="T14"><text:tab/></text:span><text:span text:style-name="T15">char</text:span><text:span text:style-name="T14"> </text:span><text:span text:style-name="T10">len</text:span><text:span text:style-name="T14"> </text:span><text:span text:style-name="T10">=</text:span><text:span text:style-name="T14"> </text:span><text:span text:style-name="T10">0;</text:span></text:p>
      <text:p text:style-name="P6"><text:span text:style-name="T14"><text:tab/></text:span><text:span text:style-name="T10">write(</text:span><text:span text:style-name="T14"> </text:span><text:span text:style-name="T10">7,(</text:span><text:span text:style-name="T15">int</text:span><text:span text:style-name="T10">)</text:span><text:span text:style-name="T14"> </text:span><text:span text:style-name="T10">((_channel</text:span><text:span text:style-name="T14"> </text:span><text:span text:style-name="T10">&amp;</text:span><text:span text:style-name="T14"> </text:span><text:span text:style-name="T10">0x7F)</text:span><text:span text:style-name="T14"> </text:span><text:span text:style-name="T10">|</text:span><text:span text:style-name="T14"> </text:span><text:span text:style-name="T10">RX_EN)</text:span><text:span text:style-name="T14"> </text:span><text:span text:style-name="T10">);</text:span><text:span text:style-name="T14"> </text:span></text:p>
      <text:p text:style-name="P10"/>
      <text:p text:style-name="P6"><text:span text:style-name="T14"><text:tab/></text:span><text:span text:style-name="T15">while</text:span><text:span text:style-name="T14"> </text:span><text:span text:style-name="T10">((timeout&lt;</text:span><text:span text:style-name="T14"> </text:span><text:span text:style-name="T10">20000)</text:span><text:span text:style-name="T14"> </text:span><text:span text:style-name="T10">&amp;&amp;</text:span><text:span text:style-name="T14"> </text:span><text:span text:style-name="T10">(!check()))</text:span><text:span text:style-name="T14"><text:tab/></text:span><text:span text:style-name="T12">//count to 20k, time out if no data</text:span></text:p>
      <text:p text:style-name="P6"><text:span text:style-name="T14"><text:tab/></text:span><text:span text:style-name="T10">{</text:span></text:p>
      <text:p text:style-name="P6"><text:span text:style-name="T14"><text:tab/><text:tab/></text:span><text:span text:style-name="T10">timeout++;</text:span></text:p>
      <text:p text:style-name="P6"><text:span text:style-name="T14"><text:tab/></text:span><text:span text:style-name="T10">}</text:span></text:p>
      <text:p text:style-name="P10"/>
      <text:p text:style-name="P6"><text:span text:style-name="T14"><text:tab/></text:span><text:span text:style-name="T15">if</text:span><text:span text:style-name="T14"> </text:span><text:span text:style-name="T10">(check())</text:span><text:span text:style-name="T14"><text:tab/></text:span><text:span text:style-name="T12">//data?</text:span></text:p>
      <text:p text:style-name="P6"><text:span text:style-name="T14"><text:tab/></text:span><text:span text:style-name="T10">{</text:span></text:p>
      <text:p text:style-name="P6"><text:span text:style-name="T14"><text:tab/><text:tab/></text:span><text:span text:style-name="T10">len</text:span><text:span text:style-name="T14"> </text:span><text:span text:style-name="T10">=</text:span><text:span text:style-name="T14"> </text:span><text:span text:style-name="T10">read(52)</text:span><text:span text:style-name="T14"> </text:span><text:span text:style-name="T10">&amp;</text:span><text:span text:style-name="T14"> </text:span><text:span text:style-name="T10">0x3F;</text:span><text:span text:style-name="T14"><text:tab/><text:tab/><text:tab/></text:span><text:span text:style-name="T12">//read data length</text:span></text:p>
      <text:p text:style-name="P6"><text:span text:style-name="T14"><text:tab/><text:tab/></text:span><text:span text:style-name="T15">for</text:span><text:span text:style-name="T14"> </text:span><text:span text:style-name="T10">(</text:span><text:span text:style-name="T15">int</text:span><text:span text:style-name="T14"> </text:span><text:span text:style-name="T10">i</text:span><text:span text:style-name="T14"> </text:span><text:span text:style-name="T10">=</text:span><text:span text:style-name="T14"> </text:span><text:span text:style-name="T10">0;</text:span><text:span text:style-name="T14"> </text:span><text:span text:style-name="T10">i</text:span><text:span text:style-name="T14"> </text:span><text:span text:style-name="T10">&lt;</text:span><text:span text:style-name="T14"> </text:span><text:span text:style-name="T10">len;</text:span><text:span text:style-name="T14"> </text:span><text:span text:style-name="T10">i++)</text:span><text:span text:style-name="T14"><text:tab/><text:tab/></text:span><text:span text:style-name="T12">//read all data into buffer</text:span></text:p>
      <text:p text:style-name="P6"><text:span text:style-name="T14"><text:tab/><text:tab/></text:span><text:span text:style-name="T10">{</text:span></text:p>
      <text:p text:style-name="P6"><text:span text:style-name="T14"><text:tab/><text:tab/><text:tab/></text:span><text:span text:style-name="T10">packet[i]</text:span><text:span text:style-name="T14"> </text:span><text:span text:style-name="T10">=</text:span><text:span text:style-name="T14"> </text:span><text:span text:style-name="T10">read(FIFO);</text:span></text:p>
      <text:p text:style-name="P6"><text:span text:style-name="T14"><text:tab/><text:tab/></text:span><text:span text:style-name="T10">}</text:span></text:p>
      <text:p text:style-name="P6"><text:span text:style-name="T14"><text:tab/><text:tab/></text:span><text:span text:style-name="T15">return</text:span><text:span text:style-name="T14"> </text:span><text:span text:style-name="T10">len;</text:span><text:span text:style-name="T14"><text:tab/><text:tab/><text:tab/><text:tab/><text:tab/></text:span><text:span text:style-name="T12">//return non zero number for success</text:span></text:p>
      <text:p text:style-name="P6"><text:span text:style-name="T14"><text:tab/></text:span><text:span text:style-name="T10">}</text:span><text:span text:style-name="T14"><text:tab/></text:span></text:p>
      <text:p text:style-name="P6"><text:span text:style-name="T14"><text:tab/></text:span><text:span text:style-name="T15">else</text:span></text:p>
      <text:p text:style-name="P6"><text:span text:style-name="T14"><text:tab/></text:span><text:span text:style-name="T10">{</text:span></text:p>
      <text:p text:style-name="P6"><text:span text:style-name="T14"><text:tab/><text:tab/></text:span><text:span text:style-name="T15">return</text:span><text:span text:style-name="T14"> </text:span><text:span text:style-name="T10">0;</text:span><text:span text:style-name="T14"><text:tab/><text:tab/><text:tab/><text:tab/><text:tab/></text:span><text:span text:style-name="T12">//failure (timeout)</text:span></text:p>
      <text:p text:style-name="P6"><text:span text:style-name="T14"><text:tab/></text:span><text:span text:style-name="T10">}</text:span></text:p>
      <text:p text:style-name="P10">}</text:p>
      <text:p text:style-name="P10"/>
      <text:p text:style-name="P6"><text:span text:style-name="T15">void</text:span><text:span text:style-name="T14"> </text:span><text:span text:style-name="T10">XCVR::write(</text:span><text:span text:style-name="T14"> </text:span><text:span text:style-name="T15">char</text:span><text:span text:style-name="T14"> </text:span><text:span text:style-name="T10">reg</text:span><text:span text:style-name="T14"> </text:span><text:span text:style-name="T10">,</text:span><text:span text:style-name="T14"> </text:span><text:span text:style-name="T15">char</text:span><text:span text:style-name="T14"> </text:span><text:span text:style-name="T10">data</text:span><text:span text:style-name="T14"> </text:span><text:span text:style-name="T10">)</text:span></text:p>
      <text:p text:style-name="P10">{</text:p>
      <text:p text:style-name="P6"><text:span text:style-name="T14"><text:tab/></text:span><text:span text:style-name="T10">SS_LO;</text:span></text:p>
      <text:p text:style-name="P6"><text:span text:style-name="T14"><text:tab/></text:span><text:span text:style-name="T10">SPI(reg);</text:span><text:span text:style-name="T14"><text:tab/><text:tab/></text:span><text:span text:style-name="T12">//set register</text:span></text:p>
      <text:p text:style-name="P6"><text:span text:style-name="T14"><text:tab/></text:span><text:span text:style-name="T10">SPI(data);</text:span><text:span text:style-name="T14"><text:tab/><text:tab/></text:span><text:span text:style-name="T12">//write data</text:span></text:p>
      <text:p text:style-name="P6"><text:span text:style-name="T14"><text:tab/></text:span><text:span text:style-name="T10">SS_HI;</text:span></text:p>
      <text:p text:style-name="P10">}</text:p>
      <text:p text:style-name="P10"/>
      <text:p text:style-name="P6"><text:span text:style-name="T15">void</text:span><text:span text:style-name="T14"> </text:span><text:span text:style-name="T10">XCVR::write(</text:span><text:span text:style-name="T14"> </text:span><text:span text:style-name="T15">char</text:span><text:span text:style-name="T14"> </text:span><text:span text:style-name="T10">reg</text:span><text:span text:style-name="T14"> </text:span><text:span text:style-name="T10">,</text:span><text:span text:style-name="T14"> </text:span><text:span text:style-name="T15">int</text:span><text:span text:style-name="T14"> </text:span><text:span text:style-name="T10">data</text:span><text:span text:style-name="T14"> </text:span><text:span text:style-name="T10">)</text:span></text:p>
      <text:p text:style-name="P10"><text:soft-page-break/>{</text:p>
      <text:p text:style-name="P6"><text:span text:style-name="T14"><text:tab/></text:span><text:span text:style-name="T15">char</text:span><text:span text:style-name="T14"> </text:span><text:span text:style-name="T10">d1</text:span><text:span text:style-name="T14"> </text:span><text:span text:style-name="T10">=</text:span><text:span text:style-name="T14"> </text:span><text:span text:style-name="T10">(data</text:span><text:span text:style-name="T14"> </text:span><text:span text:style-name="T10">&gt;&gt;</text:span><text:span text:style-name="T14"> </text:span><text:span text:style-name="T10">8)</text:span><text:span text:style-name="T14"> </text:span><text:span text:style-name="T10">&amp;</text:span><text:span text:style-name="T14"> </text:span><text:span text:style-name="T10">0xFF;</text:span><text:span text:style-name="T14"><text:tab/></text:span><text:span text:style-name="T12">//break int into two bytes to write to spi register</text:span></text:p>
      <text:p text:style-name="P6"><text:span text:style-name="T14"><text:tab/></text:span><text:span text:style-name="T15">char</text:span><text:span text:style-name="T14"> </text:span><text:span text:style-name="T10">d2</text:span><text:span text:style-name="T14"> </text:span><text:span text:style-name="T10">=</text:span><text:span text:style-name="T14"> </text:span><text:span text:style-name="T10">data</text:span><text:span text:style-name="T14"> </text:span><text:span text:style-name="T10">&amp;</text:span><text:span text:style-name="T14"> </text:span><text:span text:style-name="T10">0xFF;</text:span></text:p>
      <text:p text:style-name="P9"><text:tab/></text:p>
      <text:p text:style-name="P6"><text:span text:style-name="T14"><text:tab/></text:span><text:span text:style-name="T10">SS_LO;</text:span></text:p>
      <text:p text:style-name="P6"><text:span text:style-name="T14"><text:tab/></text:span><text:span text:style-name="T10">SPI(reg);</text:span><text:span text:style-name="T14"><text:tab/><text:tab/></text:span><text:span text:style-name="T12">//set register</text:span></text:p>
      <text:p text:style-name="P6"><text:span text:style-name="T14"><text:tab/></text:span><text:span text:style-name="T10">SPI(d1);</text:span><text:span text:style-name="T14"><text:tab/><text:tab/></text:span><text:span text:style-name="T12">//write MSB</text:span></text:p>
      <text:p text:style-name="P6"><text:span text:style-name="T14"><text:tab/></text:span><text:span text:style-name="T10">SPI(d2);</text:span><text:span text:style-name="T14"><text:tab/><text:tab/></text:span><text:span text:style-name="T12">//write LSB</text:span></text:p>
      <text:p text:style-name="P6"><text:span text:style-name="T14"><text:tab/></text:span><text:span text:style-name="T10">SS_HI;</text:span></text:p>
      <text:p text:style-name="P10">}</text:p>
      <text:p text:style-name="P10"/>
      <text:p text:style-name="P10"/>
      <text:p text:style-name="P6"><text:span text:style-name="T15">char</text:span><text:span text:style-name="T14"> </text:span><text:span text:style-name="T10">XCVR::read(</text:span><text:span text:style-name="T14"> </text:span><text:span text:style-name="T15">char</text:span><text:span text:style-name="T14"> </text:span><text:span text:style-name="T10">reg</text:span><text:span text:style-name="T14"> </text:span><text:span text:style-name="T10">)</text:span></text:p>
      <text:p text:style-name="P10">{</text:p>
      <text:p text:style-name="P6"><text:span text:style-name="T14"><text:tab/></text:span><text:span text:style-name="T15">char</text:span><text:span text:style-name="T14"> </text:span><text:span text:style-name="T10">temp</text:span><text:span text:style-name="T14"> </text:span><text:span text:style-name="T10">=</text:span><text:span text:style-name="T14"> </text:span><text:span text:style-name="T10">0;</text:span></text:p>
      <text:p text:style-name="P6"><text:span text:style-name="T14"><text:tab/></text:span><text:span text:style-name="T10">SS_LO;</text:span></text:p>
      <text:p text:style-name="P6"><text:span text:style-name="T14"><text:tab/></text:span><text:span text:style-name="T10">SPI(reg</text:span><text:span text:style-name="T14"> </text:span><text:span text:style-name="T10">|</text:span><text:span text:style-name="T14"> </text:span><text:span text:style-name="T10">0x80);</text:span><text:span text:style-name="T14"><text:tab/></text:span><text:span text:style-name="T12">//set register/direction</text:span></text:p>
      <text:p text:style-name="P6"><text:span text:style-name="T14"><text:tab/></text:span><text:span text:style-name="T10">temp</text:span><text:span text:style-name="T14"> </text:span><text:span text:style-name="T10">=</text:span><text:span text:style-name="T14"> </text:span><text:span text:style-name="T10">SPI(0);</text:span><text:span text:style-name="T14"><text:tab/></text:span><text:span text:style-name="T12">//get spi data</text:span></text:p>
      <text:p text:style-name="P6"><text:span text:style-name="T14"><text:tab/></text:span><text:span text:style-name="T10">SS_HI;</text:span></text:p>
      <text:p text:style-name="P6"><text:span text:style-name="T14"><text:tab/></text:span><text:span text:style-name="T15">return</text:span><text:span text:style-name="T14"> </text:span><text:span text:style-name="T10">temp;</text:span><text:span text:style-name="T14"><text:tab/><text:tab/></text:span><text:span text:style-name="T12">//return spi data</text:span></text:p>
      <text:p text:style-name="P10">}</text:p>
      <text:p text:style-name="P10"/>
      <text:p text:style-name="P6"><text:span text:style-name="T15">int</text:span><text:span text:style-name="T14"> </text:span><text:span text:style-name="T10">XCVR::read2(</text:span><text:span text:style-name="T14"> </text:span><text:span text:style-name="T15">char</text:span><text:span text:style-name="T14"> </text:span><text:span text:style-name="T10">reg</text:span><text:span text:style-name="T14"> </text:span><text:span text:style-name="T10">)</text:span></text:p>
      <text:p text:style-name="P10">{</text:p>
      <text:p text:style-name="P6"><text:span text:style-name="T14"><text:tab/></text:span><text:span text:style-name="T15">int</text:span><text:span text:style-name="T14"> </text:span><text:span text:style-name="T10">temp</text:span><text:span text:style-name="T14"> </text:span><text:span text:style-name="T10">=</text:span><text:span text:style-name="T14"> </text:span><text:span text:style-name="T10">0;</text:span></text:p>
      <text:p text:style-name="P6"><text:span text:style-name="T14"><text:tab/></text:span><text:span text:style-name="T10">SS_LO;</text:span></text:p>
      <text:p text:style-name="P6"><text:span text:style-name="T14"><text:tab/></text:span><text:span text:style-name="T10">SPI(reg</text:span><text:span text:style-name="T14"> </text:span><text:span text:style-name="T10">|</text:span><text:span text:style-name="T14"> </text:span><text:span text:style-name="T10">0x80);</text:span><text:span text:style-name="T14"><text:tab/><text:tab/></text:span><text:span text:style-name="T12">//set register/direction</text:span></text:p>
      <text:p text:style-name="P6"><text:span text:style-name="T14"><text:s text:c="4"/><text:tab/></text:span><text:span text:style-name="T10">temp</text:span><text:span text:style-name="T14"> </text:span><text:span text:style-name="T10">=</text:span><text:span text:style-name="T14"> </text:span><text:span text:style-name="T10">SPI(0);</text:span><text:span text:style-name="T14"><text:tab/><text:tab/></text:span><text:span text:style-name="T12">//read MSB</text:span></text:p>
      <text:p text:style-name="P6"><text:span text:style-name="T14"><text:tab/></text:span><text:span text:style-name="T10">temp</text:span><text:span text:style-name="T14"> </text:span><text:span text:style-name="T10">&lt;&lt;=</text:span><text:span text:style-name="T14"> </text:span><text:span text:style-name="T10">8;</text:span><text:span text:style-name="T14"><text:tab/><text:tab/><text:tab/></text:span><text:span text:style-name="T12">//shift over for lsb</text:span></text:p>
      <text:p text:style-name="P6"><text:span text:style-name="T14"><text:tab/></text:span><text:span text:style-name="T10">temp</text:span><text:span text:style-name="T14"> </text:span><text:span text:style-name="T10">|=</text:span><text:span text:style-name="T14"> </text:span><text:span text:style-name="T10">SPI(0);</text:span><text:span text:style-name="T14"><text:tab/><text:tab/></text:span><text:span text:style-name="T12">//read LSB</text:span></text:p>
      <text:p text:style-name="P6"><text:span text:style-name="T14"><text:tab/></text:span><text:span text:style-name="T10">SS_HI;</text:span></text:p>
      <text:p text:style-name="P6"><text:span text:style-name="T14"><text:tab/></text:span><text:span text:style-name="T15">return</text:span><text:span text:style-name="T14"> </text:span><text:span text:style-name="T10">temp;</text:span><text:span text:style-name="T14"><text:tab/><text:tab/><text:tab/></text:span><text:span text:style-name="T12">//return 2 bytes of data</text:span></text:p>
      <text:p text:style-name="P10">}</text:p>
      <text:p text:style-name="P10"/>
      <text:p text:style-name="P6"><text:span text:style-name="T15">void</text:span><text:span text:style-name="T14"> </text:span><text:span text:style-name="T10">XCVR::startSPI()</text:span></text:p>
      <text:p text:style-name="P10">{</text:p>
      <text:p text:style-name="P6"><text:span text:style-name="T14"><text:tab/></text:span><text:span text:style-name="T10">DDRB</text:span><text:span text:style-name="T14"> </text:span><text:span text:style-name="T10">|=</text:span><text:span text:style-name="T14"> </text:span><text:span text:style-name="T10">(1&lt;&lt;DDB2)|(1&lt;&lt;DDB1)|(1&lt;&lt;DDB0);</text:span><text:span text:style-name="T14"><text:tab/></text:span><text:span text:style-name="T12">//set mosi to output, sck to output, ss to </text:span></text:p>
      <text:p text:style-name="P6"><text:span text:style-name="T12"><text:tab/><text:tab/><text:tab/><text:tab/><text:tab/><text:tab/><text:tab/>//output respectively</text:span></text:p>
      <text:p text:style-name="P6"><text:span text:style-name="T14"><text:tab/></text:span><text:span text:style-name="T10">SPCR</text:span><text:span text:style-name="T14"> </text:span><text:span text:style-name="T10">=</text:span><text:span text:style-name="T14"> </text:span><text:span text:style-name="T10">(1&lt;&lt;SPE)|(1&lt;&lt;MSTR)|(1&lt;&lt;CPHA);</text:span><text:span text:style-name="T14"><text:tab/></text:span><text:span text:style-name="T12">//enable spi, spi master mode, sample on</text:span></text:p>
      <text:p text:style-name="P6"><text:span text:style-name="T12"><text:tab/><text:tab/><text:tab/><text:tab/><text:tab/><text:tab/><text:tab/>// falling sck edge</text:span></text:p>
      <text:p text:style-name="P6"><text:span text:style-name="T14"><text:tab/></text:span><text:span text:style-name="T10">SPSR</text:span><text:span text:style-name="T14"> </text:span><text:span text:style-name="T10">=</text:span><text:span text:style-name="T14"> </text:span><text:span text:style-name="T10">(1&lt;&lt;SPI2X);</text:span><text:span text:style-name="T14"><text:tab/><text:tab/><text:tab/><text:tab/></text:span><text:span text:style-name="T12">//set spi to max speed (4Mbit/s)</text:span></text:p>
      <text:p text:style-name="P10">}</text:p>
      <text:p text:style-name="P10"/>
      <text:p text:style-name="P6"><text:span text:style-name="T15">char</text:span><text:span text:style-name="T14"> </text:span><text:span text:style-name="T10">XCVR::SPI(</text:span><text:span text:style-name="T15">char</text:span><text:span text:style-name="T14"> </text:span><text:span text:style-name="T10">data)</text:span></text:p>
      <text:p text:style-name="P10">{</text:p>
      <text:p text:style-name="P6"><text:span text:style-name="T14"><text:tab/></text:span><text:span text:style-name="T10">SPDR</text:span><text:span text:style-name="T14"> </text:span><text:span text:style-name="T10">=</text:span><text:span text:style-name="T14"> </text:span><text:span text:style-name="T10">data;</text:span><text:span text:style-name="T14"><text:tab/><text:tab/><text:tab/><text:tab/></text:span><text:span text:style-name="T12">//write data to spi bus</text:span></text:p>
      <text:p text:style-name="P6"><text:span text:style-name="T14"><text:tab/></text:span><text:span text:style-name="T15">while</text:span><text:span text:style-name="T10">(!(SPSR</text:span><text:span text:style-name="T14"> </text:span><text:span text:style-name="T10">&amp;</text:span><text:span text:style-name="T14"> </text:span><text:span text:style-name="T10">(1&lt;&lt;SPIF)));</text:span><text:span text:style-name="T14"> </text:span><text:span text:style-name="T12">//wait for transmission to finish</text:span></text:p>
      <text:p text:style-name="P6"><text:span text:style-name="T14"><text:tab/></text:span><text:span text:style-name="T15">return</text:span><text:span text:style-name="T14"> </text:span><text:span text:style-name="T10">SPDR;</text:span><text:span text:style-name="T14"><text:tab/><text:tab/><text:tab/><text:tab/></text:span><text:span text:style-name="T12">//spdr now has received data in it. return it</text:span></text:p>
      <text:p text:style-name="P10">}</text:p>
      <text:p text:style-name="P10"/>
      <text:p text:style-name="P21"/>
      <text:p text:style-name="P17">/* car.cpp</text:p>
      <text:p text:style-name="P8"><text:s/>*</text:p>
      <text:p text:style-name="P8"><text:s/>* Created: 3/10/2013 ☢ 16:43:55 ☢</text:p>
      <text:p text:style-name="P8"><text:s/>* <text:s/>Author: Chris</text:p>
      <text:p text:style-name="P6"><text:span text:style-name="T12"><text:s/>*/</text:span><text:span text:style-name="T14"> </text:span></text:p>
      <text:p text:style-name="P6"><text:span text:style-name="T15">#define</text:span><text:span text:style-name="T14"> </text:span><text:span text:style-name="T10">F_CPU</text:span><text:span text:style-name="T14"> </text:span><text:span text:style-name="T10">8000000UL</text:span><text:span text:style-name="T14"> </text:span><text:span text:style-name="T12">//define cpu frequency as 8MHz for the _delay_() macro</text:span></text:p>
      <text:p text:style-name="P10"/>
      <text:p text:style-name="P6"><text:span text:style-name="T15">#include</text:span><text:span text:style-name="T14"> </text:span><text:span text:style-name="T10">&lt;avr/io.h&gt;</text:span></text:p>
      <text:p text:style-name="P6"><text:span text:style-name="T15">#include</text:span><text:span text:style-name="T14"> </text:span><text:span text:style-name="T10">&lt;avr/interrupt.h&gt;</text:span></text:p>
      <text:p text:style-name="P6"><text:span text:style-name="T15">#include</text:span><text:span text:style-name="T14"> </text:span><text:span text:style-name="T10">&lt;util/delay.h&gt;</text:span></text:p>
      <text:p text:style-name="P6"><text:span text:style-name="T15">#include</text:span><text:span text:style-name="T14"> "xcvr.h"</text:span></text:p>
      <text:p text:style-name="P6"><text:span text:style-name="T15">#include</text:span><text:span text:style-name="T14"> "pwm.h"</text:span></text:p>
      <text:p text:style-name="P6"><text:span text:style-name="T15">#include</text:span><text:span text:style-name="T14"> "movement.h"</text:span></text:p>
      <text:p text:style-name="P10"/>
      <text:p text:style-name="P10"/>
      <text:p text:style-name="P6"><text:span text:style-name="T15">#define</text:span><text:span text:style-name="T14"> </text:span><text:span text:style-name="T10">rightstick</text:span><text:span text:style-name="T14"> </text:span><text:span text:style-name="T10">4</text:span><text:span text:style-name="T14"><text:tab/><text:tab/><text:tab/></text:span><text:span text:style-name="T12">//byte in input array containing right analog stick value</text:span></text:p>
      <text:p text:style-name="P6"><text:span text:style-name="T15">#define</text:span><text:span text:style-name="T14"> </text:span><text:span text:style-name="T10">leftstick</text:span><text:span text:style-name="T14"> </text:span><text:span text:style-name="T10">6</text:span><text:span text:style-name="T14"><text:tab/><text:tab/><text:tab/></text:span><text:span text:style-name="T12">//byte in input array containing left analog stick value</text:span></text:p>
      <text:p text:style-name="P10"/>
      <text:p text:style-name="P6"><text:span text:style-name="T15">void</text:span><text:span text:style-name="T14"> </text:span><text:span text:style-name="T10">pinsetup();</text:span><text:span text:style-name="T14"><text:tab/><text:tab/><text:tab/></text:span><text:span text:style-name="T12">//configures I/O pins</text:span></text:p>
      <text:p text:style-name="P6"><text:span text:style-name="T15">void</text:span><text:span text:style-name="T14"> </text:span><text:span text:style-name="T10">unused_modules();</text:span><text:span text:style-name="T14"><text:tab/><text:tab/></text:span><text:span text:style-name="T12">//turns off unused modules</text:span></text:p>
      <text:p text:style-name="P10"/>
      <text:p text:style-name="P6"><text:span text:style-name="T15">static</text:span><text:span text:style-name="T14"> </text:span><text:span text:style-name="T15">int</text:span><text:span text:style-name="T14"> </text:span><text:span text:style-name="T10">potatoes[]</text:span><text:span text:style-name="T14"> </text:span><text:span text:style-name="T10">=</text:span><text:span text:style-name="T14"> </text:span><text:span text:style-name="T10">{0x706f,</text:span><text:span text:style-name="T14"> </text:span><text:span text:style-name="T10">0x7461,</text:span><text:span text:style-name="T14"> </text:span><text:span text:style-name="T10">0x746f,</text:span><text:span text:style-name="T14"> </text:span><text:span text:style-name="T10">0x6573};</text:span><text:span text:style-name="T14"> </text:span><text:span text:style-name="T12">//the sync key is potatoes. because potatoes.</text:span></text:p>
      <text:p text:style-name="P6"><text:span text:style-name="T15">int</text:span><text:span text:style-name="T14"> </text:span><text:span text:style-name="T10">main(</text:span><text:span text:style-name="T15">void</text:span><text:span text:style-name="T10">)</text:span></text:p>
      <text:p text:style-name="P10">{</text:p>
      <text:p text:style-name="P6"><text:span text:style-name="T14"><text:tab/></text:span><text:span text:style-name="T15">char</text:span><text:span text:style-name="T14"> </text:span><text:span text:style-name="T10">remote_input[63]</text:span><text:span text:style-name="T14"> </text:span><text:span text:style-name="T10">=</text:span><text:span text:style-name="T14"> </text:span><text:span text:style-name="T10">{0};</text:span></text:p>
      <text:p text:style-name="P6"><text:span text:style-name="T14"><text:tab/></text:span><text:span text:style-name="T15">char</text:span><text:span text:style-name="T14"> </text:span><text:span text:style-name="T10">stop</text:span><text:span text:style-name="T14"> </text:span><text:span text:style-name="T10">=</text:span><text:span text:style-name="T14"> </text:span><text:span text:style-name="T10">0;</text:span></text:p>
      <text:p text:style-name="P9"><text:tab/></text:p>
      <text:p text:style-name="P6"><text:span text:style-name="T14"><text:tab/></text:span><text:span text:style-name="T10">CLKPR</text:span><text:span text:style-name="T14"> </text:span><text:span text:style-name="T10">=</text:span><text:span text:style-name="T14"> </text:span><text:span text:style-name="T10">0x80;</text:span><text:span text:style-name="T14"><text:tab/></text:span><text:span text:style-name="T12">//prepare clock prescaler for change</text:span></text:p>
      <text:p text:style-name="P6"><text:span text:style-name="T14"><text:tab/></text:span><text:span text:style-name="T10">CLKPR</text:span><text:span text:style-name="T14"> </text:span><text:span text:style-name="T10">=</text:span><text:span text:style-name="T14"> </text:span><text:span text:style-name="T10">1;</text:span><text:span text:style-name="T14"><text:tab/><text:tab/></text:span><text:span text:style-name="T12">//divide clock by 2</text:span></text:p>
      <text:p text:style-name="P10"/>
      <text:p text:style-name="P6"><text:span text:style-name="T14"><text:tab/></text:span><text:span text:style-name="T10">unused_modules();</text:span><text:span text:style-name="T14"><text:tab/></text:span><text:span text:style-name="T12">//disable stuff that isnt being used</text:span></text:p>
      <text:p text:style-name="P6"><text:span text:style-name="T14"><text:tab/></text:span><text:span text:style-name="T10">setup_timers();</text:span></text:p>
      <text:p text:style-name="P6"><text:span text:style-name="T14"><text:tab/></text:span><text:span text:style-name="T10">pinsetup();</text:span></text:p>
      <text:p text:style-name="P10"/>
      <text:p text:style-name="P6"><text:span text:style-name="T14"><text:tab/></text:span><text:span text:style-name="T10">XCVR</text:span><text:span text:style-name="T14"> </text:span><text:span text:style-name="T10">XC</text:span><text:span text:style-name="T14"> </text:span><text:span text:style-name="T10">=</text:span><text:span text:style-name="T14"> </text:span><text:span text:style-name="T10">XCVR(10,</text:span><text:span text:style-name="T14"> </text:span><text:span text:style-name="T10">potatoes,</text:span><text:span text:style-name="T14"> </text:span><text:span text:style-name="T10">RX_EN);</text:span><text:span text:style-name="T14"> </text:span><text:span text:style-name="T12">//initialize the transceiver</text:span></text:p>
      <text:p text:style-name="P10"/>
      <text:p text:style-name="P10"/>
      <text:p text:style-name="P6"><text:span text:style-name="T14"><text:tab/></text:span><text:span text:style-name="T15">while</text:span><text:span text:style-name="T10">(1)</text:span></text:p>
      <text:p text:style-name="P6"><text:span text:style-name="T14"><text:tab/></text:span><text:span text:style-name="T10">{</text:span></text:p>
      <text:p text:style-name="P6"><text:span text:style-name="T14"><text:tab/><text:tab/></text:span><text:span text:style-name="T15">if</text:span><text:span text:style-name="T14"> </text:span><text:span text:style-name="T10">(XC.rx(remote_input))</text:span></text:p>
      <text:p text:style-name="P6"><text:span text:style-name="T14"><text:tab/><text:tab/></text:span><text:span text:style-name="T10">{</text:span></text:p>
      <text:p text:style-name="P6"><text:span text:style-name="T14"><text:tab/><text:tab/><text:tab/></text:span><text:span text:style-name="T10">set_right(remote_input[rightstick]);</text:span></text:p>
      <text:p text:style-name="P6"><text:span text:style-name="T14"><text:tab/><text:tab/><text:tab/></text:span><text:span text:style-name="T10">set_left(remote_input[leftstick]);</text:span></text:p>
      <text:p text:style-name="P6"><text:span text:style-name="T14"><text:tab/><text:tab/><text:tab/></text:span><text:span text:style-name="T10">set_flippers(remote_input[1]);</text:span></text:p>
      <text:p text:style-name="P6"><text:span text:style-name="T14"><text:tab/><text:tab/></text:span><text:span text:style-name="T10">}</text:span></text:p>
      <text:p text:style-name="P6"><text:span text:style-name="T14"><text:tab/><text:tab/></text:span><text:span text:style-name="T15">else</text:span></text:p>
      <text:p text:style-name="P6"><text:span text:style-name="T14"><text:tab/><text:tab/></text:span><text:span text:style-name="T10">{</text:span></text:p>
      <text:p text:style-name="P6"><text:span text:style-name="T14"><text:tab/><text:tab/><text:tab/></text:span><text:span text:style-name="T15">if</text:span><text:span text:style-name="T14"> </text:span><text:span text:style-name="T10">(stop</text:span><text:span text:style-name="T14"> </text:span><text:span text:style-name="T10">&lt;</text:span><text:span text:style-name="T14"> </text:span><text:span text:style-name="T10">20)</text:span><text:span text:style-name="T14"> </text:span><text:span text:style-name="T10">stop++;<text:tab/>//if timed out increment disconnect counter</text:span></text:p>
      <text:p text:style-name="P6"><text:span text:style-name="T14"><text:tab/><text:tab/></text:span><text:span text:style-name="T10">}</text:span></text:p>
      <text:p text:style-name="P9"><text:tab/><text:tab/></text:p>
      <text:p text:style-name="P6"><text:span text:style-name="T14"><text:tab/><text:tab/></text:span><text:span text:style-name="T15">if</text:span><text:span text:style-name="T14"> </text:span><text:span text:style-name="T10">(stop</text:span><text:span text:style-name="T14"> </text:span><text:span text:style-name="T10">&gt;</text:span><text:span text:style-name="T14"> </text:span><text:span text:style-name="T10">20)</text:span></text:p>
      <text:p text:style-name="P6"><text:span text:style-name="T14"><text:tab/><text:tab/></text:span><text:span text:style-name="T10">{</text:span></text:p>
      <text:p text:style-name="P6"><text:span text:style-name="T14"><text:tab/><text:tab/><text:tab/></text:span><text:span text:style-name="T10">stahp();<text:tab/>//we've disconnected from the remote stop moving</text:span></text:p>
      <text:p text:style-name="P6"><text:span text:style-name="T14"><text:tab/><text:tab/></text:span><text:span text:style-name="T10">}</text:span></text:p>
      <text:p text:style-name="P6"><text:span text:style-name="T14"><text:tab/></text:span><text:span text:style-name="T10">}</text:span></text:p>
      <text:p text:style-name="P10">}</text:p>
      <text:p text:style-name="P10"/>
      <text:p text:style-name="P10"><text:soft-page-break/></text:p>
      <text:p text:style-name="P10"/>
      <text:p text:style-name="P6"><text:span text:style-name="T15">void</text:span><text:span text:style-name="T14"> </text:span><text:span text:style-name="T10">unused_modules()</text:span></text:p>
      <text:p text:style-name="P10">{</text:p>
      <text:p text:style-name="P6"><text:span text:style-name="T14"><text:tab/></text:span><text:span text:style-name="T10">PRR0</text:span><text:span text:style-name="T14"> </text:span><text:span text:style-name="T10">=</text:span><text:span text:style-name="T14"> </text:span><text:span text:style-name="T10">((1&lt;&lt;PRTWI)|(1&lt;&lt;PRTIM0)|(1&lt;&lt;PRADC));</text:span><text:span text:style-name="T14"> <text:tab/></text:span><text:span text:style-name="T12">//disable 2wire interface / ADC</text:span></text:p>
      <text:p text:style-name="P6"><text:span text:style-name="T14"><text:tab/></text:span><text:span text:style-name="T10">PRR1</text:span><text:span text:style-name="T14"> </text:span><text:span text:style-name="T10">=</text:span><text:span text:style-name="T14"> </text:span><text:span text:style-name="T10">(</text:span><text:span text:style-name="T16">(1&lt;&lt;PRUSART1)|(1&gt;&gt;PRUSB)</text:span><text:span text:style-name="T10">);</text:span><text:span text:style-name="T14"><text:tab/><text:tab/></text:span><text:span text:style-name="T12">//disable USB and usart1 </text:span></text:p>
      <text:p text:style-name="P10"/>
      <text:p text:style-name="P6"><text:span text:style-name="T14"><text:tab/></text:span><text:span text:style-name="T10">MCUCR</text:span><text:span text:style-name="T14"> </text:span><text:span text:style-name="T10">|=</text:span><text:span text:style-name="T14"> </text:span><text:span text:style-name="T10">(1&lt;&lt;JTD);</text:span><text:span text:style-name="T14"><text:tab/></text:span><text:span text:style-name="T12">//must be written twice in 4 clocks to disable jtag interface </text:span></text:p>
      <text:p text:style-name="P6"><text:span text:style-name="T14"><text:tab/></text:span><text:span text:style-name="T10">MCUCR</text:span><text:span text:style-name="T14"> </text:span><text:span text:style-name="T10">|=</text:span><text:span text:style-name="T14"> </text:span><text:span text:style-name="T10">(1&lt;&lt;JTD);</text:span></text:p>
      <text:p text:style-name="P10">}</text:p>
      <text:p text:style-name="P10"/>
      <text:p text:style-name="P10"/>
      <text:p text:style-name="P6"><text:span text:style-name="T15">void</text:span><text:span text:style-name="T14"> </text:span><text:span text:style-name="T10">pinsetup()</text:span></text:p>
      <text:p text:style-name="P10">{</text:p>
      <text:p text:style-name="P6"><text:span text:style-name="T14"><text:tab/></text:span><text:span text:style-name="T10">DDRB</text:span><text:span text:style-name="T14"> </text:span><text:span text:style-name="T10">=</text:span><text:span text:style-name="T14"> </text:span><text:span text:style-name="T10">(1&lt;&lt;DDB4)|(1&lt;&lt;DDB5)|(1&lt;&lt;DDB6);</text:span></text:p>
      <text:p text:style-name="P6"><text:span text:style-name="T14"><text:tab/></text:span><text:span text:style-name="T10">DDRC</text:span><text:span text:style-name="T14"> </text:span><text:span text:style-name="T10">=</text:span><text:span text:style-name="T14"> </text:span><text:span text:style-name="T10">(1&lt;&lt;DDC6)|(1&lt;&lt;DDC7);</text:span></text:p>
      <text:p text:style-name="P6"><text:span text:style-name="T14"><text:tab/></text:span><text:span text:style-name="T10">DDRD</text:span><text:span text:style-name="T14"> </text:span><text:span text:style-name="T10">=</text:span><text:span text:style-name="T14"> </text:span><text:span text:style-name="T10">(1&lt;&lt;DDD4)|(1&lt;&lt;DDD6)|(1&lt;&lt;DDD7);</text:span></text:p>
      <text:p text:style-name="P10">}</text:p>
      <text:p text:style-name="P10"/>
      <text:p text:style-name="P21"/>
      <text:p text:style-name="P14">/*</text:p>
      <text:p text:style-name="FUCKFUCK"><text:s/>* movement.h</text:p>
      <text:p text:style-name="P8"><text:s/>*</text:p>
      <text:p text:style-name="P8"><text:s/>* Created: 4/18/2013 ☢ 12:23:58 ☢</text:p>
      <text:p text:style-name="P8"><text:s/>* <text:s/>Author: Chris</text:p>
      <text:p text:style-name="P6"><text:span text:style-name="T12"><text:s/>*/</text:span><text:span text:style-name="T14"> </text:span></text:p>
      <text:p text:style-name="P10"/>
      <text:p text:style-name="P6"><text:span text:style-name="T15">#ifndef</text:span><text:span text:style-name="T14"> </text:span><text:span text:style-name="T10">MOVEMENT_H_</text:span></text:p>
      <text:p text:style-name="P6"><text:span text:style-name="T15">#define</text:span><text:span text:style-name="T14"> </text:span><text:span text:style-name="T10">MOVEMENT_H_</text:span></text:p>
      <text:p text:style-name="P10"/>
      <text:p text:style-name="P6"><text:span text:style-name="T15">#include</text:span><text:span text:style-name="T14"> </text:span><text:span text:style-name="T10">&lt;avr/io.h&gt;</text:span></text:p>
      <text:p text:style-name="P6"><text:span text:style-name="T15">#include</text:span><text:span text:style-name="T14"> "pwm.h"</text:span></text:p>
      <text:p text:style-name="P10"/>
      <text:p text:style-name="P8">//these defines are used to create a value range for which the vehicle doesnt move</text:p>
      <text:p text:style-name="P6"><text:span text:style-name="T15">#define</text:span><text:span text:style-name="T14"> </text:span><text:span text:style-name="T10">deadzone_pct</text:span><text:span text:style-name="T14"><text:tab/></text:span><text:span text:style-name="T10">0.1</text:span></text:p>
      <text:p text:style-name="P6"><text:span text:style-name="T15">#define</text:span><text:span text:style-name="T14"> </text:span><text:span text:style-name="T10">upper_deadzone</text:span><text:span text:style-name="T14"><text:tab/></text:span><text:span text:style-name="T10">(</text:span><text:span text:style-name="T15">char</text:span><text:span text:style-name="T10">)(stopval</text:span><text:span text:style-name="T14"> </text:span><text:span text:style-name="T10">+</text:span><text:span text:style-name="T14"> </text:span><text:span text:style-name="T10">(stopval</text:span><text:span text:style-name="T14"> </text:span><text:span text:style-name="T10">*</text:span><text:span text:style-name="T14"> </text:span><text:span text:style-name="T10">deadzone_pct))</text:span></text:p>
      <text:p text:style-name="P6"><text:span text:style-name="T15">#define</text:span><text:span text:style-name="T14"> </text:span><text:span text:style-name="T10">lower_deadzone</text:span><text:span text:style-name="T14"><text:tab/></text:span><text:span text:style-name="T10">(</text:span><text:span text:style-name="T15">char</text:span><text:span text:style-name="T10">)(stopval</text:span><text:span text:style-name="T14"> </text:span><text:span text:style-name="T10">-</text:span><text:span text:style-name="T14"> </text:span><text:span text:style-name="T10">(stopval</text:span><text:span text:style-name="T14"> </text:span><text:span text:style-name="T10">*</text:span><text:span text:style-name="T14"> </text:span><text:span text:style-name="T10">deadzone_pct))</text:span></text:p>
      <text:p text:style-name="P6"><text:span text:style-name="T15">#define</text:span><text:span text:style-name="T14"> </text:span><text:span text:style-name="T10">stopval</text:span><text:span text:style-name="T14"> </text:span><text:span text:style-name="T10">128</text:span><text:span text:style-name="T14"><text:tab/><text:tab/><text:tab/></text:span><text:span text:style-name="T12">//neutral value</text:span></text:p>
      <text:p text:style-name="P10"/>
      <text:p text:style-name="P8">//used to set flipper pin states</text:p>
      <text:p text:style-name="P6"><text:span text:style-name="T15">#define</text:span><text:span text:style-name="T14"> </text:span><text:span text:style-name="T10">FFlipFwd</text:span><text:span text:style-name="T14"> </text:span><text:span text:style-name="T10">(PORTD</text:span><text:span text:style-name="T14"> </text:span><text:span text:style-name="T10">|=</text:span><text:span text:style-name="T14"> </text:span><text:span text:style-name="T10">(1&lt;&lt;PORTD4))</text:span></text:p>
      <text:p text:style-name="P6"><text:span text:style-name="T15">#define</text:span><text:span text:style-name="T14"> </text:span><text:span text:style-name="T10">FFlipRev</text:span><text:span text:style-name="T14"> </text:span><text:span text:style-name="T10">(PORTD</text:span><text:span text:style-name="T14"> </text:span><text:span text:style-name="T10">|=</text:span><text:span text:style-name="T14"> </text:span><text:span text:style-name="T10">(1&lt;&lt;PORTD6))</text:span></text:p>
      <text:p text:style-name="P6"><text:span text:style-name="T15">#define</text:span><text:span text:style-name="T14"> </text:span><text:span text:style-name="T10">FFlipStp</text:span><text:span text:style-name="T14"> </text:span><text:span text:style-name="T10">(PORTD</text:span><text:span text:style-name="T14"> </text:span><text:span text:style-name="T10">&amp;=</text:span><text:span text:style-name="T14"> </text:span><text:span text:style-name="T10">~((1&lt;&lt;PORTD4)|(1&lt;&lt;PORTD6)))</text:span></text:p>
      <text:p text:style-name="P6"><text:span text:style-name="T15">#define</text:span><text:span text:style-name="T14"> </text:span><text:span text:style-name="T10">RFlipFwd</text:span><text:span text:style-name="T14"> </text:span><text:span text:style-name="T10">(PORTD</text:span><text:span text:style-name="T14"> </text:span><text:span text:style-name="T10">|=</text:span><text:span text:style-name="T14"> </text:span><text:span text:style-name="T10">(1&lt;&lt;PORTD7))</text:span></text:p>
      <text:p text:style-name="P6"><text:span text:style-name="T15">#define</text:span><text:span text:style-name="T14"> </text:span><text:span text:style-name="T10">RFlipRev</text:span><text:span text:style-name="T14"> </text:span><text:span text:style-name="T10">(PORTB</text:span><text:span text:style-name="T14"> </text:span><text:span text:style-name="T10">|=</text:span><text:span text:style-name="T14"> </text:span><text:span text:style-name="T10">(1&lt;&lt;PORTB4))</text:span></text:p>
      <text:p text:style-name="P6"><text:span text:style-name="T15">#define</text:span><text:span text:style-name="T14"> </text:span><text:span text:style-name="T10">RFlipStp</text:span><text:span text:style-name="T14"> </text:span><text:span text:style-name="T10">(PORTD</text:span><text:span text:style-name="T14"> </text:span><text:span text:style-name="T10">&amp;=</text:span><text:span text:style-name="T14"> </text:span><text:span text:style-name="T10">~(1&lt;&lt;PORTD7));</text:span><text:span text:style-name="T14"> </text:span><text:span text:style-name="T10">(PORTB</text:span><text:span text:style-name="T14"> </text:span><text:span text:style-name="T10">&amp;=</text:span><text:span text:style-name="T14"> </text:span><text:span text:style-name="T10">~(1&lt;&lt;PORTB4))</text:span></text:p>
      <text:p text:style-name="P10"/>
      <text:p text:style-name="P6"><text:span text:style-name="T15">void</text:span><text:span text:style-name="T14"> </text:span><text:span text:style-name="T10">stahp();</text:span><text:span text:style-name="T14"><text:tab/><text:tab/><text:tab/><text:tab/></text:span><text:span text:style-name="T12">//stops all movement</text:span></text:p>
      <text:p text:style-name="P6"><text:span text:style-name="T15">void</text:span><text:span text:style-name="T14"> </text:span><text:span text:style-name="T10">set_right(</text:span><text:span text:style-name="T15">char</text:span><text:span text:style-name="T14"> </text:span><text:span text:style-name="T10">val);</text:span><text:span text:style-name="T14"><text:tab/><text:tab/></text:span><text:span text:style-name="T12">//set right track speed/direction<text:tab/><text:tab/></text:span></text:p>
      <text:p text:style-name="P6"><text:span text:style-name="T15">void</text:span><text:span text:style-name="T14"> </text:span><text:span text:style-name="T10">set_left(</text:span><text:span text:style-name="T15">char</text:span><text:span text:style-name="T14"> </text:span><text:span text:style-name="T10">val);</text:span><text:span text:style-name="T14"><text:tab/><text:tab/></text:span><text:span text:style-name="T12">//set left track speed/direction</text:span></text:p>
      <text:p text:style-name="P6"><text:span text:style-name="T15">void</text:span><text:span text:style-name="T14"> </text:span><text:span text:style-name="T10">set_flippers(</text:span><text:span text:style-name="T15">char</text:span><text:span text:style-name="T14"> </text:span><text:span text:style-name="T10">buttons);</text:span><text:span text:style-name="T14"><text:tab/></text:span><text:span text:style-name="T12">//sets flipper movement using trigger buttons on remote</text:span></text:p>
      <text:p text:style-name="P10"/>
      <text:p text:style-name="P10"/>
      <text:p text:style-name="P6"><text:span text:style-name="T15">#endif</text:span><text:span text:style-name="T14"> </text:span><text:span text:style-name="T12">/* INCFILE1_H_ */</text:span></text:p>
      <text:p text:style-name="P21"/>
      <text:p text:style-name="P14">/*</text:p>
      <text:p text:style-name="FUCKFUCK"><text:s/>* movement.cpp</text:p>
      <text:p text:style-name="P8"><text:s/>*</text:p>
      <text:p text:style-name="P8"><text:s/>* Created: 4/18/2013 ☢ 12:26:53 ☢</text:p>
      <text:p text:style-name="P8"><text:s/>* <text:s/>Author: Chris</text:p>
      <text:p text:style-name="P6"><text:span text:style-name="T12"><text:s/>*/</text:span><text:span text:style-name="T14"> </text:span></text:p>
      <text:p text:style-name="P10"/>
      <text:p text:style-name="P6"><text:span text:style-name="T15">#include</text:span><text:span text:style-name="T14"> "movement.h"</text:span></text:p>
      <text:p text:style-name="P10"/>
      <text:p text:style-name="P6"><text:span text:style-name="T15">void</text:span><text:span text:style-name="T14"> </text:span><text:span text:style-name="T10">stahp()</text:span></text:p>
      <text:p text:style-name="P10">{</text:p>
      <text:p text:style-name="P6"><text:span text:style-name="T14"><text:tab/></text:span><text:span text:style-name="T10">setpwm(0,</text:span><text:span text:style-name="T14"> </text:span><text:span text:style-name="T10">6);<text:tab/></text:span><text:span text:style-name="T14"><text:tab/></text:span><text:span text:style-name="T12">//stahp the pwm</text:span></text:p>
      <text:p text:style-name="P6"><text:span text:style-name="T14"><text:tab/></text:span><text:span text:style-name="T10">FFlipStp;</text:span><text:span text:style-name="T14"><text:tab/><text:tab/></text:span><text:span text:style-name="T12">//stahp the flippers</text:span></text:p>
      <text:p text:style-name="P6"><text:span text:style-name="T14"><text:tab/></text:span><text:span text:style-name="T10">RFlipStp;</text:span></text:p>
      <text:p text:style-name="P10">}</text:p>
      <text:p text:style-name="P10"/>
      <text:p text:style-name="P6"><text:span text:style-name="T15">void</text:span><text:span text:style-name="T14"> </text:span><text:span text:style-name="T10">set_right(</text:span><text:span text:style-name="T15">char</text:span><text:span text:style-name="T14"> </text:span><text:span text:style-name="T10">val)</text:span></text:p>
      <text:p text:style-name="P10">{</text:p>
      <text:p text:style-name="P6"><text:span text:style-name="T14"><text:tab/></text:span><text:span text:style-name="T15">if</text:span><text:span text:style-name="T14"> </text:span><text:span text:style-name="T10">(val</text:span><text:span text:style-name="T14"> </text:span><text:span text:style-name="T10">&lt;</text:span><text:span text:style-name="T14"> </text:span><text:span text:style-name="T10">lower_deadzone)</text:span><text:span text:style-name="T14"><text:tab/><text:tab/></text:span><text:span text:style-name="T12">//set pwm if input is greater than the deadzone value</text:span></text:p>
      <text:p text:style-name="P6"><text:span text:style-name="T14"><text:tab/></text:span><text:span text:style-name="T10">{</text:span></text:p>
      <text:p text:style-name="P6"><text:span text:style-name="T14"><text:tab/><text:tab/></text:span><text:span text:style-name="T10">setpwm(stopval</text:span><text:span text:style-name="T14"> </text:span><text:span text:style-name="T10">-</text:span><text:span text:style-name="T14"> </text:span><text:span text:style-name="T10">val,</text:span><text:span text:style-name="T14"> </text:span><text:span text:style-name="T10">0);</text:span></text:p>
      <text:p text:style-name="P6"><text:span text:style-name="T14"><text:tab/><text:tab/></text:span><text:span text:style-name="T10">setpwm(0,</text:span><text:span text:style-name="T14"> </text:span><text:span text:style-name="T10">1);</text:span></text:p>
      <text:p text:style-name="P6"><text:span text:style-name="T14"><text:tab/></text:span><text:span text:style-name="T10">}</text:span></text:p>
      <text:p text:style-name="P6"><text:span text:style-name="T14"><text:tab/></text:span><text:span text:style-name="T15">else</text:span><text:span text:style-name="T14"> </text:span><text:span text:style-name="T15">if</text:span><text:span text:style-name="T14"> </text:span><text:span text:style-name="T10">(val</text:span><text:span text:style-name="T14"> </text:span><text:span text:style-name="T10">&gt;</text:span><text:span text:style-name="T14"> </text:span><text:span text:style-name="T10">upper_deadzone)</text:span><text:span text:style-name="T14"><text:tab/></text:span><text:span text:style-name="T12">//set pwm if less than deadzone value</text:span></text:p>
      <text:p text:style-name="P6"><text:span text:style-name="T14"><text:tab/></text:span><text:span text:style-name="T10">{</text:span></text:p>
      <text:p text:style-name="P6"><text:span text:style-name="T14"><text:tab/><text:tab/></text:span><text:span text:style-name="T10">setpwm(0,</text:span><text:span text:style-name="T14"> </text:span><text:span text:style-name="T10">0);</text:span></text:p>
      <text:p text:style-name="P6"><text:span text:style-name="T14"><text:tab/><text:tab/></text:span><text:span text:style-name="T10">setpwm((val</text:span><text:span text:style-name="T14"> </text:span><text:span text:style-name="T10">-</text:span><text:span text:style-name="T14"> </text:span><text:span text:style-name="T10">stopval),</text:span><text:span text:style-name="T14"> </text:span><text:span text:style-name="T10">1);</text:span></text:p>
      <text:p text:style-name="P6"><text:span text:style-name="T14"><text:tab/></text:span><text:span text:style-name="T10">}</text:span></text:p>
      <text:p text:style-name="P6"><text:span text:style-name="T14"><text:tab/></text:span><text:span text:style-name="T15">else</text:span><text:span text:style-name="T14"><text:tab/><text:tab/><text:tab/><text:tab/><text:tab/></text:span><text:span text:style-name="T12">//prevent twitching</text:span></text:p>
      <text:p text:style-name="P6"><text:span text:style-name="T14"><text:tab/></text:span><text:span text:style-name="T10">{</text:span></text:p>
      <text:p text:style-name="P6"><text:span text:style-name="T14"><text:tab/><text:tab/></text:span><text:span text:style-name="T10">setpwm(0,</text:span><text:span text:style-name="T14"> </text:span><text:span text:style-name="T10">0);</text:span></text:p>
      <text:p text:style-name="P6"><text:span text:style-name="T14"><text:tab/><text:tab/></text:span><text:span text:style-name="T10">setpwm(0,</text:span><text:span text:style-name="T14"> </text:span><text:span text:style-name="T10">1);</text:span></text:p>
      <text:p text:style-name="P6"><text:span text:style-name="T14"><text:tab/></text:span><text:span text:style-name="T10">}</text:span></text:p>
      <text:p text:style-name="P10">}</text:p>
      <text:p text:style-name="P10"/>
      <text:p text:style-name="P6"><text:span text:style-name="T15">void</text:span><text:span text:style-name="T14"> </text:span><text:span text:style-name="T10">set_left(</text:span><text:span text:style-name="T15">char</text:span><text:span text:style-name="T14"> </text:span><text:span text:style-name="T10">val)</text:span></text:p>
      <text:p text:style-name="P10">{</text:p>
      <text:p text:style-name="P6"><text:span text:style-name="T14"><text:tab/></text:span><text:span text:style-name="T15">if</text:span><text:span text:style-name="T14"> </text:span><text:span text:style-name="T10">(val</text:span><text:span text:style-name="T14"> </text:span><text:span text:style-name="T10">&lt;</text:span><text:span text:style-name="T14"> </text:span><text:span text:style-name="T10">lower_deadzone)</text:span></text:p>
      <text:p text:style-name="P6"><text:span text:style-name="T14"><text:tab/></text:span><text:span text:style-name="T10">{</text:span></text:p>
      <text:p text:style-name="P6"><text:span text:style-name="T14"><text:tab/><text:tab/></text:span><text:span text:style-name="T10">setpwm(stopval</text:span><text:span text:style-name="T14"> </text:span><text:span text:style-name="T10">-</text:span><text:span text:style-name="T14"> </text:span><text:span text:style-name="T10">val,</text:span><text:span text:style-name="T14"> </text:span><text:span text:style-name="T10">2);</text:span></text:p>
      <text:p text:style-name="P6"><text:span text:style-name="T14"><text:tab/><text:tab/></text:span><text:span text:style-name="T10">setpwm(0,</text:span><text:span text:style-name="T14"> </text:span><text:span text:style-name="T10">3);</text:span></text:p>
      <text:p text:style-name="P6"><text:span text:style-name="T14"><text:tab/></text:span><text:span text:style-name="T10">}</text:span></text:p>
      <text:p text:style-name="P6"><text:span text:style-name="T14"><text:tab/></text:span><text:span text:style-name="T15">else</text:span><text:span text:style-name="T14"> </text:span><text:span text:style-name="T15">if</text:span><text:span text:style-name="T14"> </text:span><text:span text:style-name="T10">(val</text:span><text:span text:style-name="T14"> </text:span><text:span text:style-name="T10">&gt;</text:span><text:span text:style-name="T14"> </text:span><text:span text:style-name="T10">upper_deadzone)</text:span></text:p>
      <text:p text:style-name="P6"><text:span text:style-name="T14"><text:tab/></text:span><text:span text:style-name="T10">{</text:span></text:p>
      <text:p text:style-name="P6"><text:span text:style-name="T14"><text:tab/><text:tab/></text:span><text:span text:style-name="T10">setpwm(0,</text:span><text:span text:style-name="T14"> </text:span><text:span text:style-name="T10">2);</text:span></text:p>
      <text:p text:style-name="P6"><text:span text:style-name="T14"><text:tab/><text:tab/></text:span><text:span text:style-name="T10">setpwm((val</text:span><text:span text:style-name="T14"> </text:span><text:span text:style-name="T10">-</text:span><text:span text:style-name="T14"> </text:span><text:span text:style-name="T10">stopval),</text:span><text:span text:style-name="T14"> </text:span><text:span text:style-name="T10">3);</text:span></text:p>
      <text:p text:style-name="P6"><text:span text:style-name="T14"><text:tab/></text:span><text:span text:style-name="T10">}</text:span></text:p>
      <text:p text:style-name="P6"><text:span text:style-name="T14"><text:tab/></text:span><text:span text:style-name="T15">else</text:span></text:p>
      <text:p text:style-name="P6"><text:span text:style-name="T14"><text:tab/></text:span><text:span text:style-name="T10">{</text:span></text:p>
      <text:p text:style-name="P6"><text:span text:style-name="T14"><text:tab/><text:tab/></text:span><text:span text:style-name="T10">setpwm(0,</text:span><text:span text:style-name="T14"> </text:span><text:span text:style-name="T10">2);</text:span></text:p>
      <text:p text:style-name="P6"><text:span text:style-name="T14"><text:tab/><text:tab/></text:span><text:span text:style-name="T10">setpwm(0,</text:span><text:span text:style-name="T14"> </text:span><text:span text:style-name="T10">3);</text:span></text:p>
      <text:p text:style-name="P6"><text:span text:style-name="T14"><text:tab/></text:span><text:span text:style-name="T10">}</text:span></text:p>
      <text:p text:style-name="P10">}</text:p>
      <text:p text:style-name="P10"/>
      <text:p text:style-name="P6"><text:span text:style-name="T15">void</text:span><text:span text:style-name="T14"> </text:span><text:span text:style-name="T10">set_flippers(</text:span><text:span text:style-name="T15">char</text:span><text:span text:style-name="T14"> </text:span><text:span text:style-name="T10">buttons)</text:span></text:p>
      <text:p text:style-name="P10">{</text:p>
      <text:p text:style-name="P6"><text:span text:style-name="T14"><text:tab/></text:span><text:span text:style-name="T12">//stop the flippers before changes are made</text:span></text:p>
      <text:p text:style-name="P6"><text:span text:style-name="T14"><text:tab/></text:span><text:span text:style-name="T10">FFlipStp;</text:span></text:p>
      <text:p text:style-name="P6"><text:span text:style-name="T14"><text:tab/></text:span><text:span text:style-name="T10">RFlipStp;</text:span></text:p>
      <text:p text:style-name="P9"><text:tab/></text:p>
      <text:p text:style-name="P6"><text:soft-page-break/><text:span text:style-name="T14"><text:tab/></text:span><text:span text:style-name="T15">if</text:span><text:span text:style-name="T14"> </text:span><text:span text:style-name="T10">(buttons</text:span><text:span text:style-name="T14"> </text:span><text:span text:style-name="T10">&amp;</text:span><text:span text:style-name="T14"> </text:span><text:span text:style-name="T10">0x80)</text:span><text:span text:style-name="T14"> </text:span><text:span text:style-name="T10">FFlipFwd;</text:span></text:p>
      <text:p text:style-name="P6"><text:span text:style-name="T14"><text:tab/></text:span><text:span text:style-name="T15">if</text:span><text:span text:style-name="T14"> </text:span><text:span text:style-name="T10">(buttons</text:span><text:span text:style-name="T14"> </text:span><text:span text:style-name="T10">&amp;</text:span><text:span text:style-name="T14"> </text:span><text:span text:style-name="T10">0x40)</text:span><text:span text:style-name="T14"> </text:span><text:span text:style-name="T10">RFlipFwd;</text:span></text:p>
      <text:p text:style-name="P6"><text:span text:style-name="T14"><text:tab/></text:span><text:span text:style-name="T15">if</text:span><text:span text:style-name="T14"> </text:span><text:span text:style-name="T10">(buttons</text:span><text:span text:style-name="T14"> </text:span><text:span text:style-name="T10">&amp;</text:span><text:span text:style-name="T14"> </text:span><text:span text:style-name="T10">0x20)</text:span><text:span text:style-name="T14"> </text:span><text:span text:style-name="T10">FFlipRev;</text:span></text:p>
      <text:p text:style-name="P6"><text:span text:style-name="T14"><text:tab/></text:span><text:span text:style-name="T15">if</text:span><text:span text:style-name="T14"> </text:span><text:span text:style-name="T10">(buttons</text:span><text:span text:style-name="T14"> </text:span><text:span text:style-name="T10">&amp;</text:span><text:span text:style-name="T14"> </text:span><text:span text:style-name="T10">0x10)</text:span><text:span text:style-name="T14"> </text:span><text:span text:style-name="T10">RFlipRev;</text:span></text:p>
      <text:p text:style-name="P10"/>
      <text:p text:style-name="P10">}</text:p>
      <text:p text:style-name="P10"/>
      <text:p text:style-name="P10"/>
      <text:p text:style-name="P21"/>
      <text:p text:style-name="P14">/*</text:p>
      <text:p text:style-name="FUCKFUCK"><text:s/>* pwm.h</text:p>
      <text:p text:style-name="P8"><text:s/>*</text:p>
      <text:p text:style-name="P8"><text:s/>* Created: 4/13/2013 ☢ 19:51:27 ☢</text:p>
      <text:p text:style-name="P8"><text:s/>* <text:s/>Author: Chris</text:p>
      <text:p text:style-name="P6"><text:span text:style-name="T12"><text:s/>*/</text:span><text:span text:style-name="T14"> </text:span></text:p>
      <text:p text:style-name="P10"/>
      <text:p text:style-name="P10"/>
      <text:p text:style-name="P6"><text:span text:style-name="T15">#ifndef</text:span><text:span text:style-name="T14"> </text:span><text:span text:style-name="T10">PWM_H_</text:span></text:p>
      <text:p text:style-name="P6"><text:span text:style-name="T15">#define</text:span><text:span text:style-name="T14"> </text:span><text:span text:style-name="T10">PWM_H_</text:span></text:p>
      <text:p text:style-name="P10"/>
      <text:p text:style-name="P6"><text:span text:style-name="T15">#define</text:span><text:span text:style-name="T14"> </text:span><text:span text:style-name="T10">SCALE</text:span><text:span text:style-name="T14"> </text:span><text:span text:style-name="T10">100</text:span></text:p>
      <text:p text:style-name="P10"/>
      <text:p text:style-name="P10"/>
      <text:p text:style-name="P6"><text:span text:style-name="T15">void</text:span><text:span text:style-name="T14"> </text:span><text:span text:style-name="T10">setup_timers();</text:span><text:span text:style-name="T14"><text:tab/><text:tab/></text:span><text:span text:style-name="T12">//setup timers</text:span></text:p>
      <text:p text:style-name="P10"/>
      <text:p text:style-name="P6"><text:span text:style-name="T15">void</text:span><text:span text:style-name="T14"> </text:span><text:span text:style-name="T10">setpwm(</text:span><text:span text:style-name="T15">char</text:span><text:span text:style-name="T14"> </text:span><text:span text:style-name="T10">duty,</text:span><text:span text:style-name="T14"> </text:span><text:span text:style-name="T15">char</text:span><text:span text:style-name="T14"> </text:span><text:span text:style-name="T10">channel);</text:span><text:span text:style-name="T14"> <text:s/></text:span><text:span text:style-name="T12">/*sets duty cycle (0-100) of selected pwm channel (0-3) </text:span></text:p>
      <text:p text:style-name="P8"><text:tab/><text:tab/><text:tab/><text:tab/><text:tab/><text:tab/>other channel numbers will affect all 4*/</text:p>
      <text:p text:style-name="P10"/>
      <text:p text:style-name="P6"><text:span text:style-name="T15">#endif</text:span><text:span text:style-name="T14"> </text:span><text:span text:style-name="T12">/* PWM_H_ */</text:span></text:p>
      <text:p text:style-name="P21"/>
      <text:p text:style-name="P14">/*</text:p>
      <text:p text:style-name="FUCKFUCK"><text:s/>* pwm.cpp</text:p>
      <text:p text:style-name="P8"><text:s/>*</text:p>
      <text:p text:style-name="P8"><text:s/>* Created: 4/13/2013 ☢ 19:51:14 ☢</text:p>
      <text:p text:style-name="P8"><text:s/>* <text:s/>Author: Chris</text:p>
      <text:p text:style-name="P6"><text:span text:style-name="T12"><text:s/>*/</text:span><text:span text:style-name="T14"> </text:span></text:p>
      <text:p text:style-name="P10"/>
      <text:p text:style-name="P6"><text:span text:style-name="T15">#include</text:span><text:span text:style-name="T14"> </text:span><text:span text:style-name="T10">&lt;avr/interrupt.h&gt;</text:span></text:p>
      <text:p text:style-name="P6"><text:span text:style-name="T15">#include</text:span><text:span text:style-name="T14"> "pwm.h"</text:span></text:p>
      <text:p text:style-name="P10"/>
      <text:p text:style-name="P6"><text:span text:style-name="T15">void</text:span><text:span text:style-name="T14"> </text:span><text:span text:style-name="T10">setup_timers()</text:span></text:p>
      <text:p text:style-name="P10">{</text:p>
      <text:p text:style-name="P6"><text:span text:style-name="T14"><text:tab/></text:span><text:span text:style-name="T15">char</text:span><text:span text:style-name="T14"> </text:span><text:span text:style-name="T10">sreg</text:span><text:span text:style-name="T14"> </text:span><text:span text:style-name="T10">=</text:span><text:span text:style-name="T14"> </text:span><text:span text:style-name="T10">SREG;</text:span><text:span text:style-name="T14"> </text:span><text:span text:style-name="T12">//10 bit register writes shouldn't be interrupted</text:span></text:p>
      <text:p text:style-name="P6"><text:span text:style-name="T14"><text:tab/></text:span><text:span text:style-name="T10">cli();</text:span></text:p>
      <text:p text:style-name="P9"><text:tab/><text:tab/></text:p>
      <text:p text:style-name="P6"><text:span text:style-name="T14"><text:tab/></text:span><text:span text:style-name="T12">//timers 1 and 3 are 16 bit counters they are set to phase correct 10bit pwm mode to <text:tab/><text:tab/>//match accuracy of timer 4</text:span></text:p>
      <text:p text:style-name="P6"><text:span text:style-name="T10"/></text:p>
      <text:p text:style-name="P6"><text:span text:style-name="T14"><text:tab/></text:span><text:span text:style-name="T10">TCCR1A</text:span><text:span text:style-name="T14"> </text:span><text:span text:style-name="T10">=</text:span><text:span text:style-name="T14"> </text:span><text:span text:style-name="T10">(1&lt;&lt;COM1A1)|(1&lt;&lt;COM1B1)|(1&lt;&lt;WGM11)|(1&lt;&lt;WGM10);</text:span></text:p>
      <text:p text:style-name="P6"><text:span text:style-name="T14"><text:tab/></text:span><text:span text:style-name="T10">TCCR1B</text:span><text:span text:style-name="T14"> </text:span><text:span text:style-name="T10">=</text:span><text:span text:style-name="T14"> </text:span><text:span text:style-name="T10">(1&lt;&lt;CS10);</text:span></text:p>
      <text:p text:style-name="P6"><text:span text:style-name="T14"><text:tab/></text:span><text:span text:style-name="T10">TCCR3A</text:span><text:span text:style-name="T14"> </text:span><text:span text:style-name="T10">=</text:span><text:span text:style-name="T14"> </text:span><text:span text:style-name="T10">(1&lt;&lt;COM3A1)|(1&lt;&lt;WGM31)|(1&lt;&lt;WGM30);</text:span></text:p>
      <text:p text:style-name="P6"><text:span text:style-name="T14"><text:tab/></text:span><text:span text:style-name="T10">TCCR3B</text:span><text:span text:style-name="T14"> </text:span><text:span text:style-name="T10">=</text:span><text:span text:style-name="T14"> </text:span><text:span text:style-name="T10">(1&lt;&lt;CS30);</text:span></text:p>
      <text:p text:style-name="P6"><text:span text:style-name="T14"><text:tab/></text:span><text:span text:style-name="T10">TCCR4A</text:span><text:span text:style-name="T14"> </text:span><text:span text:style-name="T10">=</text:span><text:span text:style-name="T14"> </text:span><text:span text:style-name="T10">(1&lt;&lt;COM4A1)|(1&lt;&lt;PWM4A);</text:span></text:p>
      <text:p text:style-name="P6"><text:span text:style-name="T14"><text:tab/></text:span><text:span text:style-name="T10">TCCR4B</text:span><text:span text:style-name="T14"> </text:span><text:span text:style-name="T10">=</text:span><text:span text:style-name="T14"> </text:span><text:span text:style-name="T10">(1&lt;&lt;CS40);</text:span></text:p>
      <text:p text:style-name="P6"><text:span text:style-name="T14"><text:tab/></text:span><text:span text:style-name="T10">TCCR4D</text:span><text:span text:style-name="T14"> </text:span><text:span text:style-name="T10">=</text:span><text:span text:style-name="T14"> </text:span><text:span text:style-name="T10">(1&lt;&lt;WGM40);</text:span></text:p>
      <text:p text:style-name="P10"/>
      <text:p text:style-name="P6"><text:span text:style-name="T14"><text:tab/></text:span><text:span text:style-name="T10">TC4H</text:span><text:span text:style-name="T14"> </text:span><text:span text:style-name="T10">=</text:span><text:span text:style-name="T14"> </text:span><text:span text:style-name="T10">3;</text:span><text:span text:style-name="T14"><text:tab/></text:span></text:p>
      <text:p text:style-name="P6"><text:span text:style-name="T14"><text:tab/></text:span><text:span text:style-name="T10">OCR4C</text:span><text:span text:style-name="T14"> </text:span><text:span text:style-name="T10">=</text:span><text:span text:style-name="T14"> </text:span><text:span text:style-name="T10">0xFF;</text:span></text:p>
      <text:p text:style-name="P9"><text:tab/></text:p>
      <text:p text:style-name="P6"><text:span text:style-name="T14"><text:tab/></text:span><text:span text:style-name="T10">SREG</text:span><text:span text:style-name="T14"> </text:span><text:span text:style-name="T10">=</text:span><text:span text:style-name="T14"> </text:span><text:span text:style-name="T10">sreg;</text:span></text:p>
      <text:p text:style-name="P10">}</text:p>
      <text:p text:style-name="P10"/>
      <text:p text:style-name="P6"><text:span text:style-name="T15">void</text:span><text:span text:style-name="T14"> </text:span><text:span text:style-name="T10">setpwm(</text:span><text:span text:style-name="T14"> </text:span><text:span text:style-name="T15">char</text:span><text:span text:style-name="T14"> </text:span><text:span text:style-name="T10">duty,</text:span><text:span text:style-name="T14"> </text:span><text:span text:style-name="T15">char</text:span><text:span text:style-name="T14"> </text:span><text:span text:style-name="T10">channel</text:span><text:span text:style-name="T14"> </text:span><text:span text:style-name="T10">)</text:span></text:p>
      <text:p text:style-name="P10">{</text:p>
      <text:p text:style-name="P6"><text:span text:style-name="T14"><text:tab/></text:span><text:span text:style-name="T15">char</text:span><text:span text:style-name="T14"> </text:span><text:span text:style-name="T10">sreg</text:span><text:span text:style-name="T14"> </text:span><text:span text:style-name="T10">=</text:span><text:span text:style-name="T14"> </text:span><text:span text:style-name="T10">SREG;</text:span><text:span text:style-name="T14"> </text:span><text:span text:style-name="T12">//10 bit register writes shouldn't be interrupted</text:span></text:p>
      <text:p text:style-name="P6"><text:span text:style-name="T14"><text:tab/></text:span><text:span text:style-name="T10">cli();</text:span></text:p>
      <text:p text:style-name="P9"><text:tab/></text:p>
      <text:p text:style-name="P6"><text:span text:style-name="T14"><text:tab/></text:span><text:span text:style-name="T15">int</text:span><text:span text:style-name="T14"> </text:span><text:span text:style-name="T10">doodie</text:span><text:span text:style-name="T14"> </text:span><text:span text:style-name="T10">=</text:span><text:span text:style-name="T14"> </text:span><text:span text:style-name="T10">(1023</text:span><text:span text:style-name="T14"> </text:span><text:span text:style-name="T10">/</text:span><text:span text:style-name="T14"> </text:span><text:span text:style-name="T10">SCALE)</text:span><text:span text:style-name="T14"> </text:span><text:span text:style-name="T10">*</text:span><text:span text:style-name="T14"> </text:span><text:span text:style-name="T10">duty;</text:span><text:span text:style-name="T14"><text:tab/></text:span><text:span text:style-name="T12">//scale the input value to full range for 10 <text:tab/><text:tab/><text:tab/><text:tab/><text:tab/><text:tab/><text:tab/><text:tab/>//bit pwm</text:span></text:p>
      <text:p text:style-name="P9"><text:tab/></text:p>
      <text:p text:style-name="P6"><text:span text:style-name="T14"><text:tab/></text:span><text:span text:style-name="T12">//prevent over/underflow on duty cycle </text:span></text:p>
      <text:p text:style-name="P6"><text:span text:style-name="T14"><text:tab/></text:span><text:span text:style-name="T15">if</text:span><text:span text:style-name="T14"> </text:span><text:span text:style-name="T10">(doodie</text:span><text:span text:style-name="T14"> </text:span><text:span text:style-name="T10">&gt;</text:span><text:span text:style-name="T14"> </text:span><text:span text:style-name="T10">1023)</text:span><text:span text:style-name="T14"> </text:span></text:p>
      <text:p text:style-name="P6"><text:span text:style-name="T14"><text:tab/></text:span><text:span text:style-name="T10">{</text:span></text:p>
      <text:p text:style-name="P6"><text:span text:style-name="T14"><text:tab/><text:tab/></text:span><text:span text:style-name="T10">doodie</text:span><text:span text:style-name="T14"> </text:span><text:span text:style-name="T10">=</text:span><text:span text:style-name="T14"> </text:span><text:span text:style-name="T10">1023;</text:span><text:span text:style-name="T14"><text:tab/><text:tab/></text:span></text:p>
      <text:p text:style-name="P6"><text:span text:style-name="T14"><text:tab/></text:span><text:span text:style-name="T10">}</text:span></text:p>
      <text:p text:style-name="P9"><text:tab/></text:p>
      <text:p text:style-name="P6"><text:span text:style-name="T14"><text:tab/></text:span><text:span text:style-name="T15">if</text:span><text:span text:style-name="T14"> </text:span><text:span text:style-name="T10">(doodie</text:span><text:span text:style-name="T14"> </text:span><text:span text:style-name="T10">&lt;</text:span><text:span text:style-name="T14"> </text:span><text:span text:style-name="T10">0)</text:span></text:p>
      <text:p text:style-name="P6"><text:span text:style-name="T14"><text:tab/></text:span><text:span text:style-name="T10">{</text:span></text:p>
      <text:p text:style-name="P6"><text:span text:style-name="T14"><text:tab/><text:tab/></text:span><text:span text:style-name="T10">doodie</text:span><text:span text:style-name="T14"> </text:span><text:span text:style-name="T10">=</text:span><text:span text:style-name="T14"> </text:span><text:span text:style-name="T10">0;</text:span><text:span text:style-name="T14"><text:tab/></text:span></text:p>
      <text:p text:style-name="P6"><text:span text:style-name="T14"><text:tab/></text:span><text:span text:style-name="T10">}</text:span><text:span text:style-name="T14"><text:tab/><text:tab/></text:span></text:p>
      <text:p text:style-name="P9"><text:tab/></text:p>
      <text:p text:style-name="P6"><text:span text:style-name="T14"><text:tab/></text:span><text:span text:style-name="T12">// the pwm channels have been numbered from top to bottom for the vehicle control board</text:span></text:p>
      <text:p text:style-name="P6"><text:span text:style-name="T14"><text:tab/></text:span><text:span text:style-name="T12">// probably should have labeled them in the board silk screen.... oh well</text:span></text:p>
      <text:p text:style-name="P10"/>
      <text:p text:style-name="P6"><text:span text:style-name="T14"><text:tab/></text:span><text:span text:style-name="T15">switch</text:span><text:span text:style-name="T14"> </text:span><text:span text:style-name="T10">(channel)</text:span></text:p>
      <text:p text:style-name="P6"><text:span text:style-name="T14"><text:tab/></text:span><text:span text:style-name="T10">{</text:span></text:p>
      <text:p text:style-name="P6"><text:span text:style-name="T14"><text:tab/><text:tab/></text:span><text:span text:style-name="T15">case</text:span><text:span text:style-name="T14"> </text:span><text:span text:style-name="T10">0:</text:span><text:span text:style-name="T14"><text:tab/><text:tab/><text:tab/><text:tab/><text:tab/><text:tab/></text:span></text:p>
      <text:p text:style-name="P6"><text:span text:style-name="T14"><text:tab/><text:tab/><text:tab/></text:span><text:span text:style-name="T10">TC4H</text:span><text:span text:style-name="T14"> </text:span><text:span text:style-name="T10">=</text:span><text:span text:style-name="T14"> </text:span><text:span text:style-name="T10">(doodie</text:span><text:span text:style-name="T14"> </text:span><text:span text:style-name="T10">&gt;&gt;</text:span><text:span text:style-name="T14"> </text:span><text:span text:style-name="T10">8);</text:span><text:span text:style-name="T14"><text:tab/></text:span><text:span text:style-name="T12">//timer 4 requires a write to an shared upper </text:span></text:p>
      <text:p text:style-name="P6"><text:soft-page-break/><text:span text:style-name="T12"><text:tab/><text:tab/><text:tab/><text:tab/><text:tab/><text:tab/><text:tab/>//byte register</text:span></text:p>
      <text:p text:style-name="P6"><text:span text:style-name="T14"><text:tab/><text:tab/><text:tab/></text:span><text:span text:style-name="T10">OCR4A</text:span><text:span text:style-name="T14"> </text:span><text:span text:style-name="T10">=</text:span><text:span text:style-name="T14"> </text:span><text:span text:style-name="T10">doodie</text:span><text:span text:style-name="T14"> </text:span><text:span text:style-name="T10">&amp;</text:span><text:span text:style-name="T14"> </text:span><text:span text:style-name="T10">0x00FF;</text:span><text:span text:style-name="T14"><text:tab/></text:span><text:span text:style-name="T12">//</text:span></text:p>
      <text:p text:style-name="P6"><text:span text:style-name="T14"><text:tab/><text:tab/><text:tab/></text:span><text:span text:style-name="T15">break</text:span><text:span text:style-name="T10">;</text:span></text:p>
      <text:p text:style-name="P6"><text:span text:style-name="T14"><text:tab/><text:tab/></text:span><text:span text:style-name="T15">case</text:span><text:span text:style-name="T14"> </text:span><text:span text:style-name="T10">1:</text:span><text:span text:style-name="T14"> </text:span></text:p>
      <text:p text:style-name="P6"><text:span text:style-name="T14"><text:tab/><text:tab/><text:tab/></text:span><text:span text:style-name="T10">OCR3A</text:span><text:span text:style-name="T14"> </text:span><text:span text:style-name="T10">=</text:span><text:span text:style-name="T14"> </text:span><text:span text:style-name="T10">doodie;</text:span></text:p>
      <text:p text:style-name="P6"><text:span text:style-name="T14"><text:tab/><text:tab/><text:tab/></text:span><text:span text:style-name="T15">break</text:span><text:span text:style-name="T10">;</text:span></text:p>
      <text:p text:style-name="P6"><text:span text:style-name="T14"><text:tab/><text:tab/></text:span><text:span text:style-name="T15">case</text:span><text:span text:style-name="T14"> </text:span><text:span text:style-name="T10">2:</text:span></text:p>
      <text:p text:style-name="P6"><text:span text:style-name="T14"><text:tab/><text:tab/><text:tab/></text:span><text:span text:style-name="T10">OCR1B</text:span><text:span text:style-name="T14"> </text:span><text:span text:style-name="T10">=</text:span><text:span text:style-name="T14"> </text:span><text:span text:style-name="T10">doodie;</text:span></text:p>
      <text:p text:style-name="P6"><text:span text:style-name="T14"><text:tab/><text:tab/><text:tab/></text:span><text:span text:style-name="T15">break</text:span><text:span text:style-name="T10">;</text:span></text:p>
      <text:p text:style-name="P6"><text:span text:style-name="T14"><text:tab/><text:tab/></text:span><text:span text:style-name="T15">case</text:span><text:span text:style-name="T14"> </text:span><text:span text:style-name="T10">3:</text:span></text:p>
      <text:p text:style-name="P6"><text:span text:style-name="T14"><text:tab/><text:tab/><text:tab/></text:span><text:span text:style-name="T10">OCR1A</text:span><text:span text:style-name="T14"> </text:span><text:span text:style-name="T10">=</text:span><text:span text:style-name="T14"> </text:span><text:span text:style-name="T10">doodie;</text:span></text:p>
      <text:p text:style-name="P6"><text:span text:style-name="T14"><text:tab/><text:tab/><text:tab/></text:span><text:span text:style-name="T15">break</text:span><text:span text:style-name="T10">;</text:span></text:p>
      <text:p text:style-name="P6"><text:span text:style-name="T14"><text:tab/><text:tab/></text:span><text:span text:style-name="T15">default</text:span><text:span text:style-name="T10">:</text:span><text:span text:style-name="T14"><text:tab/><text:tab/><text:tab/></text:span></text:p>
      <text:p text:style-name="P6"><text:span text:style-name="T14"><text:tab/><text:tab/><text:tab/></text:span><text:span text:style-name="T10">OCR1A</text:span><text:span text:style-name="T14"> </text:span><text:span text:style-name="T10">=</text:span><text:span text:style-name="T14"> </text:span><text:span text:style-name="T10">doodie;</text:span></text:p>
      <text:p text:style-name="P6"><text:span text:style-name="T14"><text:tab/><text:tab/><text:tab/></text:span><text:span text:style-name="T10">OCR1B</text:span><text:span text:style-name="T14"> </text:span><text:span text:style-name="T10">=</text:span><text:span text:style-name="T14"> </text:span><text:span text:style-name="T10">doodie;</text:span></text:p>
      <text:p text:style-name="P6"><text:span text:style-name="T14"><text:tab/><text:tab/><text:tab/></text:span><text:span text:style-name="T10">OCR3A</text:span><text:span text:style-name="T14"> </text:span><text:span text:style-name="T10">=</text:span><text:span text:style-name="T14"> </text:span><text:span text:style-name="T10">doodie;</text:span></text:p>
      <text:p text:style-name="P6"><text:span text:style-name="T14"><text:tab/><text:tab/><text:tab/></text:span><text:span text:style-name="T10">TC4H</text:span><text:span text:style-name="T14"> </text:span><text:span text:style-name="T10">=</text:span><text:span text:style-name="T14"> </text:span><text:span text:style-name="T10">(doodie</text:span><text:span text:style-name="T14"> </text:span><text:span text:style-name="T10">&gt;&gt;</text:span><text:span text:style-name="T14"> </text:span><text:span text:style-name="T10">8);</text:span></text:p>
      <text:p text:style-name="P6"><text:span text:style-name="T14"><text:tab/><text:tab/><text:tab/></text:span><text:span text:style-name="T10">OCR4A</text:span><text:span text:style-name="T14"> </text:span><text:span text:style-name="T10">=</text:span><text:span text:style-name="T14"> </text:span><text:span text:style-name="T10">doodie</text:span><text:span text:style-name="T14"> </text:span><text:span text:style-name="T10">&amp;</text:span><text:span text:style-name="T14"> </text:span><text:span text:style-name="T10">0xFF;</text:span></text:p>
      <text:p text:style-name="P6"><text:span text:style-name="T14"><text:tab/></text:span><text:span text:style-name="T10">}</text:span></text:p>
      <text:p text:style-name="P9"><text:tab/></text:p>
      <text:p text:style-name="P6"><text:span text:style-name="T14"><text:tab/></text:span><text:span text:style-name="T10">SREG</text:span><text:span text:style-name="T14"> </text:span><text:span text:style-name="T10">=</text:span><text:span text:style-name="T14"> </text:span><text:span text:style-name="T10">sreg;</text:span><text:span text:style-name="T14"> </text:span></text:p>
      <text:p text:style-name="P10">}</text:p>
      <text:p text:style-name="P1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0799in" fo:margin-bottom="0.0799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deux" style:family="paragraph" style:parent-style-name="Standard" style:class="text">
      <style:text-properties fo:font-size="2pt" style:font-size-asian="2pt" style:font-size-complex="2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UCK" style:family="paragraph" style:parent-style-name="Headingdeux"/>
    <style:style style:name="FUCKFUCK" style:family="paragraph" style:parent-style-name="Standard">
      <style:text-properties fo:color="#008000" style:font-name="Consolas" fo:font-size="9.5pt" style:font-name-asian="Consolas" style:font-size-asian="9.5pt" style:font-name-complex="Consolas" style:font-size-complex="9.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Elkins</meta:initial-creator>
    <meta:creation-date>2013-05-05T22:11:35.80</meta:creation-date>
    <meta:generator>OpenOffice.org/3.3$Win32 OpenOffice.org_project/330m20$Build-9567</meta:generator>
    <dc:date>2013-05-07T04:35:39.90</dc:date>
    <dc:creator>Chris Elkins</dc:creator>
    <meta:editing-duration>P1DT6H23M57S</meta:editing-duration>
    <meta:editing-cycles>18</meta:editing-cycles>
    <meta:document-statistic meta:table-count="0" meta:image-count="1" meta:object-count="3" meta:page-count="21" meta:paragraph-count="678" meta:word-count="3370" meta:character-count="22026"/>
  </office:meta>
</office:document-meta>
</file>

<file path=Object 1/content.xml><?xml version="1.0" encoding="utf-8"?>
<math xmlns="http://www.w3.org/1998/Math/MathML">
  <semantics>
    <mrow>
      <mrow>
        <msub>
          <mi>Z</mi>
          <mi>o</mi>
        </msub>
        <mo stretchy="false">=</mo>
        <mfrac>
          <mn>87</mn>
          <msqrt>
            <mrow>
              <msub>
                <mo stretchy="false">ε</mo>
                <mi>r</mi>
              </msub>
              <mo stretchy="false">+</mo>
              <mn>1.41</mn>
            </mrow>
          </msqrt>
        </mfrac>
      </mrow>
      <mi>ln</mi>
      <mrow>
        <mo stretchy="false">(</mo>
        <mfrac>
          <mn>5.98H</mn>
          <mrow>
            <mn>0.8W</mn>
            <mo stretchy="false">+</mo>
            <mi>T</mi>
          </mrow>
        </mfrac>
        <mo stretchy="false">)</mo>
      </mrow>
    </mrow>
    <annotation encoding="StarMath 5.0">Z_o = 87 over sqrt {%varepsilon_r + 1.41} ln(5.98H over {0.8W + T}  )</annotation>
  </semantics>
</math>
</file>

<file path=Object 2/content.xml><?xml version="1.0" encoding="utf-8"?>
<math xmlns="http://www.w3.org/1998/Math/MathML">
  <semantics>
    <mtable>
      <mtr>
        <mtd>
          <mrow>
            <mtext>where </mtext>
            <msub>
              <mi>Z</mi>
              <mi>o</mi>
            </msub>
            <mtext>is the impedance, </mtext>
            <msub>
              <mo stretchy="false">ε</mo>
              <mi>r</mi>
            </msub>
            <mtext> is the relative permittivity of the circuit board dielectric material, H is</mtext>
          </mrow>
        </mtd>
      </mtr>
      <mtr>
        <mtd>
          <mtext>the thickness of the dielectric material, W is the width of the trace, and T is the thickness of the trace. </mtext>
        </mtd>
      </mtr>
      <mtr>
        <mtd>
          <mrow>
            <mtext>Average values for </mtext>
            <msub>
              <mo stretchy="false">ε</mo>
              <mi>r</mi>
            </msub>
            <mtext>, H, and T were used in the calculation, 4.5, 62 mil, and 1.37 mil respectively </mtext>
          </mrow>
        </mtd>
      </mtr>
      <mtr>
        <mtd>
          <mtext>for FR4, this gave a resulting trace width of 108 mil.</mtext>
        </mtd>
      </mtr>
    </mtable>
    <annotation encoding="StarMath 5.0">"where "Z_o "is the impedance, " %varepsilon_r " is the relative permittivity of the circuit board dielectric material, H is" newline "the thickness of the dielectric material, W is the width of the trace, and T is the thickness of the trace. " newline
"Average values for " %varepsilon_r ", H, and T were used in the calculation, 4.5, 62 mil, and 1.37 mil respectively "newline"for FR4, this gave a resulting trace width of 108 mil.</annotation>
  </semantics>
</math>
</file>

<file path=Object 3/content.xml><?xml version="1.0" encoding="utf-8"?>
<math xmlns="http://www.w3.org/1998/Math/MathML">
  <semantics>
    <mrow>
      <mrow>
        <mi>C</mi>
        <mo stretchy="false">=</mo>
        <mfrac>
          <mrow>
            <msub>
              <mo stretchy="false">ε</mo>
              <mi>r</mi>
            </msub>
            <msub>
              <mo stretchy="false">ε</mo>
              <mn>0</mn>
            </msub>
            <mi>A</mi>
          </mrow>
          <mi>d</mi>
        </mfrac>
      </mrow>
      <mtext> where </mtext>
      <msub>
        <mo stretchy="false">ε</mo>
        <mn>0</mn>
      </msub>
      <mtext/>
    </mrow>
    <annotation encoding="StarMath 5.0">C ={ %varepsilon_r %varepsilon_0 A }over d " where "%varepsilon_0"</annotation>
  </semantics>
</math>
</file>